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train_exp" table:style-name="ta1">
        <table:shapes>
          <draw:frame draw:z-index="0" draw:style-name="gr1" draw:text-style-name="P1" svg:width="15.999cm" svg:height="8.999cm" svg:x="16.741cm" svg:y="5.968cm">
            <draw:object draw:notify-on-update-of-ranges="data_train_exp.I2:data_train_exp.I2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8.149cm">
            <draw:object draw:notify-on-update-of-ranges="data_train_exp.B1:data_train_exp.B1 data_train_exp.B2:data_train_exp.B2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1.578cm" svg:y="100.345cm">
            <draw:object draw:notify-on-update-of-ranges="data_train_exp.I204:data_train_exp.I244 data_train_exp.J204:data_train_exp.J2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"/>
          <table:table-cell table:style-name="ce1" table:formula="of:=-30.718193/16.58794" office:value-type="float" office:value="-1.85183892635252" calcext:value-type="float">
            <text:p>-1.85E+00</text:p>
          </table:table-cell>
          <table:table-cell table:style-name="ce1" table:formula="of:=2.3686674/16.58794" office:value-type="float" office:value="0.142794548328484" calcext:value-type="float">
            <text:p>1.43E-01</text:p>
          </table:table-cell>
          <table:table-cell table:style-name="ce1" table:formula="of:=-21.577845/16.58794" office:value-type="float" office:value="-1.30081523082432" calcext:value-type="float">
            <text:p>-1.30E+00</text:p>
          </table:table-cell>
          <table:table-cell table:style-name="ce1" table:formula="of:=2.2699766/16.58794" office:value-type="float" office:value="0.136844997027961" calcext:value-type="float">
            <text:p>1.37E-01</text:p>
          </table:table-cell>
          <table:table-cell table:number-columns-repeated="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2395.87211" calcext:value-type="float">
            <text:p>32395.87211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E2]*[.E2]" office:value-type="float" office:value="400" calcext:value-type="float">
            <text:p>400</text:p>
          </table:table-cell>
          <table:table-cell table:formula="of:=[.F2]*[.E2]" office:value-type="float" office:value="-8000" calcext:value-type="float">
            <text:p>-8000</text:p>
          </table:table-cell>
          <table:table-cell table:formula="of:=[.G2]*[.E2]" office:value-type="float" office:value="160000" calcext:value-type="float">
            <text:p>160000</text:p>
          </table:table-cell>
          <table:table-cell table:formula="of:=[.E$1]*([.E2])+([.F$1]*[.F2])+([.G$1]*[.G2])+([.H$1]*[.H2])+[.$D$1]" office:value-type="float" office:value="32395.8759689268" calcext:value-type="float">
            <text:p>32395.8759689268</text:p>
          </table:table-cell>
          <table:table-cell/>
          <table:table-cell office:value-type="string" calcext:value-type="string">
            <text:p>corrects</text:p>
          </table:table-cell>
          <table:table-cell table:number-columns-repeated="3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31225.13644" calcext:value-type="float">
            <text:p>31225.13644</text:p>
          </table:table-cell>
          <table:table-cell table:number-columns-repeated="2"/>
          <table:table-cell office:value-type="float" office:value="-19.8" calcext:value-type="float">
            <text:p>-19.8</text:p>
          </table:table-cell>
          <table:table-cell table:formula="of:=[.E3]*[.E3]" office:value-type="float" office:value="392.04" calcext:value-type="float">
            <text:p>392.04</text:p>
          </table:table-cell>
          <table:table-cell table:formula="of:=[.F3]*[.E3]" office:value-type="float" office:value="-7762.392" calcext:value-type="float">
            <text:p>-7762.392</text:p>
          </table:table-cell>
          <table:table-cell table:formula="of:=[.G3]*[.E3]" office:value-type="float" office:value="153695.3616" calcext:value-type="float">
            <text:p>153695.3616</text:p>
          </table:table-cell>
          <table:table-cell table:formula="of:=[.E$1]*([.E3])+([.F$1]*[.F3])+([.G$1]*[.G3])+([.H$1]*[.H3])+[.$D$1]" office:value-type="float" office:value="31222.5266280608" calcext:value-type="float">
            <text:p>31222.5266280608</text:p>
          </table:table-cell>
          <table:table-cell/>
          <table:table-cell table:style-name="ce1" office:value-type="float" office:value="-87.18061" calcext:value-type="float">
            <text:p>-8.72E+01</text:p>
          </table:table-cell>
          <table:table-cell table:style-name="ce1" office:value-type="float" office:value="5.534248" calcext:value-type="float">
            <text:p>5.53E+00</text:p>
          </table:table-cell>
          <table:table-cell table:style-name="ce1" office:value-type="float" office:value="-66.17958" calcext:value-type="float">
            <text:p>-6.62E+01</text:p>
          </table:table-cell>
          <table:table-cell table:style-name="ce1" office:value-type="float" office:value="2.877659" calcext:value-type="float">
            <text:p>2.88E+00</text:p>
          </table:table-cell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30179.8187" calcext:value-type="float">
            <text:p>30179.8187</text:p>
          </table:table-cell>
          <table:table-cell table:number-columns-repeated="2"/>
          <table:table-cell office:value-type="float" office:value="-19.6" calcext:value-type="float">
            <text:p>-19.6</text:p>
          </table:table-cell>
          <table:table-cell table:formula="of:=[.E4]*[.E4]" office:value-type="float" office:value="384.16" calcext:value-type="float">
            <text:p>384.16</text:p>
          </table:table-cell>
          <table:table-cell table:formula="of:=[.F4]*[.E4]" office:value-type="float" office:value="-7529.536" calcext:value-type="float">
            <text:p>-7529.536</text:p>
          </table:table-cell>
          <table:table-cell table:formula="of:=[.G4]*[.E4]" office:value-type="float" office:value="147578.9056" calcext:value-type="float">
            <text:p>147578.9056</text:p>
          </table:table-cell>
          <table:table-cell table:formula="of:=[.E$1]*([.E4])+([.F$1]*[.F4])+([.G$1]*[.G4])+([.H$1]*[.H4])+[.$D$1]" office:value-type="float" office:value="30081.1220047042" calcext:value-type="float">
            <text:p>30081.1220047042</text:p>
          </table:table-cell>
          <table:table-cell/>
          <table:table-cell table:style-name="ce1" office:value-type="float" office:value="-8.644789" calcext:value-type="float">
            <text:p>-8.64E+00</text:p>
          </table:table-cell>
          <table:table-cell table:style-name="ce1" office:value-type="float" office:value="0.3558917" calcext:value-type="float">
            <text:p>3.56E-01</text:p>
          </table:table-cell>
          <table:table-cell table:style-name="ce1" office:value-type="float" office:value="-7.62032" calcext:value-type="float">
            <text:p>-7.62E+00</text:p>
          </table:table-cell>
          <table:table-cell table:style-name="ce1" office:value-type="float" office:value="0.2934067" calcext:value-type="float">
            <text:p>2.93E-01</text:p>
          </table:table-cell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29086.06274" calcext:value-type="float">
            <text:p>29086.06274</text:p>
          </table:table-cell>
          <table:table-cell table:number-columns-repeated="2"/>
          <table:table-cell office:value-type="float" office:value="-19.4" calcext:value-type="float">
            <text:p>-19.4</text:p>
          </table:table-cell>
          <table:table-cell table:formula="of:=[.E5]*[.E5]" office:value-type="float" office:value="376.36" calcext:value-type="float">
            <text:p>376.36</text:p>
          </table:table-cell>
          <table:table-cell table:formula="of:=[.F5]*[.E5]" office:value-type="float" office:value="-7301.384" calcext:value-type="float">
            <text:p>-7301.384</text:p>
          </table:table-cell>
          <table:table-cell table:formula="of:=[.G5]*[.E5]" office:value-type="float" office:value="141646.8496" calcext:value-type="float">
            <text:p>141646.8496</text:p>
          </table:table-cell>
          <table:table-cell table:formula="of:=[.E$1]*([.E5])+([.F$1]*[.F5])+([.G$1]*[.G5])+([.H$1]*[.H5])+[.$D$1]" office:value-type="float" office:value="28971.0820572092" calcext:value-type="float">
            <text:p>28971.0820572092</text:p>
          </table:table-cell>
          <table:table-cell/>
          <table:table-cell table:style-name="ce1" office:value-type="float" office:value="-1599.4539" calcext:value-type="float">
            <text:p>-1.60E+03</text:p>
          </table:table-cell>
          <table:table-cell table:style-name="ce1" office:value-type="float" office:value="80.741844" calcext:value-type="float">
            <text:p>8.07E+01</text:p>
          </table:table-cell>
          <table:table-cell table:style-name="ce1" office:value-type="float" office:value="-3.131351" calcext:value-type="float">
            <text:p>-3.13E+00</text:p>
          </table:table-cell>
          <table:table-cell table:style-name="ce1" office:value-type="float" office:value="0.4629547" calcext:value-type="float">
            <text:p>4.63E-01</text:p>
          </table:table-cell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28092.29707" calcext:value-type="float">
            <text:p>28092.29707</text:p>
          </table:table-cell>
          <table:table-cell table:number-columns-repeated="2"/>
          <table:table-cell office:value-type="float" office:value="-19.2" calcext:value-type="float">
            <text:p>-19.2</text:p>
          </table:table-cell>
          <table:table-cell table:formula="of:=[.E6]*[.E6]" office:value-type="float" office:value="368.64" calcext:value-type="float">
            <text:p>368.64</text:p>
          </table:table-cell>
          <table:table-cell table:formula="of:=[.F6]*[.E6]" office:value-type="float" office:value="-7077.888" calcext:value-type="float">
            <text:p>-7077.888</text:p>
          </table:table-cell>
          <table:table-cell table:formula="of:=[.G6]*[.E6]" office:value-type="float" office:value="135895.4496" calcext:value-type="float">
            <text:p>135895.4496</text:p>
          </table:table-cell>
          <table:table-cell table:formula="of:=[.E$1]*([.E6])+([.F$1]*[.F6])+([.G$1]*[.G6])+([.H$1]*[.H6])+[.$D$1]" office:value-type="float" office:value="27891.8319987759" calcext:value-type="float">
            <text:p>27891.8319987759</text:p>
          </table:table-cell>
          <table:table-cell table:number-columns-repeated="5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27081.05471" calcext:value-type="float">
            <text:p>27081.05471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table:formula="of:=[.E7]*[.E7]" office:value-type="float" office:value="361" calcext:value-type="float">
            <text:p>361</text:p>
          </table:table-cell>
          <table:table-cell table:formula="of:=[.F7]*[.E7]" office:value-type="float" office:value="-6859" calcext:value-type="float">
            <text:p>-6859</text:p>
          </table:table-cell>
          <table:table-cell table:formula="of:=[.G7]*[.E7]" office:value-type="float" office:value="130321" calcext:value-type="float">
            <text:p>130321</text:p>
          </table:table-cell>
          <table:table-cell table:formula="of:=[.E$1]*([.E7])+([.F$1]*[.F7])+([.G$1]*[.G7])+([.H$1]*[.H7])+[.$D$1]" office:value-type="float" office:value="26842.8022974522" calcext:value-type="float">
            <text:p>26842.8022974522</text:p>
          </table:table-cell>
          <table:table-cell table:number-columns-repeated="5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26157.93961" calcext:value-type="float">
            <text:p>26157.93961</text:p>
          </table:table-cell>
          <table:table-cell table:number-columns-repeated="2"/>
          <table:table-cell office:value-type="float" office:value="-18.8" calcext:value-type="float">
            <text:p>-18.8</text:p>
          </table:table-cell>
          <table:table-cell table:formula="of:=[.E8]*[.E8]" office:value-type="float" office:value="353.44" calcext:value-type="float">
            <text:p>353.44</text:p>
          </table:table-cell>
          <table:table-cell table:formula="of:=[.F8]*[.E8]" office:value-type="float" office:value="-6644.672" calcext:value-type="float">
            <text:p>-6644.672</text:p>
          </table:table-cell>
          <table:table-cell table:formula="of:=[.G8]*[.E8]" office:value-type="float" office:value="124919.8336" calcext:value-type="float">
            <text:p>124919.8336</text:p>
          </table:table-cell>
          <table:table-cell table:formula="of:=[.E$1]*([.E8])+([.F$1]*[.F8])+([.G$1]*[.G8])+([.H$1]*[.H8])+[.$D$1]" office:value-type="float" office:value="25823.428676134" calcext:value-type="float">
            <text:p>25823.428676134</text:p>
          </table:table-cell>
          <table:table-cell table:number-columns-repeated="5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25161.71494" calcext:value-type="float">
            <text:p>25161.71494</text:p>
          </table:table-cell>
          <table:table-cell table:number-columns-repeated="2"/>
          <table:table-cell office:value-type="float" office:value="-18.6" calcext:value-type="float">
            <text:p>-18.6</text:p>
          </table:table-cell>
          <table:table-cell table:formula="of:=[.E9]*[.E9]" office:value-type="float" office:value="345.96" calcext:value-type="float">
            <text:p>345.96</text:p>
          </table:table-cell>
          <table:table-cell table:formula="of:=[.F9]*[.E9]" office:value-type="float" office:value="-6434.856" calcext:value-type="float">
            <text:p>-6434.856</text:p>
          </table:table-cell>
          <table:table-cell table:formula="of:=[.G9]*[.E9]" office:value-type="float" office:value="119688.3216" calcext:value-type="float">
            <text:p>119688.3216</text:p>
          </table:table-cell>
          <table:table-cell table:formula="of:=[.E$1]*([.E9])+([.F$1]*[.F9])+([.G$1]*[.G9])+([.H$1]*[.H9])+[.$D$1]" office:value-type="float" office:value="24833.1521125648" calcext:value-type="float">
            <text:p>24833.1521125648</text:p>
          </table:table-cell>
          <table:table-cell table:number-columns-repeated="5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24276.09019" calcext:value-type="float">
            <text:p>24276.09019</text:p>
          </table:table-cell>
          <table:table-cell table:number-columns-repeated="2"/>
          <table:table-cell office:value-type="float" office:value="-18.4" calcext:value-type="float">
            <text:p>-18.4</text:p>
          </table:table-cell>
          <table:table-cell table:formula="of:=[.E10]*[.E10]" office:value-type="float" office:value="338.56" calcext:value-type="float">
            <text:p>338.56</text:p>
          </table:table-cell>
          <table:table-cell table:formula="of:=[.F10]*[.E10]" office:value-type="float" office:value="-6229.504" calcext:value-type="float">
            <text:p>-6229.504</text:p>
          </table:table-cell>
          <table:table-cell table:formula="of:=[.G10]*[.E10]" office:value-type="float" office:value="114622.8736" calcext:value-type="float">
            <text:p>114622.8736</text:p>
          </table:table-cell>
          <table:table-cell table:formula="of:=[.E$1]*([.E10])+([.F$1]*[.F10])+([.G$1]*[.G10])+([.H$1]*[.H10])+[.$D$1]" office:value-type="float" office:value="23871.4188393364" calcext:value-type="float">
            <text:p>23871.4188393364</text:p>
          </table:table-cell>
          <table:table-cell table:number-columns-repeated="5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23310.47032" calcext:value-type="float">
            <text:p>23310.47032</text:p>
          </table:table-cell>
          <table:table-cell table:number-columns-repeated="2"/>
          <table:table-cell office:value-type="float" office:value="-18.2" calcext:value-type="float">
            <text:p>-18.2</text:p>
          </table:table-cell>
          <table:table-cell table:formula="of:=[.E11]*[.E11]" office:value-type="float" office:value="331.24" calcext:value-type="float">
            <text:p>331.24</text:p>
          </table:table-cell>
          <table:table-cell table:formula="of:=[.F11]*[.E11]" office:value-type="float" office:value="-6028.568" calcext:value-type="float">
            <text:p>-6028.568</text:p>
          </table:table-cell>
          <table:table-cell table:formula="of:=[.G11]*[.E11]" office:value-type="float" office:value="109719.9376" calcext:value-type="float">
            <text:p>109719.9376</text:p>
          </table:table-cell>
          <table:table-cell table:formula="of:=[.E$1]*([.E11])+([.F$1]*[.F11])+([.G$1]*[.G11])+([.H$1]*[.H11])+[.$D$1]" office:value-type="float" office:value="22937.6803438882" calcext:value-type="float">
            <text:p>22937.6803438882</text:p>
          </table:table-cell>
          <table:table-cell table:number-columns-repeated="5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2481.99176" calcext:value-type="float">
            <text:p>22481.99176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table:formula="of:=[.E12]*[.E12]" office:value-type="float" office:value="324" calcext:value-type="float">
            <text:p>324</text:p>
          </table:table-cell>
          <table:table-cell table:formula="of:=[.F12]*[.E12]" office:value-type="float" office:value="-5832" calcext:value-type="float">
            <text:p>-5832</text:p>
          </table:table-cell>
          <table:table-cell table:formula="of:=[.G12]*[.E12]" office:value-type="float" office:value="104976" calcext:value-type="float">
            <text:p>104976</text:p>
          </table:table-cell>
          <table:table-cell table:formula="of:=[.E$1]*([.E12])+([.F$1]*[.F12])+([.G$1]*[.G12])+([.H$1]*[.H12])+[.$D$1]" office:value-type="float" office:value="22031.3933685075" calcext:value-type="float">
            <text:p>22031.3933685075</text:p>
          </table:table-cell>
          <table:table-cell table:number-columns-repeated="5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21642.30533" calcext:value-type="float">
            <text:p>21642.30533</text:p>
          </table:table-cell>
          <table:table-cell table:number-columns-repeated="2"/>
          <table:table-cell office:value-type="float" office:value="-17.8" calcext:value-type="float">
            <text:p>-17.8</text:p>
          </table:table-cell>
          <table:table-cell table:formula="of:=[.E13]*[.E13]" office:value-type="float" office:value="316.84" calcext:value-type="float">
            <text:p>316.84</text:p>
          </table:table-cell>
          <table:table-cell table:formula="of:=[.F13]*[.E13]" office:value-type="float" office:value="-5639.752" calcext:value-type="float">
            <text:p>-5639.752</text:p>
          </table:table-cell>
          <table:table-cell table:formula="of:=[.G13]*[.E13]" office:value-type="float" office:value="100387.5856" calcext:value-type="float">
            <text:p>100387.5856</text:p>
          </table:table-cell>
          <table:table-cell table:formula="of:=[.E$1]*([.E13])+([.F$1]*[.F13])+([.G$1]*[.G13])+([.H$1]*[.H13])+[.$D$1]" office:value-type="float" office:value="21152.0199103296" calcext:value-type="float">
            <text:p>21152.0199103296</text:p>
          </table:table-cell>
          <table:table-cell table:number-columns-repeated="5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20765.96815" calcext:value-type="float">
            <text:p>20765.96815</text:p>
          </table:table-cell>
          <table:table-cell table:number-columns-repeated="2"/>
          <table:table-cell office:value-type="float" office:value="-17.6" calcext:value-type="float">
            <text:p>-17.6</text:p>
          </table:table-cell>
          <table:table-cell table:formula="of:=[.E14]*[.E14]" office:value-type="float" office:value="309.76" calcext:value-type="float">
            <text:p>309.76</text:p>
          </table:table-cell>
          <table:table-cell table:formula="of:=[.F14]*[.E14]" office:value-type="float" office:value="-5451.776" calcext:value-type="float">
            <text:p>-5451.776</text:p>
          </table:table-cell>
          <table:table-cell table:formula="of:=[.G14]*[.E14]" office:value-type="float" office:value="95951.2576" calcext:value-type="float">
            <text:p>95951.2576</text:p>
          </table:table-cell>
          <table:table-cell table:formula="of:=[.E$1]*([.E14])+([.F$1]*[.F14])+([.G$1]*[.G14])+([.H$1]*[.H14])+[.$D$1]" office:value-type="float" office:value="20299.0272213377" calcext:value-type="float">
            <text:p>20299.0272213377</text:p>
          </table:table-cell>
          <table:table-cell table:number-columns-repeated="5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20003.52782" calcext:value-type="float">
            <text:p>20003.52782</text:p>
          </table:table-cell>
          <table:table-cell table:number-columns-repeated="2"/>
          <table:table-cell office:value-type="float" office:value="-17.4" calcext:value-type="float">
            <text:p>-17.4</text:p>
          </table:table-cell>
          <table:table-cell table:formula="of:=[.E15]*[.E15]" office:value-type="float" office:value="302.76" calcext:value-type="float">
            <text:p>302.76</text:p>
          </table:table-cell>
          <table:table-cell table:formula="of:=[.F15]*[.E15]" office:value-type="float" office:value="-5268.024" calcext:value-type="float">
            <text:p>-5268.024</text:p>
          </table:table-cell>
          <table:table-cell table:formula="of:=[.G15]*[.E15]" office:value-type="float" office:value="91663.6176" calcext:value-type="float">
            <text:p>91663.6176</text:p>
          </table:table-cell>
          <table:table-cell table:formula="of:=[.E$1]*([.E15])+([.F$1]*[.F15])+([.G$1]*[.G15])+([.H$1]*[.H15])+[.$D$1]" office:value-type="float" office:value="19471.8878083627" calcext:value-type="float">
            <text:p>19471.8878083627</text:p>
          </table:table-cell>
          <table:table-cell table:number-columns-repeated="5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19230.85708" calcext:value-type="float">
            <text:p>19230.85708</text:p>
          </table:table-cell>
          <table:table-cell table:number-columns-repeated="2"/>
          <table:table-cell office:value-type="float" office:value="-17.2" calcext:value-type="float">
            <text:p>-17.2</text:p>
          </table:table-cell>
          <table:table-cell table:formula="of:=[.E16]*[.E16]" office:value-type="float" office:value="295.84" calcext:value-type="float">
            <text:p>295.84</text:p>
          </table:table-cell>
          <table:table-cell table:formula="of:=[.F16]*[.E16]" office:value-type="float" office:value="-5088.448" calcext:value-type="float">
            <text:p>-5088.448</text:p>
          </table:table-cell>
          <table:table-cell table:formula="of:=[.G16]*[.E16]" office:value-type="float" office:value="87521.3056" calcext:value-type="float">
            <text:p>87521.3056</text:p>
          </table:table-cell>
          <table:table-cell table:formula="of:=[.E$1]*([.E16])+([.F$1]*[.F16])+([.G$1]*[.G16])+([.H$1]*[.H16])+[.$D$1]" office:value-type="float" office:value="18670.0794330836" calcext:value-type="float">
            <text:p>18670.0794330836</text:p>
          </table:table-cell>
          <table:table-cell table:number-columns-repeated="5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8432.31531" calcext:value-type="float">
            <text:p>18432.3153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[.E17]*[.E17]" office:value-type="float" office:value="289" calcext:value-type="float">
            <text:p>289</text:p>
          </table:table-cell>
          <table:table-cell table:formula="of:=[.F17]*[.E17]" office:value-type="float" office:value="-4913" calcext:value-type="float">
            <text:p>-4913</text:p>
          </table:table-cell>
          <table:table-cell table:formula="of:=[.G17]*[.E17]" office:value-type="float" office:value="83521" calcext:value-type="float">
            <text:p>83521</text:p>
          </table:table-cell>
          <table:table-cell table:formula="of:=[.E$1]*([.E17])+([.F$1]*[.F17])+([.G$1]*[.G17])+([.H$1]*[.H17])+[.$D$1]" office:value-type="float" office:value="17893.0851120272" calcext:value-type="float">
            <text:p>17893.0851120272</text:p>
          </table:table-cell>
          <table:table-cell table:number-columns-repeated="5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17691.4353" calcext:value-type="float">
            <text:p>17691.4353</text:p>
          </table:table-cell>
          <table:table-cell table:number-columns-repeated="2"/>
          <table:table-cell office:value-type="float" office:value="-16.8" calcext:value-type="float">
            <text:p>-16.8</text:p>
          </table:table-cell>
          <table:table-cell table:formula="of:=[.E18]*[.E18]" office:value-type="float" office:value="282.24" calcext:value-type="float">
            <text:p>282.24</text:p>
          </table:table-cell>
          <table:table-cell table:formula="of:=[.F18]*[.E18]" office:value-type="float" office:value="-4741.632" calcext:value-type="float">
            <text:p>-4741.632</text:p>
          </table:table-cell>
          <table:table-cell table:formula="of:=[.G18]*[.E18]" office:value-type="float" office:value="79659.4176" calcext:value-type="float">
            <text:p>79659.4176</text:p>
          </table:table-cell>
          <table:table-cell table:formula="of:=[.E$1]*([.E18])+([.F$1]*[.F18])+([.G$1]*[.G18])+([.H$1]*[.H18])+[.$D$1]" office:value-type="float" office:value="17140.3931165681" calcext:value-type="float">
            <text:p>17140.3931165681</text:p>
          </table:table-cell>
          <table:table-cell table:number-columns-repeated="5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16999.79575" calcext:value-type="float">
            <text:p>16999.79575</text:p>
          </table:table-cell>
          <table:table-cell table:number-columns-repeated="2"/>
          <table:table-cell office:value-type="float" office:value="-16.6" calcext:value-type="float">
            <text:p>-16.6</text:p>
          </table:table-cell>
          <table:table-cell table:formula="of:=[.E19]*[.E19]" office:value-type="float" office:value="275.56" calcext:value-type="float">
            <text:p>275.56</text:p>
          </table:table-cell>
          <table:table-cell table:formula="of:=[.F19]*[.E19]" office:value-type="float" office:value="-4574.296" calcext:value-type="float">
            <text:p>-4574.296</text:p>
          </table:table-cell>
          <table:table-cell table:formula="of:=[.G19]*[.E19]" office:value-type="float" office:value="75933.3136" calcext:value-type="float">
            <text:p>75933.3136</text:p>
          </table:table-cell>
          <table:table-cell table:formula="of:=[.E$1]*([.E19])+([.F$1]*[.F19])+([.G$1]*[.G19])+([.H$1]*[.H19])+[.$D$1]" office:value-type="float" office:value="16411.4969729289" calcext:value-type="float">
            <text:p>16411.4969729289</text:p>
          </table:table-cell>
          <table:table-cell table:number-columns-repeated="5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16345.06946" calcext:value-type="float">
            <text:p>16345.06946</text:p>
          </table:table-cell>
          <table:table-cell table:number-columns-repeated="2"/>
          <table:table-cell office:value-type="float" office:value="-16.4" calcext:value-type="float">
            <text:p>-16.4</text:p>
          </table:table-cell>
          <table:table-cell table:formula="of:=[.E20]*[.E20]" office:value-type="float" office:value="268.96" calcext:value-type="float">
            <text:p>268.96</text:p>
          </table:table-cell>
          <table:table-cell table:formula="of:=[.F20]*[.E20]" office:value-type="float" office:value="-4410.944" calcext:value-type="float">
            <text:p>-4410.944</text:p>
          </table:table-cell>
          <table:table-cell table:formula="of:=[.G20]*[.E20]" office:value-type="float" office:value="72339.4816" calcext:value-type="float">
            <text:p>72339.4816</text:p>
          </table:table-cell>
          <table:table-cell table:formula="of:=[.E$1]*([.E20])+([.F$1]*[.F20])+([.G$1]*[.G20])+([.H$1]*[.H20])+[.$D$1]" office:value-type="float" office:value="15705.89546218" calcext:value-type="float">
            <text:p>15705.89546218</text:p>
          </table:table-cell>
          <table:table-cell table:number-columns-repeated="5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15589.90221" calcext:value-type="float">
            <text:p>15589.90221</text:p>
          </table:table-cell>
          <table:table-cell table:number-columns-repeated="2"/>
          <table:table-cell office:value-type="float" office:value="-16.2" calcext:value-type="float">
            <text:p>-16.2</text:p>
          </table:table-cell>
          <table:table-cell table:formula="of:=[.E21]*[.E21]" office:value-type="float" office:value="262.44" calcext:value-type="float">
            <text:p>262.44</text:p>
          </table:table-cell>
          <table:table-cell table:formula="of:=[.F21]*[.E21]" office:value-type="float" office:value="-4251.528" calcext:value-type="float">
            <text:p>-4251.528</text:p>
          </table:table-cell>
          <table:table-cell table:formula="of:=[.G21]*[.E21]" office:value-type="float" office:value="68874.7536" calcext:value-type="float">
            <text:p>68874.7536</text:p>
          </table:table-cell>
          <table:table-cell table:formula="of:=[.E$1]*([.E21])+([.F$1]*[.F21])+([.G$1]*[.G21])+([.H$1]*[.H21])+[.$D$1]" office:value-type="float" office:value="15023.0926202399" calcext:value-type="float">
            <text:p>15023.0926202399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4971.81738" calcext:value-type="float">
            <text:p>14971.81738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formula="of:=[.E22]*[.E22]" office:value-type="float" office:value="256" calcext:value-type="float">
            <text:p>256</text:p>
          </table:table-cell>
          <table:table-cell table:formula="of:=[.F22]*[.E22]" office:value-type="float" office:value="-4096" calcext:value-type="float">
            <text:p>-4096</text:p>
          </table:table-cell>
          <table:table-cell table:formula="of:=[.G22]*[.E22]" office:value-type="float" office:value="65536" calcext:value-type="float">
            <text:p>65536</text:p>
          </table:table-cell>
          <table:table-cell table:formula="of:=[.E$1]*([.E22])+([.F$1]*[.F22])+([.G$1]*[.G22])+([.H$1]*[.H22])+[.$D$1]" office:value-type="float" office:value="14362.5977378746" calcext:value-type="float">
            <text:p>14362.5977378746</text:p>
          </table:table-cell>
          <table:table-cell table:number-columns-repeated="5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14336.06962" calcext:value-type="float">
            <text:p>14336.06962</text:p>
          </table:table-cell>
          <table:table-cell table:number-columns-repeated="2"/>
          <table:table-cell office:value-type="float" office:value="-15.8" calcext:value-type="float">
            <text:p>-15.8</text:p>
          </table:table-cell>
          <table:table-cell table:formula="of:=[.E23]*[.E23]" office:value-type="float" office:value="249.64" calcext:value-type="float">
            <text:p>249.64</text:p>
          </table:table-cell>
          <table:table-cell table:formula="of:=[.F23]*[.E23]" office:value-type="float" office:value="-3944.312" calcext:value-type="float">
            <text:p>-3944.312</text:p>
          </table:table-cell>
          <table:table-cell table:formula="of:=[.G23]*[.E23]" office:value-type="float" office:value="62320.1296" calcext:value-type="float">
            <text:p>62320.1296</text:p>
          </table:table-cell>
          <table:table-cell table:formula="of:=[.E$1]*([.E23])+([.F$1]*[.F23])+([.G$1]*[.G23])+([.H$1]*[.H23])+[.$D$1]" office:value-type="float" office:value="13723.9253606984" calcext:value-type="float">
            <text:p>13723.9253606984</text:p>
          </table:table-cell>
          <table:table-cell table:number-columns-repeated="5"/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13765.33629" calcext:value-type="float">
            <text:p>13765.33629</text:p>
          </table:table-cell>
          <table:table-cell table:number-columns-repeated="2"/>
          <table:table-cell office:value-type="float" office:value="-15.6" calcext:value-type="float">
            <text:p>-15.6</text:p>
          </table:table-cell>
          <table:table-cell table:formula="of:=[.E24]*[.E24]" office:value-type="float" office:value="243.36" calcext:value-type="float">
            <text:p>243.36</text:p>
          </table:table-cell>
          <table:table-cell table:formula="of:=[.F24]*[.E24]" office:value-type="float" office:value="-3796.416" calcext:value-type="float">
            <text:p>-3796.416</text:p>
          </table:table-cell>
          <table:table-cell table:formula="of:=[.G24]*[.E24]" office:value-type="float" office:value="59224.0896" calcext:value-type="float">
            <text:p>59224.0896</text:p>
          </table:table-cell>
          <table:table-cell table:formula="of:=[.E$1]*([.E24])+([.F$1]*[.F24])+([.G$1]*[.G24])+([.H$1]*[.H24])+[.$D$1]" office:value-type="float" office:value="13106.5952891732" calcext:value-type="float">
            <text:p>13106.5952891732</text:p>
          </table:table-cell>
          <table:table-cell table:number-columns-repeated="5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13180.68885" calcext:value-type="float">
            <text:p>13180.68885</text:p>
          </table:table-cell>
          <table:table-cell table:number-columns-repeated="2"/>
          <table:table-cell office:value-type="float" office:value="-15.4" calcext:value-type="float">
            <text:p>-15.4</text:p>
          </table:table-cell>
          <table:table-cell table:formula="of:=[.E25]*[.E25]" office:value-type="float" office:value="237.16" calcext:value-type="float">
            <text:p>237.16</text:p>
          </table:table-cell>
          <table:table-cell table:formula="of:=[.F25]*[.E25]" office:value-type="float" office:value="-3652.264" calcext:value-type="float">
            <text:p>-3652.264</text:p>
          </table:table-cell>
          <table:table-cell table:formula="of:=[.G25]*[.E25]" office:value-type="float" office:value="56244.8656" calcext:value-type="float">
            <text:p>56244.8656</text:p>
          </table:table-cell>
          <table:table-cell table:formula="of:=[.E$1]*([.E25])+([.F$1]*[.F25])+([.G$1]*[.G25])+([.H$1]*[.H25])+[.$D$1]" office:value-type="float" office:value="12510.1325786089" calcext:value-type="float">
            <text:p>12510.1325786089</text:p>
          </table:table-cell>
          <table:table-cell table:number-columns-repeated="5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12609.1863" calcext:value-type="float">
            <text:p>12609.1863</text:p>
          </table:table-cell>
          <table:table-cell table:number-columns-repeated="2"/>
          <table:table-cell office:value-type="float" office:value="-15.2" calcext:value-type="float">
            <text:p>-15.2</text:p>
          </table:table-cell>
          <table:table-cell table:formula="of:=[.E26]*[.E26]" office:value-type="float" office:value="231.04" calcext:value-type="float">
            <text:p>231.04</text:p>
          </table:table-cell>
          <table:table-cell table:formula="of:=[.F26]*[.E26]" office:value-type="float" office:value="-3511.808" calcext:value-type="float">
            <text:p>-3511.808</text:p>
          </table:table-cell>
          <table:table-cell table:formula="of:=[.G26]*[.E26]" office:value-type="float" office:value="53379.4816" calcext:value-type="float">
            <text:p>53379.4816</text:p>
          </table:table-cell>
          <table:table-cell table:formula="of:=[.E$1]*([.E26])+([.F$1]*[.F26])+([.G$1]*[.G26])+([.H$1]*[.H26])+[.$D$1]" office:value-type="float" office:value="11934.0675391632" calcext:value-type="float">
            <text:p>11934.0675391632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1984.58817" calcext:value-type="float">
            <text:p>11984.58817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E27]*[.E27]" office:value-type="float" office:value="225" calcext:value-type="float">
            <text:p>225</text:p>
          </table:table-cell>
          <table:table-cell table:formula="of:=[.F27]*[.E27]" office:value-type="float" office:value="-3375" calcext:value-type="float">
            <text:p>-3375</text:p>
          </table:table-cell>
          <table:table-cell table:formula="of:=[.G27]*[.E27]" office:value-type="float" office:value="50625" calcext:value-type="float">
            <text:p>50625</text:p>
          </table:table-cell>
          <table:table-cell table:formula="of:=[.E$1]*([.E27])+([.F$1]*[.F27])+([.G$1]*[.G27])+([.H$1]*[.H27])+[.$D$1]" office:value-type="float" office:value="11377.9357358418" calcext:value-type="float">
            <text:p>11377.9357358418</text:p>
          </table:table-cell>
          <table:table-cell table:number-columns-repeated="5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11522.71687" calcext:value-type="float">
            <text:p>11522.71687</text:p>
          </table:table-cell>
          <table:table-cell table:number-columns-repeated="2"/>
          <table:table-cell office:value-type="float" office:value="-14.8" calcext:value-type="float">
            <text:p>-14.8</text:p>
          </table:table-cell>
          <table:table-cell table:formula="of:=[.E28]*[.E28]" office:value-type="float" office:value="219.04" calcext:value-type="float">
            <text:p>219.04</text:p>
          </table:table-cell>
          <table:table-cell table:formula="of:=[.F28]*[.E28]" office:value-type="float" office:value="-3241.792" calcext:value-type="float">
            <text:p>-3241.792</text:p>
          </table:table-cell>
          <table:table-cell table:formula="of:=[.G28]*[.E28]" office:value-type="float" office:value="47978.5216" calcext:value-type="float">
            <text:p>47978.5216</text:p>
          </table:table-cell>
          <table:table-cell table:formula="of:=[.E$1]*([.E28])+([.F$1]*[.F28])+([.G$1]*[.G28])+([.H$1]*[.H28])+[.$D$1]" office:value-type="float" office:value="10841.2779884983" calcext:value-type="float">
            <text:p>10841.2779884983</text:p>
          </table:table-cell>
          <table:table-cell table:number-columns-repeated="5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10996.97408" calcext:value-type="float">
            <text:p>10996.97408</text:p>
          </table:table-cell>
          <table:table-cell table:number-columns-repeated="2"/>
          <table:table-cell office:value-type="float" office:value="-14.6" calcext:value-type="float">
            <text:p>-14.6</text:p>
          </table:table-cell>
          <table:table-cell table:formula="of:=[.E29]*[.E29]" office:value-type="float" office:value="213.16" calcext:value-type="float">
            <text:p>213.16</text:p>
          </table:table-cell>
          <table:table-cell table:formula="of:=[.F29]*[.E29]" office:value-type="float" office:value="-3112.136" calcext:value-type="float">
            <text:p>-3112.136</text:p>
          </table:table-cell>
          <table:table-cell table:formula="of:=[.G29]*[.E29]" office:value-type="float" office:value="45437.1856" calcext:value-type="float">
            <text:p>45437.1856</text:p>
          </table:table-cell>
          <table:table-cell table:formula="of:=[.E$1]*([.E29])+([.F$1]*[.F29])+([.G$1]*[.G29])+([.H$1]*[.H29])+[.$D$1]" office:value-type="float" office:value="10323.6403718341" calcext:value-type="float">
            <text:p>10323.6403718341</text:p>
          </table:table-cell>
          <table:table-cell table:number-columns-repeated="5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10428.27404" calcext:value-type="float">
            <text:p>10428.27404</text:p>
          </table:table-cell>
          <table:table-cell table:number-columns-repeated="2"/>
          <table:table-cell office:value-type="float" office:value="-14.4" calcext:value-type="float">
            <text:p>-14.4</text:p>
          </table:table-cell>
          <table:table-cell table:formula="of:=[.E30]*[.E30]" office:value-type="float" office:value="207.36" calcext:value-type="float">
            <text:p>207.36</text:p>
          </table:table-cell>
          <table:table-cell table:formula="of:=[.F30]*[.E30]" office:value-type="float" office:value="-2985.984" calcext:value-type="float">
            <text:p>-2985.984</text:p>
          </table:table-cell>
          <table:table-cell table:formula="of:=[.G30]*[.E30]" office:value-type="float" office:value="42998.1696" calcext:value-type="float">
            <text:p>42998.1696</text:p>
          </table:table-cell>
          <table:table-cell table:formula="of:=[.E$1]*([.E30])+([.F$1]*[.F30])+([.G$1]*[.G30])+([.H$1]*[.H30])+[.$D$1]" office:value-type="float" office:value="9824.57421539838" calcext:value-type="float">
            <text:p>9824.57421539838</text:p>
          </table:table-cell>
          <table:table-cell table:number-columns-repeated="5"/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10017.34727" calcext:value-type="float">
            <text:p>10017.34727</text:p>
          </table:table-cell>
          <table:table-cell table:number-columns-repeated="2"/>
          <table:table-cell office:value-type="float" office:value="-14.2" calcext:value-type="float">
            <text:p>-14.2</text:p>
          </table:table-cell>
          <table:table-cell table:formula="of:=[.E31]*[.E31]" office:value-type="float" office:value="201.64" calcext:value-type="float">
            <text:p>201.64</text:p>
          </table:table-cell>
          <table:table-cell table:formula="of:=[.F31]*[.E31]" office:value-type="float" office:value="-2863.288" calcext:value-type="float">
            <text:p>-2863.288</text:p>
          </table:table-cell>
          <table:table-cell table:formula="of:=[.G31]*[.E31]" office:value-type="float" office:value="40658.6896" calcext:value-type="float">
            <text:p>40658.6896</text:p>
          </table:table-cell>
          <table:table-cell table:formula="of:=[.E$1]*([.E31])+([.F$1]*[.F31])+([.G$1]*[.G31])+([.H$1]*[.H31])+[.$D$1]" office:value-type="float" office:value="9343.63610358847" calcext:value-type="float">
            <text:p>9343.63610358847</text:p>
          </table:table-cell>
          <table:table-cell table:number-columns-repeated="5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478.861611" calcext:value-type="float">
            <text:p>9478.861611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formula="of:=[.E32]*[.E32]" office:value-type="float" office:value="196" calcext:value-type="float">
            <text:p>196</text:p>
          </table:table-cell>
          <table:table-cell table:formula="of:=[.F32]*[.E32]" office:value-type="float" office:value="-2744" calcext:value-type="float">
            <text:p>-2744</text:p>
          </table:table-cell>
          <table:table-cell table:formula="of:=[.G32]*[.E32]" office:value-type="float" office:value="38416" calcext:value-type="float">
            <text:p>38416</text:p>
          </table:table-cell>
          <table:table-cell table:formula="of:=[.E$1]*([.E32])+([.F$1]*[.F32])+([.G$1]*[.G32])+([.H$1]*[.H32])+[.$D$1]" office:value-type="float" office:value="8880.38787564942" calcext:value-type="float">
            <text:p>8880.38787564942</text:p>
          </table:table-cell>
          <table:table-cell table:number-columns-repeated="5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9088.839624" calcext:value-type="float">
            <text:p>9088.839624</text:p>
          </table:table-cell>
          <table:table-cell table:number-columns-repeated="2"/>
          <table:table-cell office:value-type="float" office:value="-13.8" calcext:value-type="float">
            <text:p>-13.8</text:p>
          </table:table-cell>
          <table:table-cell table:formula="of:=[.E33]*[.E33]" office:value-type="float" office:value="190.44" calcext:value-type="float">
            <text:p>190.44</text:p>
          </table:table-cell>
          <table:table-cell table:formula="of:=[.F33]*[.E33]" office:value-type="float" office:value="-2628.072" calcext:value-type="float">
            <text:p>-2628.072</text:p>
          </table:table-cell>
          <table:table-cell table:formula="of:=[.G33]*[.E33]" office:value-type="float" office:value="36267.3936" calcext:value-type="float">
            <text:p>36267.3936</text:p>
          </table:table-cell>
          <table:table-cell table:formula="of:=[.E$1]*([.E33])+([.F$1]*[.F33])+([.G$1]*[.G33])+([.H$1]*[.H33])+[.$D$1]" office:value-type="float" office:value="8434.39662567418" calcext:value-type="float">
            <text:p>8434.39662567418</text:p>
          </table:table-cell>
          <table:table-cell table:number-columns-repeated="5"/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8619.836264" calcext:value-type="float">
            <text:p>8619.836264</text:p>
          </table:table-cell>
          <table:table-cell table:number-columns-repeated="2"/>
          <table:table-cell office:value-type="float" office:value="-13.6" calcext:value-type="float">
            <text:p>-13.6</text:p>
          </table:table-cell>
          <table:table-cell table:formula="of:=[.E34]*[.E34]" office:value-type="float" office:value="184.96" calcext:value-type="float">
            <text:p>184.96</text:p>
          </table:table-cell>
          <table:table-cell table:formula="of:=[.F34]*[.E34]" office:value-type="float" office:value="-2515.456" calcext:value-type="float">
            <text:p>-2515.456</text:p>
          </table:table-cell>
          <table:table-cell table:formula="of:=[.G34]*[.E34]" office:value-type="float" office:value="34210.2016" calcext:value-type="float">
            <text:p>34210.2016</text:p>
          </table:table-cell>
          <table:table-cell table:formula="of:=[.E$1]*([.E34])+([.F$1]*[.F34])+([.G$1]*[.G34])+([.H$1]*[.H34])+[.$D$1]" office:value-type="float" office:value="8005.23470260361" calcext:value-type="float">
            <text:p>8005.23470260361</text:p>
          </table:table-cell>
          <table:table-cell table:number-columns-repeated="5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8163.93387" calcext:value-type="float">
            <text:p>8163.93387</text:p>
          </table:table-cell>
          <table:table-cell table:number-columns-repeated="2"/>
          <table:table-cell office:value-type="float" office:value="-13.4" calcext:value-type="float">
            <text:p>-13.4</text:p>
          </table:table-cell>
          <table:table-cell table:formula="of:=[.E35]*[.E35]" office:value-type="float" office:value="179.56" calcext:value-type="float">
            <text:p>179.56</text:p>
          </table:table-cell>
          <table:table-cell table:formula="of:=[.F35]*[.E35]" office:value-type="float" office:value="-2406.104" calcext:value-type="float">
            <text:p>-2406.104</text:p>
          </table:table-cell>
          <table:table-cell table:formula="of:=[.G35]*[.E35]" office:value-type="float" office:value="32241.7936" calcext:value-type="float">
            <text:p>32241.7936</text:p>
          </table:table-cell>
          <table:table-cell table:formula="of:=[.E$1]*([.E35])+([.F$1]*[.F35])+([.G$1]*[.G35])+([.H$1]*[.H35])+[.$D$1]" office:value-type="float" office:value="7592.47971022645" calcext:value-type="float">
            <text:p>7592.47971022645</text:p>
          </table:table-cell>
          <table:table-cell table:number-columns-repeated="5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7797.235354" calcext:value-type="float">
            <text:p>7797.235354</text:p>
          </table:table-cell>
          <table:table-cell table:number-columns-repeated="2"/>
          <table:table-cell office:value-type="float" office:value="-13.2" calcext:value-type="float">
            <text:p>-13.2</text:p>
          </table:table-cell>
          <table:table-cell table:formula="of:=[.E36]*[.E36]" office:value-type="float" office:value="174.24" calcext:value-type="float">
            <text:p>174.24</text:p>
          </table:table-cell>
          <table:table-cell table:formula="of:=[.F36]*[.E36]" office:value-type="float" office:value="-2299.968" calcext:value-type="float">
            <text:p>-2299.968</text:p>
          </table:table-cell>
          <table:table-cell table:formula="of:=[.G36]*[.E36]" office:value-type="float" office:value="30359.5776" calcext:value-type="float">
            <text:p>30359.5776</text:p>
          </table:table-cell>
          <table:table-cell table:formula="of:=[.E$1]*([.E36])+([.F$1]*[.F36])+([.G$1]*[.G36])+([.H$1]*[.H36])+[.$D$1]" office:value-type="float" office:value="7195.71450717932" calcext:value-type="float">
            <text:p>7195.71450717932</text:p>
          </table:table-cell>
          <table:table-cell table:number-columns-repeated="5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7368.179058" calcext:value-type="float">
            <text:p>7368.179058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formula="of:=[.E37]*[.E37]" office:value-type="float" office:value="169" calcext:value-type="float">
            <text:p>169</text:p>
          </table:table-cell>
          <table:table-cell table:formula="of:=[.F37]*[.E37]" office:value-type="float" office:value="-2197" calcext:value-type="float">
            <text:p>-2197</text:p>
          </table:table-cell>
          <table:table-cell table:formula="of:=[.G37]*[.E37]" office:value-type="float" office:value="28561" calcext:value-type="float">
            <text:p>28561</text:p>
          </table:table-cell>
          <table:table-cell table:formula="of:=[.E$1]*([.E37])+([.F$1]*[.F37])+([.G$1]*[.G37])+([.H$1]*[.H37])+[.$D$1]" office:value-type="float" office:value="6814.52720694673" calcext:value-type="float">
            <text:p>6814.52720694673</text:p>
          </table:table-cell>
          <table:table-cell table:number-columns-repeated="5"/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7021.758325" calcext:value-type="float">
            <text:p>7021.758325</text:p>
          </table:table-cell>
          <table:table-cell table:number-columns-repeated="2"/>
          <table:table-cell office:value-type="float" office:value="-12.8" calcext:value-type="float">
            <text:p>-12.8</text:p>
          </table:table-cell>
          <table:table-cell table:formula="of:=[.E38]*[.E38]" office:value-type="float" office:value="163.84" calcext:value-type="float">
            <text:p>163.84</text:p>
          </table:table-cell>
          <table:table-cell table:formula="of:=[.F38]*[.E38]" office:value-type="float" office:value="-2097.152" calcext:value-type="float">
            <text:p>-2097.152</text:p>
          </table:table-cell>
          <table:table-cell table:formula="of:=[.G38]*[.E38]" office:value-type="float" office:value="26843.5456" calcext:value-type="float">
            <text:p>26843.5456</text:p>
          </table:table-cell>
          <table:table-cell table:formula="of:=[.E$1]*([.E38])+([.F$1]*[.F38])+([.G$1]*[.G38])+([.H$1]*[.H38])+[.$D$1]" office:value-type="float" office:value="6448.51117786109" calcext:value-type="float">
            <text:p>6448.51117786109</text:p>
          </table:table-cell>
          <table:table-cell table:number-columns-repeated="5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6652.665753" calcext:value-type="float">
            <text:p>6652.665753</text:p>
          </table:table-cell>
          <table:table-cell table:number-columns-repeated="2"/>
          <table:table-cell office:value-type="float" office:value="-12.6" calcext:value-type="float">
            <text:p>-12.6</text:p>
          </table:table-cell>
          <table:table-cell table:formula="of:=[.E39]*[.E39]" office:value-type="float" office:value="158.76" calcext:value-type="float">
            <text:p>158.76</text:p>
          </table:table-cell>
          <table:table-cell table:formula="of:=[.F39]*[.E39]" office:value-type="float" office:value="-2000.376" calcext:value-type="float">
            <text:p>-2000.376</text:p>
          </table:table-cell>
          <table:table-cell table:formula="of:=[.G39]*[.E39]" office:value-type="float" office:value="25204.7376" calcext:value-type="float">
            <text:p>25204.7376</text:p>
          </table:table-cell>
          <table:table-cell table:formula="of:=[.E$1]*([.E39])+([.F$1]*[.F39])+([.G$1]*[.G39])+([.H$1]*[.H39])+[.$D$1]" office:value-type="float" office:value="6097.26504310265" calcext:value-type="float">
            <text:p>6097.26504310265</text:p>
          </table:table-cell>
          <table:table-cell table:number-columns-repeated="5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6324.392973" calcext:value-type="float">
            <text:p>6324.392973</text:p>
          </table:table-cell>
          <table:table-cell table:number-columns-repeated="2"/>
          <table:table-cell office:value-type="float" office:value="-12.4" calcext:value-type="float">
            <text:p>-12.4</text:p>
          </table:table-cell>
          <table:table-cell table:formula="of:=[.E40]*[.E40]" office:value-type="float" office:value="153.76" calcext:value-type="float">
            <text:p>153.76</text:p>
          </table:table-cell>
          <table:table-cell table:formula="of:=[.F40]*[.E40]" office:value-type="float" office:value="-1906.624" calcext:value-type="float">
            <text:p>-1906.624</text:p>
          </table:table-cell>
          <table:table-cell table:formula="of:=[.G40]*[.E40]" office:value-type="float" office:value="23642.1376" calcext:value-type="float">
            <text:p>23642.1376</text:p>
          </table:table-cell>
          <table:table-cell table:formula="of:=[.E$1]*([.E40])+([.F$1]*[.F40])+([.G$1]*[.G40])+([.H$1]*[.H40])+[.$D$1]" office:value-type="float" office:value="5760.3926806996" calcext:value-type="float">
            <text:p>5760.3926806996</text:p>
          </table:table-cell>
          <table:table-cell table:number-columns-repeated="5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6001.850881" calcext:value-type="float">
            <text:p>6001.850881</text:p>
          </table:table-cell>
          <table:table-cell table:number-columns-repeated="2"/>
          <table:table-cell office:value-type="float" office:value="-12.2" calcext:value-type="float">
            <text:p>-12.2</text:p>
          </table:table-cell>
          <table:table-cell table:formula="of:=[.E41]*[.E41]" office:value-type="float" office:value="148.84" calcext:value-type="float">
            <text:p>148.84</text:p>
          </table:table-cell>
          <table:table-cell table:formula="of:=[.F41]*[.E41]" office:value-type="float" office:value="-1815.848" calcext:value-type="float">
            <text:p>-1815.848</text:p>
          </table:table-cell>
          <table:table-cell table:formula="of:=[.G41]*[.E41]" office:value-type="float" office:value="22153.3456" calcext:value-type="float">
            <text:p>22153.3456</text:p>
          </table:table-cell>
          <table:table-cell table:formula="of:=[.E$1]*([.E41])+([.F$1]*[.F41])+([.G$1]*[.G41])+([.H$1]*[.H41])+[.$D$1]" office:value-type="float" office:value="5437.50322352799" calcext:value-type="float">
            <text:p>5437.50322352799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5615.653151" calcext:value-type="float">
            <text:p>5615.653151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formula="of:=[.E42]*[.E42]" office:value-type="float" office:value="144" calcext:value-type="float">
            <text:p>144</text:p>
          </table:table-cell>
          <table:table-cell table:formula="of:=[.F42]*[.E42]" office:value-type="float" office:value="-1728" calcext:value-type="float">
            <text:p>-1728</text:p>
          </table:table-cell>
          <table:table-cell table:formula="of:=[.G42]*[.E42]" office:value-type="float" office:value="20736" calcext:value-type="float">
            <text:p>20736</text:p>
          </table:table-cell>
          <table:table-cell table:formula="of:=[.E$1]*([.E42])+([.F$1]*[.F42])+([.G$1]*[.G42])+([.H$1]*[.H42])+[.$D$1]" office:value-type="float" office:value="5128.21105931177" calcext:value-type="float">
            <text:p>5128.21105931177</text:p>
          </table:table-cell>
          <table:table-cell table:number-columns-repeated="5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5337.81124" calcext:value-type="float">
            <text:p>5337.81124</text:p>
          </table:table-cell>
          <table:table-cell table:number-columns-repeated="2"/>
          <table:table-cell office:value-type="float" office:value="-11.8" calcext:value-type="float">
            <text:p>-11.8</text:p>
          </table:table-cell>
          <table:table-cell table:formula="of:=[.E43]*[.E43]" office:value-type="float" office:value="139.24" calcext:value-type="float">
            <text:p>139.24</text:p>
          </table:table-cell>
          <table:table-cell table:formula="of:=[.F43]*[.E43]" office:value-type="float" office:value="-1643.032" calcext:value-type="float">
            <text:p>-1643.032</text:p>
          </table:table-cell>
          <table:table-cell table:formula="of:=[.G43]*[.E43]" office:value-type="float" office:value="19387.7776" calcext:value-type="float">
            <text:p>19387.7776</text:p>
          </table:table-cell>
          <table:table-cell table:formula="of:=[.E$1]*([.E43])+([.F$1]*[.F43])+([.G$1]*[.G43])+([.H$1]*[.H43])+[.$D$1]" office:value-type="float" office:value="4832.13583062274" calcext:value-type="float">
            <text:p>4832.13583062274</text:p>
          </table:table-cell>
          <table:table-cell table:number-columns-repeated="5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5074.144668" calcext:value-type="float">
            <text:p>5074.144668</text:p>
          </table:table-cell>
          <table:table-cell table:number-columns-repeated="2"/>
          <table:table-cell office:value-type="float" office:value="-11.6" calcext:value-type="float">
            <text:p>-11.6</text:p>
          </table:table-cell>
          <table:table-cell table:formula="of:=[.E44]*[.E44]" office:value-type="float" office:value="134.56" calcext:value-type="float">
            <text:p>134.56</text:p>
          </table:table-cell>
          <table:table-cell table:formula="of:=[.F44]*[.E44]" office:value-type="float" office:value="-1560.896" calcext:value-type="float">
            <text:p>-1560.896</text:p>
          </table:table-cell>
          <table:table-cell table:formula="of:=[.G44]*[.E44]" office:value-type="float" office:value="18106.3936" calcext:value-type="float">
            <text:p>18106.3936</text:p>
          </table:table-cell>
          <table:table-cell table:formula="of:=[.E$1]*([.E44])+([.F$1]*[.F44])+([.G$1]*[.G44])+([.H$1]*[.H44])+[.$D$1]" office:value-type="float" office:value="4548.90243488063" calcext:value-type="float">
            <text:p>4548.90243488063</text:p>
          </table:table-cell>
          <table:table-cell table:number-columns-repeated="5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4805.958113" calcext:value-type="float">
            <text:p>4805.958113</text:p>
          </table:table-cell>
          <table:table-cell table:number-columns-repeated="2"/>
          <table:table-cell office:value-type="float" office:value="-11.4" calcext:value-type="float">
            <text:p>-11.4</text:p>
          </table:table-cell>
          <table:table-cell table:formula="of:=[.E45]*[.E45]" office:value-type="float" office:value="129.96" calcext:value-type="float">
            <text:p>129.96</text:p>
          </table:table-cell>
          <table:table-cell table:formula="of:=[.F45]*[.E45]" office:value-type="float" office:value="-1481.544" calcext:value-type="float">
            <text:p>-1481.544</text:p>
          </table:table-cell>
          <table:table-cell table:formula="of:=[.G45]*[.E45]" office:value-type="float" office:value="16889.6016" calcext:value-type="float">
            <text:p>16889.6016</text:p>
          </table:table-cell>
          <table:table-cell table:formula="of:=[.E$1]*([.E45])+([.F$1]*[.F45])+([.G$1]*[.G45])+([.H$1]*[.H45])+[.$D$1]" office:value-type="float" office:value="4278.14102435303" calcext:value-type="float">
            <text:p>4278.14102435303</text:p>
          </table:table-cell>
          <table:table-cell table:number-columns-repeated="5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4525.782819" calcext:value-type="float">
            <text:p>4525.782819</text:p>
          </table:table-cell>
          <table:table-cell table:number-columns-repeated="2"/>
          <table:table-cell office:value-type="float" office:value="-11.2" calcext:value-type="float">
            <text:p>-11.2</text:p>
          </table:table-cell>
          <table:table-cell table:formula="of:=[.E46]*[.E46]" office:value-type="float" office:value="125.44" calcext:value-type="float">
            <text:p>125.44</text:p>
          </table:table-cell>
          <table:table-cell table:formula="of:=[.F46]*[.E46]" office:value-type="float" office:value="-1404.928" calcext:value-type="float">
            <text:p>-1404.928</text:p>
          </table:table-cell>
          <table:table-cell table:formula="of:=[.G46]*[.E46]" office:value-type="float" office:value="15735.1936" calcext:value-type="float">
            <text:p>15735.1936</text:p>
          </table:table-cell>
          <table:table-cell table:formula="of:=[.E$1]*([.E46])+([.F$1]*[.F46])+([.G$1]*[.G46])+([.H$1]*[.H46])+[.$D$1]" office:value-type="float" office:value="4019.48700615542" calcext:value-type="float">
            <text:p>4019.48700615542</text:p>
          </table:table-cell>
          <table:table-cell table:number-columns-repeated="5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219.276049" calcext:value-type="float">
            <text:p>4219.276049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formula="of:=[.E47]*[.E47]" office:value-type="float" office:value="121" calcext:value-type="float">
            <text:p>121</text:p>
          </table:table-cell>
          <table:table-cell table:formula="of:=[.F47]*[.E47]" office:value-type="float" office:value="-1331" calcext:value-type="float">
            <text:p>-1331</text:p>
          </table:table-cell>
          <table:table-cell table:formula="of:=[.G47]*[.E47]" office:value-type="float" office:value="14641" calcext:value-type="float">
            <text:p>14641</text:p>
          </table:table-cell>
          <table:table-cell table:formula="of:=[.E$1]*([.E47])+([.F$1]*[.F47])+([.G$1]*[.G47])+([.H$1]*[.H47])+[.$D$1]" office:value-type="float" office:value="3772.58104225118" calcext:value-type="float">
            <text:p>3772.58104225118</text:p>
          </table:table-cell>
          <table:table-cell table:number-columns-repeated="5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4036.84305" calcext:value-type="float">
            <text:p>4036.84305</text:p>
          </table:table-cell>
          <table:table-cell table:number-columns-repeated="2"/>
          <table:table-cell office:value-type="float" office:value="-10.8" calcext:value-type="float">
            <text:p>-10.8</text:p>
          </table:table-cell>
          <table:table-cell table:formula="of:=[.E48]*[.E48]" office:value-type="float" office:value="116.64" calcext:value-type="float">
            <text:p>116.64</text:p>
          </table:table-cell>
          <table:table-cell table:formula="of:=[.F48]*[.E48]" office:value-type="float" office:value="-1259.712" calcext:value-type="float">
            <text:p>-1259.712</text:p>
          </table:table-cell>
          <table:table-cell table:formula="of:=[.G48]*[.E48]" office:value-type="float" office:value="13604.8896" calcext:value-type="float">
            <text:p>13604.8896</text:p>
          </table:table-cell>
          <table:table-cell table:formula="of:=[.E$1]*([.E48])+([.F$1]*[.F48])+([.G$1]*[.G48])+([.H$1]*[.H48])+[.$D$1]" office:value-type="float" office:value="3537.06904945155" calcext:value-type="float">
            <text:p>3537.06904945155</text:p>
          </table:table-cell>
          <table:table-cell table:number-columns-repeated="5"/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3789.682841" calcext:value-type="float">
            <text:p>3789.682841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table:formula="of:=[.E49]*[.E49]" office:value-type="float" office:value="112.36" calcext:value-type="float">
            <text:p>112.36</text:p>
          </table:table-cell>
          <table:table-cell table:formula="of:=[.F49]*[.E49]" office:value-type="float" office:value="-1191.016" calcext:value-type="float">
            <text:p>-1191.016</text:p>
          </table:table-cell>
          <table:table-cell table:formula="of:=[.G49]*[.E49]" office:value-type="float" office:value="12624.7696" calcext:value-type="float">
            <text:p>12624.7696</text:p>
          </table:table-cell>
          <table:table-cell table:formula="of:=[.E$1]*([.E49])+([.F$1]*[.F49])+([.G$1]*[.G49])+([.H$1]*[.H49])+[.$D$1]" office:value-type="float" office:value="3312.60219941568" calcext:value-type="float">
            <text:p>3312.60219941568</text:p>
          </table:table-cell>
          <table:table-cell table:number-columns-repeated="5"/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3481.842419" calcext:value-type="float">
            <text:p>3481.842419</text:p>
          </table:table-cell>
          <table:table-cell table:number-columns-repeated="2"/>
          <table:table-cell office:value-type="float" office:value="-10.4" calcext:value-type="float">
            <text:p>-10.4</text:p>
          </table:table-cell>
          <table:table-cell table:formula="of:=[.E50]*[.E50]" office:value-type="float" office:value="108.16" calcext:value-type="float">
            <text:p>108.16</text:p>
          </table:table-cell>
          <table:table-cell table:formula="of:=[.F50]*[.E50]" office:value-type="float" office:value="-1124.864" calcext:value-type="float">
            <text:p>-1124.864</text:p>
          </table:table-cell>
          <table:table-cell table:formula="of:=[.G50]*[.E50]" office:value-type="float" office:value="11698.5856" calcext:value-type="float">
            <text:p>11698.5856</text:p>
          </table:table-cell>
          <table:table-cell table:formula="of:=[.E$1]*([.E50])+([.F$1]*[.F50])+([.G$1]*[.G50])+([.H$1]*[.H50])+[.$D$1]" office:value-type="float" office:value="3098.8369186506" calcext:value-type="float">
            <text:p>3098.8369186506</text:p>
          </table:table-cell>
          <table:table-cell table:number-columns-repeated="5"/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3255.383012" calcext:value-type="float">
            <text:p>3255.383012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 table:formula="of:=[.E51]*[.E51]" office:value-type="float" office:value="104.04" calcext:value-type="float">
            <text:p>104.04</text:p>
          </table:table-cell>
          <table:table-cell table:formula="of:=[.F51]*[.E51]" office:value-type="float" office:value="-1061.208" calcext:value-type="float">
            <text:p>-1061.208</text:p>
          </table:table-cell>
          <table:table-cell table:formula="of:=[.G51]*[.E51]" office:value-type="float" office:value="10824.3216" calcext:value-type="float">
            <text:p>10824.3216</text:p>
          </table:table-cell>
          <table:table-cell table:formula="of:=[.E$1]*([.E51])+([.F$1]*[.F51])+([.G$1]*[.G51])+([.H$1]*[.H51])+[.$D$1]" office:value-type="float" office:value="2895.4348885112" calcext:value-type="float">
            <text:p>2895.4348885112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81.043603" calcext:value-type="float">
            <text:p>3081.043603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E52]*[.E52]" office:value-type="float" office:value="100" calcext:value-type="float">
            <text:p>100</text:p>
          </table:table-cell>
          <table:table-cell table:formula="of:=[.F52]*[.E52]" office:value-type="float" office:value="-1000" calcext:value-type="float">
            <text:p>-1000</text:p>
          </table:table-cell>
          <table:table-cell table:formula="of:=[.G52]*[.E52]" office:value-type="float" office:value="10000" calcext:value-type="float">
            <text:p>10000</text:p>
          </table:table-cell>
          <table:table-cell table:formula="of:=[.E$1]*([.E52])+([.F$1]*[.F52])+([.G$1]*[.G52])+([.H$1]*[.H52])+[.$D$1]" office:value-type="float" office:value="2702.06304520031" calcext:value-type="float">
            <text:p>2702.06304520031</text:p>
          </table:table-cell>
          <table:table-cell table:number-columns-repeated="5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2874.154785" calcext:value-type="float">
            <text:p>2874.154785</text:p>
          </table:table-cell>
          <table:table-cell table:number-columns-repeated="2"/>
          <table:table-cell office:value-type="float" office:value="-9.8" calcext:value-type="float">
            <text:p>-9.8</text:p>
          </table:table-cell>
          <table:table-cell table:formula="of:=[.E53]*[.E53]" office:value-type="float" office:value="96.04" calcext:value-type="float">
            <text:p>96.04</text:p>
          </table:table-cell>
          <table:table-cell table:formula="of:=[.F53]*[.E53]" office:value-type="float" office:value="-941.192" calcext:value-type="float">
            <text:p>-941.192</text:p>
          </table:table-cell>
          <table:table-cell table:formula="of:=[.G53]*[.E53]" office:value-type="float" office:value="9223.6816" calcext:value-type="float">
            <text:p>9223.6816</text:p>
          </table:table-cell>
          <table:table-cell table:formula="of:=[.E$1]*([.E53])+([.F$1]*[.F53])+([.G$1]*[.G53])+([.H$1]*[.H53])+[.$D$1]" office:value-type="float" office:value="2518.39357976859" calcext:value-type="float">
            <text:p>2518.39357976859</text:p>
          </table:table-cell>
          <table:table-cell table:number-columns-repeated="5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2747.476993" calcext:value-type="float">
            <text:p>2747.476993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table:formula="of:=[.E54]*[.E54]" office:value-type="float" office:value="92.16" calcext:value-type="float">
            <text:p>92.16</text:p>
          </table:table-cell>
          <table:table-cell table:formula="of:=[.F54]*[.E54]" office:value-type="float" office:value="-884.736" calcext:value-type="float">
            <text:p>-884.736</text:p>
          </table:table-cell>
          <table:table-cell table:formula="of:=[.G54]*[.E54]" office:value-type="float" office:value="8493.4656" calcext:value-type="float">
            <text:p>8493.4656</text:p>
          </table:table-cell>
          <table:table-cell table:formula="of:=[.E$1]*([.E54])+([.F$1]*[.F54])+([.G$1]*[.G54])+([.H$1]*[.H54])+[.$D$1]" office:value-type="float" office:value="2344.10393811462" calcext:value-type="float">
            <text:p>2344.10393811462</text:p>
          </table:table-cell>
          <table:table-cell table:number-columns-repeated="5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2554.233481" calcext:value-type="float">
            <text:p>2554.233481</text:p>
          </table:table-cell>
          <table:table-cell table:number-columns-repeated="2"/>
          <table:table-cell office:value-type="float" office:value="-9.4" calcext:value-type="float">
            <text:p>-9.4</text:p>
          </table:table-cell>
          <table:table-cell table:formula="of:=[.E55]*[.E55]" office:value-type="float" office:value="88.36" calcext:value-type="float">
            <text:p>88.36</text:p>
          </table:table-cell>
          <table:table-cell table:formula="of:=[.F55]*[.E55]" office:value-type="float" office:value="-830.584" calcext:value-type="float">
            <text:p>-830.584</text:p>
          </table:table-cell>
          <table:table-cell table:formula="of:=[.G55]*[.E55]" office:value-type="float" office:value="7807.4896" calcext:value-type="float">
            <text:p>7807.4896</text:p>
          </table:table-cell>
          <table:table-cell table:formula="of:=[.E$1]*([.E55])+([.F$1]*[.F55])+([.G$1]*[.G55])+([.H$1]*[.H55])+[.$D$1]" office:value-type="float" office:value="2178.87682098485" calcext:value-type="float">
            <text:p>2178.87682098485</text:p>
          </table:table-cell>
          <table:table-cell table:number-columns-repeated="5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2375.434626" calcext:value-type="float">
            <text:p>2375.434626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 table:formula="of:=[.E56]*[.E56]" office:value-type="float" office:value="84.64" calcext:value-type="float">
            <text:p>84.64</text:p>
          </table:table-cell>
          <table:table-cell table:formula="of:=[.F56]*[.E56]" office:value-type="float" office:value="-778.688" calcext:value-type="float">
            <text:p>-778.688</text:p>
          </table:table-cell>
          <table:table-cell table:formula="of:=[.G56]*[.E56]" office:value-type="float" office:value="7163.9296" calcext:value-type="float">
            <text:p>7163.9296</text:p>
          </table:table-cell>
          <table:table-cell table:formula="of:=[.E$1]*([.E56])+([.F$1]*[.F56])+([.G$1]*[.G56])+([.H$1]*[.H56])+[.$D$1]" office:value-type="float" office:value="2022.40018397362" calcext:value-type="float">
            <text:p>2022.40018397362</text:p>
          </table:table-cell>
          <table:table-cell table:number-columns-repeated="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229.508847" calcext:value-type="float">
            <text:p>2229.508847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E57]*[.E57]" office:value-type="float" office:value="81" calcext:value-type="float">
            <text:p>81</text:p>
          </table:table-cell>
          <table:table-cell table:formula="of:=[.F57]*[.E57]" office:value-type="float" office:value="-729" calcext:value-type="float">
            <text:p>-729</text:p>
          </table:table-cell>
          <table:table-cell table:formula="of:=[.G57]*[.E57]" office:value-type="float" office:value="6561" calcext:value-type="float">
            <text:p>6561</text:p>
          </table:table-cell>
          <table:table-cell table:formula="of:=[.E$1]*([.E57])+([.F$1]*[.F57])+([.G$1]*[.G57])+([.H$1]*[.H57])+[.$D$1]" office:value-type="float" office:value="1874.36723752316" calcext:value-type="float">
            <text:p>1874.36723752316</text:p>
          </table:table-cell>
          <table:table-cell table:number-columns-repeated="5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2022.359259" calcext:value-type="float">
            <text:p>2022.359259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 table:formula="of:=[.E58]*[.E58]" office:value-type="float" office:value="77.44" calcext:value-type="float">
            <text:p>77.44</text:p>
          </table:table-cell>
          <table:table-cell table:formula="of:=[.F58]*[.E58]" office:value-type="float" office:value="-681.472" calcext:value-type="float">
            <text:p>-681.472</text:p>
          </table:table-cell>
          <table:table-cell table:formula="of:=[.G58]*[.E58]" office:value-type="float" office:value="5996.9536" calcext:value-type="float">
            <text:p>5996.9536</text:p>
          </table:table-cell>
          <table:table-cell table:formula="of:=[.E$1]*([.E58])+([.F$1]*[.F58])+([.G$1]*[.G58])+([.H$1]*[.H58])+[.$D$1]" office:value-type="float" office:value="1734.47644692359" calcext:value-type="float">
            <text:p>1734.47644692359</text:p>
          </table:table-cell>
          <table:table-cell table:number-columns-repeated="5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1904.627645" calcext:value-type="float">
            <text:p>1904.627645</text:p>
          </table:table-cell>
          <table:table-cell table:number-columns-repeated="2"/>
          <table:table-cell office:value-type="float" office:value="-8.6" calcext:value-type="float">
            <text:p>-8.6</text:p>
          </table:table-cell>
          <table:table-cell table:formula="of:=[.E59]*[.E59]" office:value-type="float" office:value="73.96" calcext:value-type="float">
            <text:p>73.96</text:p>
          </table:table-cell>
          <table:table-cell table:formula="of:=[.F59]*[.E59]" office:value-type="float" office:value="-636.056" calcext:value-type="float">
            <text:p>-636.056</text:p>
          </table:table-cell>
          <table:table-cell table:formula="of:=[.G59]*[.E59]" office:value-type="float" office:value="5470.0816" calcext:value-type="float">
            <text:p>5470.0816</text:p>
          </table:table-cell>
          <table:table-cell table:formula="of:=[.E$1]*([.E59])+([.F$1]*[.F59])+([.G$1]*[.G59])+([.H$1]*[.H59])+[.$D$1]" office:value-type="float" office:value="1602.43153231291" calcext:value-type="float">
            <text:p>1602.43153231291</text:p>
          </table:table-cell>
          <table:table-cell table:number-columns-repeated="5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1735.202321" calcext:value-type="float">
            <text:p>1735.202321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 table:formula="of:=[.E60]*[.E60]" office:value-type="float" office:value="70.56" calcext:value-type="float">
            <text:p>70.56</text:p>
          </table:table-cell>
          <table:table-cell table:formula="of:=[.F60]*[.E60]" office:value-type="float" office:value="-592.704" calcext:value-type="float">
            <text:p>-592.704</text:p>
          </table:table-cell>
          <table:table-cell table:formula="of:=[.G60]*[.E60]" office:value-type="float" office:value="4978.7136" calcext:value-type="float">
            <text:p>4978.7136</text:p>
          </table:table-cell>
          <table:table-cell table:formula="of:=[.E$1]*([.E60])+([.F$1]*[.F60])+([.G$1]*[.G60])+([.H$1]*[.H60])+[.$D$1]" office:value-type="float" office:value="1477.94146867699" calcext:value-type="float">
            <text:p>1477.94146867699</text:p>
          </table:table-cell>
          <table:table-cell table:number-columns-repeated="5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1631.587277" calcext:value-type="float">
            <text:p>1631.587277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 table:formula="of:=[.E61]*[.E61]" office:value-type="float" office:value="67.24" calcext:value-type="float">
            <text:p>67.24</text:p>
          </table:table-cell>
          <table:table-cell table:formula="of:=[.F61]*[.E61]" office:value-type="float" office:value="-551.368" calcext:value-type="float">
            <text:p>-551.368</text:p>
          </table:table-cell>
          <table:table-cell table:formula="of:=[.G61]*[.E61]" office:value-type="float" office:value="4521.2176" calcext:value-type="float">
            <text:p>4521.2176</text:p>
          </table:table-cell>
          <table:table-cell table:formula="of:=[.E$1]*([.E61])+([.F$1]*[.F61])+([.G$1]*[.G61])+([.H$1]*[.H61])+[.$D$1]" office:value-type="float" office:value="1360.72048584961" calcext:value-type="float">
            <text:p>1360.72048584961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497.237961" calcext:value-type="float">
            <text:p>1497.237961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E62]*[.E62]" office:value-type="float" office:value="64" calcext:value-type="float">
            <text:p>64</text:p>
          </table:table-cell>
          <table:table-cell table:formula="of:=[.F62]*[.E62]" office:value-type="float" office:value="-512" calcext:value-type="float">
            <text:p>-512</text:p>
          </table:table-cell>
          <table:table-cell table:formula="of:=[.G62]*[.E62]" office:value-type="float" office:value="4096" calcext:value-type="float">
            <text:p>4096</text:p>
          </table:table-cell>
          <table:table-cell table:formula="of:=[.E$1]*([.E62])+([.F$1]*[.F62])+([.G$1]*[.G62])+([.H$1]*[.H62])+[.$D$1]" office:value-type="float" office:value="1250.48806851243" calcext:value-type="float">
            <text:p>1250.48806851243</text:p>
          </table:table-cell>
          <table:table-cell table:number-columns-repeated="5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1373.634165" calcext:value-type="float">
            <text:p>1373.634165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 table:formula="of:=[.E63]*[.E63]" office:value-type="float" office:value="60.84" calcext:value-type="float">
            <text:p>60.84</text:p>
          </table:table-cell>
          <table:table-cell table:formula="of:=[.F63]*[.E63]" office:value-type="float" office:value="-474.552" calcext:value-type="float">
            <text:p>-474.552</text:p>
          </table:table-cell>
          <table:table-cell table:formula="of:=[.G63]*[.E63]" office:value-type="float" office:value="3701.5056" calcext:value-type="float">
            <text:p>3701.5056</text:p>
          </table:table-cell>
          <table:table-cell table:formula="of:=[.E$1]*([.E63])+([.F$1]*[.F63])+([.G$1]*[.G63])+([.H$1]*[.H63])+[.$D$1]" office:value-type="float" office:value="1146.96895619498" calcext:value-type="float">
            <text:p>1146.96895619498</text:p>
          </table:table-cell>
          <table:table-cell table:number-columns-repeated="5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1288.891194" calcext:value-type="float">
            <text:p>1288.891194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 table:formula="of:=[.E64]*[.E64]" office:value-type="float" office:value="57.76" calcext:value-type="float">
            <text:p>57.76</text:p>
          </table:table-cell>
          <table:table-cell table:formula="of:=[.F64]*[.E64]" office:value-type="float" office:value="-438.976" calcext:value-type="float">
            <text:p>-438.976</text:p>
          </table:table-cell>
          <table:table-cell table:formula="of:=[.G64]*[.E64]" office:value-type="float" office:value="3336.2176" calcext:value-type="float">
            <text:p>3336.2176</text:p>
          </table:table-cell>
          <table:table-cell table:formula="of:=[.E$1]*([.E64])+([.F$1]*[.F64])+([.G$1]*[.G64])+([.H$1]*[.H64])+[.$D$1]" office:value-type="float" office:value="1049.8931432747" calcext:value-type="float">
            <text:p>1049.8931432747</text:p>
          </table:table-cell>
          <table:table-cell table:number-columns-repeated="5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1138.667966" calcext:value-type="float">
            <text:p>1138.667966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 table:formula="of:=[.E65]*[.E65]" office:value-type="float" office:value="54.76" calcext:value-type="float">
            <text:p>54.76</text:p>
          </table:table-cell>
          <table:table-cell table:formula="of:=[.F65]*[.E65]" office:value-type="float" office:value="-405.224" calcext:value-type="float">
            <text:p>-405.224</text:p>
          </table:table-cell>
          <table:table-cell table:formula="of:=[.G65]*[.E65]" office:value-type="float" office:value="2998.6576" calcext:value-type="float">
            <text:p>2998.6576</text:p>
          </table:table-cell>
          <table:table-cell table:formula="of:=[.E$1]*([.E65])+([.F$1]*[.F65])+([.G$1]*[.G65])+([.H$1]*[.H65])+[.$D$1]" office:value-type="float" office:value="958.995878976905" calcext:value-type="float">
            <text:p>958.995878976905</text:p>
          </table:table-cell>
          <table:table-cell table:number-columns-repeated="5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1078.573618" calcext:value-type="float">
            <text:p>1078.573618</text:p>
          </table:table-cell>
          <table:table-cell table:number-columns-repeated="2"/>
          <table:table-cell office:value-type="float" office:value="-7.2" calcext:value-type="float">
            <text:p>-7.2</text:p>
          </table:table-cell>
          <table:table-cell table:formula="of:=[.E66]*[.E66]" office:value-type="float" office:value="51.84" calcext:value-type="float">
            <text:p>51.84</text:p>
          </table:table-cell>
          <table:table-cell table:formula="of:=[.F66]*[.E66]" office:value-type="float" office:value="-373.248" calcext:value-type="float">
            <text:p>-373.248</text:p>
          </table:table-cell>
          <table:table-cell table:formula="of:=[.G66]*[.E66]" office:value-type="float" office:value="2687.3856" calcext:value-type="float">
            <text:p>2687.3856</text:p>
          </table:table-cell>
          <table:table-cell table:formula="of:=[.E$1]*([.E66])+([.F$1]*[.F66])+([.G$1]*[.G66])+([.H$1]*[.H66])+[.$D$1]" office:value-type="float" office:value="874.01766737479" calcext:value-type="float">
            <text:p>874.01766737479</text:p>
          </table:table-cell>
          <table:table-cell table:number-columns-repeated="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54.637914" calcext:value-type="float">
            <text:p>954.637914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E67]*[.E67]" office:value-type="float" office:value="49" calcext:value-type="float">
            <text:p>49</text:p>
          </table:table-cell>
          <table:table-cell table:formula="of:=[.F67]*[.E67]" office:value-type="float" office:value="-343" calcext:value-type="float">
            <text:p>-343</text:p>
          </table:table-cell>
          <table:table-cell table:formula="of:=[.G67]*[.E67]" office:value-type="float" office:value="2401" calcext:value-type="float">
            <text:p>2401</text:p>
          </table:table-cell>
          <table:table-cell table:formula="of:=[.E$1]*([.E67])+([.F$1]*[.F67])+([.G$1]*[.G67])+([.H$1]*[.H67])+[.$D$1]" office:value-type="float" office:value="794.704267389441" calcext:value-type="float">
            <text:p>794.704267389441</text:p>
          </table:table-cell>
          <table:table-cell table:number-columns-repeated="5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869.3394986" calcext:value-type="float">
            <text:p>869.3394986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 table:formula="of:=[.E68]*[.E68]" office:value-type="float" office:value="46.24" calcext:value-type="float">
            <text:p>46.24</text:p>
          </table:table-cell>
          <table:table-cell table:formula="of:=[.F68]*[.E68]" office:value-type="float" office:value="-314.432" calcext:value-type="float">
            <text:p>-314.432</text:p>
          </table:table-cell>
          <table:table-cell table:formula="of:=[.G68]*[.E68]" office:value-type="float" office:value="2138.1376" calcext:value-type="float">
            <text:p>2138.1376</text:p>
          </table:table-cell>
          <table:table-cell table:formula="of:=[.E$1]*([.E68])+([.F$1]*[.F68])+([.G$1]*[.G68])+([.H$1]*[.H68])+[.$D$1]" office:value-type="float" office:value="720.806692789832" calcext:value-type="float">
            <text:p>720.806692789832</text:p>
          </table:table-cell>
          <table:table-cell table:number-columns-repeated="5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828.1510859" calcext:value-type="float">
            <text:p>828.1510859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 table:formula="of:=[.E69]*[.E69]" office:value-type="float" office:value="43.56" calcext:value-type="float">
            <text:p>43.56</text:p>
          </table:table-cell>
          <table:table-cell table:formula="of:=[.F69]*[.E69]" office:value-type="float" office:value="-287.496" calcext:value-type="float">
            <text:p>-287.496</text:p>
          </table:table-cell>
          <table:table-cell table:formula="of:=[.G69]*[.E69]" office:value-type="float" office:value="1897.4736" calcext:value-type="float">
            <text:p>1897.4736</text:p>
          </table:table-cell>
          <table:table-cell table:formula="of:=[.E$1]*([.E69])+([.F$1]*[.F69])+([.G$1]*[.G69])+([.H$1]*[.H69])+[.$D$1]" office:value-type="float" office:value="652.08121219282" calcext:value-type="float">
            <text:p>652.08121219282</text:p>
          </table:table-cell>
          <table:table-cell table:number-columns-repeated="5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702.2105675" calcext:value-type="float">
            <text:p>702.2105675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 table:formula="of:=[.E70]*[.E70]" office:value-type="float" office:value="40.96" calcext:value-type="float">
            <text:p>40.96</text:p>
          </table:table-cell>
          <table:table-cell table:formula="of:=[.F70]*[.E70]" office:value-type="float" office:value="-262.144" calcext:value-type="float">
            <text:p>-262.144</text:p>
          </table:table-cell>
          <table:table-cell table:formula="of:=[.G70]*[.E70]" office:value-type="float" office:value="1677.7216" calcext:value-type="float">
            <text:p>1677.7216</text:p>
          </table:table-cell>
          <table:table-cell table:formula="of:=[.E$1]*([.E70])+([.F$1]*[.F70])+([.G$1]*[.G70])+([.H$1]*[.H70])+[.$D$1]" office:value-type="float" office:value="588.289349063149" calcext:value-type="float">
            <text:p>588.289349063149</text:p>
          </table:table-cell>
          <table:table-cell table:number-columns-repeated="5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697.0577822" calcext:value-type="float">
            <text:p>697.0577822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 table:formula="of:=[.E71]*[.E71]" office:value-type="float" office:value="38.44" calcext:value-type="float">
            <text:p>38.44</text:p>
          </table:table-cell>
          <table:table-cell table:formula="of:=[.F71]*[.E71]" office:value-type="float" office:value="-238.328" calcext:value-type="float">
            <text:p>-238.328</text:p>
          </table:table-cell>
          <table:table-cell table:formula="of:=[.G71]*[.E71]" office:value-type="float" office:value="1477.6336" calcext:value-type="float">
            <text:p>1477.6336</text:p>
          </table:table-cell>
          <table:table-cell table:formula="of:=[.E$1]*([.E71])+([.F$1]*[.F71])+([.G$1]*[.G71])+([.H$1]*[.H71])+[.$D$1]" office:value-type="float" office:value="529.197881713447" calcext:value-type="float">
            <text:p>529.197881713447</text:p>
          </table:table-cell>
          <table:table-cell table:number-columns-repeated="5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55.4139332" calcext:value-type="float">
            <text:p>555.4139332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E72]*[.E72]" office:value-type="float" office:value="36" calcext:value-type="float">
            <text:p>36</text:p>
          </table:table-cell>
          <table:table-cell table:formula="of:=[.F72]*[.E72]" office:value-type="float" office:value="-216" calcext:value-type="float">
            <text:p>-216</text:p>
          </table:table-cell>
          <table:table-cell table:formula="of:=[.G72]*[.E72]" office:value-type="float" office:value="1296" calcext:value-type="float">
            <text:p>1296</text:p>
          </table:table-cell>
          <table:table-cell table:formula="of:=[.E$1]*([.E72])+([.F$1]*[.F72])+([.G$1]*[.G72])+([.H$1]*[.H72])+[.$D$1]" office:value-type="float" office:value="474.578843304232" calcext:value-type="float">
            <text:p>474.578843304232</text:p>
          </table:table-cell>
          <table:table-cell table:number-columns-repeated="5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513.3121488" calcext:value-type="float">
            <text:p>513.3121488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 table:formula="of:=[.E73]*[.E73]" office:value-type="float" office:value="33.64" calcext:value-type="float">
            <text:p>33.64</text:p>
          </table:table-cell>
          <table:table-cell table:formula="of:=[.F73]*[.E73]" office:value-type="float" office:value="-195.112" calcext:value-type="float">
            <text:p>-195.112</text:p>
          </table:table-cell>
          <table:table-cell table:formula="of:=[.G73]*[.E73]" office:value-type="float" office:value="1131.6496" calcext:value-type="float">
            <text:p>1131.6496</text:p>
          </table:table-cell>
          <table:table-cell table:formula="of:=[.E$1]*([.E73])+([.F$1]*[.F73])+([.G$1]*[.G73])+([.H$1]*[.H73])+[.$D$1]" office:value-type="float" office:value="424.209521843904" calcext:value-type="float">
            <text:p>424.209521843904</text:p>
          </table:table-cell>
          <table:table-cell table:number-columns-repeated="5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523.9911446" calcext:value-type="float">
            <text:p>523.9911446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 table:formula="of:=[.E74]*[.E74]" office:value-type="float" office:value="31.36" calcext:value-type="float">
            <text:p>31.36</text:p>
          </table:table-cell>
          <table:table-cell table:formula="of:=[.F74]*[.E74]" office:value-type="float" office:value="-175.616" calcext:value-type="float">
            <text:p>-175.616</text:p>
          </table:table-cell>
          <table:table-cell table:formula="of:=[.G74]*[.E74]" office:value-type="float" office:value="983.4496" calcext:value-type="float">
            <text:p>983.4496</text:p>
          </table:table-cell>
          <table:table-cell table:formula="of:=[.E$1]*([.E74])+([.F$1]*[.F74])+([.G$1]*[.G74])+([.H$1]*[.H74])+[.$D$1]" office:value-type="float" office:value="377.872460188749" calcext:value-type="float">
            <text:p>377.872460188749</text:p>
          </table:table-cell>
          <table:table-cell table:number-columns-repeated="5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386.9148872" calcext:value-type="float">
            <text:p>386.9148872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 table:formula="of:=[.E75]*[.E75]" office:value-type="float" office:value="29.16" calcext:value-type="float">
            <text:p>29.16</text:p>
          </table:table-cell>
          <table:table-cell table:formula="of:=[.F75]*[.E75]" office:value-type="float" office:value="-157.464" calcext:value-type="float">
            <text:p>-157.464</text:p>
          </table:table-cell>
          <table:table-cell table:formula="of:=[.G75]*[.E75]" office:value-type="float" office:value="850.3056" calcext:value-type="float">
            <text:p>850.3056</text:p>
          </table:table-cell>
          <table:table-cell table:formula="of:=[.E$1]*([.E75])+([.F$1]*[.F75])+([.G$1]*[.G75])+([.H$1]*[.H75])+[.$D$1]" office:value-type="float" office:value="335.355456042942" calcext:value-type="float">
            <text:p>335.355456042942</text:p>
          </table:table-cell>
          <table:table-cell table:number-columns-repeated="5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330.0374163" calcext:value-type="float">
            <text:p>330.0374163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 table:formula="of:=[.E76]*[.E76]" office:value-type="float" office:value="27.04" calcext:value-type="float">
            <text:p>27.04</text:p>
          </table:table-cell>
          <table:table-cell table:formula="of:=[.F76]*[.E76]" office:value-type="float" office:value="-140.608" calcext:value-type="float">
            <text:p>-140.608</text:p>
          </table:table-cell>
          <table:table-cell table:formula="of:=[.G76]*[.E76]" office:value-type="float" office:value="731.1616" calcext:value-type="float">
            <text:p>731.1616</text:p>
          </table:table-cell>
          <table:table-cell table:formula="of:=[.E$1]*([.E76])+([.F$1]*[.F76])+([.G$1]*[.G76])+([.H$1]*[.H76])+[.$D$1]" office:value-type="float" office:value="296.451561958541" calcext:value-type="float">
            <text:p>296.451561958541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81.0302504" calcext:value-type="float">
            <text:p>381.03025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E77]*[.E77]" office:value-type="float" office:value="25" calcext:value-type="float">
            <text:p>25</text:p>
          </table:table-cell>
          <table:table-cell table:formula="of:=[.F77]*[.E77]" office:value-type="float" office:value="-125" calcext:value-type="float">
            <text:p>-125</text:p>
          </table:table-cell>
          <table:table-cell table:formula="of:=[.G77]*[.E77]" office:value-type="float" office:value="625" calcext:value-type="float">
            <text:p>625</text:p>
          </table:table-cell>
          <table:table-cell table:formula="of:=[.E$1]*([.E77])+([.F$1]*[.F77])+([.G$1]*[.G77])+([.H$1]*[.H77])+[.$D$1]" office:value-type="float" office:value="260.959085335491" calcext:value-type="float">
            <text:p>260.959085335491</text:p>
          </table:table-cell>
          <table:table-cell table:number-columns-repeated="5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309.2999556" calcext:value-type="float">
            <text:p>309.2999556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 table:formula="of:=[.E78]*[.E78]" office:value-type="float" office:value="23.04" calcext:value-type="float">
            <text:p>23.04</text:p>
          </table:table-cell>
          <table:table-cell table:formula="of:=[.F78]*[.E78]" office:value-type="float" office:value="-110.592" calcext:value-type="float">
            <text:p>-110.592</text:p>
          </table:table-cell>
          <table:table-cell table:formula="of:=[.G78]*[.E78]" office:value-type="float" office:value="530.8416" calcext:value-type="float">
            <text:p>530.8416</text:p>
          </table:table-cell>
          <table:table-cell table:formula="of:=[.E$1]*([.E78])+([.F$1]*[.F78])+([.G$1]*[.G78])+([.H$1]*[.H78])+[.$D$1]" office:value-type="float" office:value="228.681588421622" calcext:value-type="float">
            <text:p>228.681588421622</text:p>
          </table:table-cell>
          <table:table-cell table:number-columns-repeated="5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276.0447675" calcext:value-type="float">
            <text:p>276.0447675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 table:formula="of:=[.E79]*[.E79]" office:value-type="float" office:value="21.16" calcext:value-type="float">
            <text:p>21.16</text:p>
          </table:table-cell>
          <table:table-cell table:formula="of:=[.F79]*[.E79]" office:value-type="float" office:value="-97.336" calcext:value-type="float">
            <text:p>-97.336</text:p>
          </table:table-cell>
          <table:table-cell table:formula="of:=[.G79]*[.E79]" office:value-type="float" office:value="447.7456" calcext:value-type="float">
            <text:p>447.7456</text:p>
          </table:table-cell>
          <table:table-cell table:formula="of:=[.E$1]*([.E79])+([.F$1]*[.F79])+([.G$1]*[.G79])+([.H$1]*[.H79])+[.$D$1]" office:value-type="float" office:value="199.427888312651" calcext:value-type="float">
            <text:p>199.427888312651</text:p>
          </table:table-cell>
          <table:table-cell table:number-columns-repeated="5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274.3981874" calcext:value-type="float">
            <text:p>274.3981874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 table:formula="of:=[.E80]*[.E80]" office:value-type="float" office:value="19.36" calcext:value-type="float">
            <text:p>19.36</text:p>
          </table:table-cell>
          <table:table-cell table:formula="of:=[.F80]*[.E80]" office:value-type="float" office:value="-85.184" calcext:value-type="float">
            <text:p>-85.184</text:p>
          </table:table-cell>
          <table:table-cell table:formula="of:=[.G80]*[.E80]" office:value-type="float" office:value="374.8096" calcext:value-type="float">
            <text:p>374.8096</text:p>
          </table:table-cell>
          <table:table-cell table:formula="of:=[.E$1]*([.E80])+([.F$1]*[.F80])+([.G$1]*[.G80])+([.H$1]*[.H80])+[.$D$1]" office:value-type="float" office:value="173.012056952181" calcext:value-type="float">
            <text:p>173.012056952181</text:p>
          </table:table-cell>
          <table:table-cell table:number-columns-repeated="5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152.826125" calcext:value-type="float">
            <text:p>152.826125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 table:formula="of:=[.E81]*[.E81]" office:value-type="float" office:value="17.64" calcext:value-type="float">
            <text:p>17.64</text:p>
          </table:table-cell>
          <table:table-cell table:formula="of:=[.F81]*[.E81]" office:value-type="float" office:value="-74.088" calcext:value-type="float">
            <text:p>-74.088</text:p>
          </table:table-cell>
          <table:table-cell table:formula="of:=[.G81]*[.E81]" office:value-type="float" office:value="311.1696" calcext:value-type="float">
            <text:p>311.1696</text:p>
          </table:table-cell>
          <table:table-cell table:formula="of:=[.E$1]*([.E81])+([.F$1]*[.F81])+([.G$1]*[.G81])+([.H$1]*[.H81])+[.$D$1]" office:value-type="float" office:value="149.253421131699" calcext:value-type="float">
            <text:p>149.253421131699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43.2331495" calcext:value-type="float">
            <text:p>143.2331495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E82]*[.E82]" office:value-type="float" office:value="16" calcext:value-type="float">
            <text:p>16</text:p>
          </table:table-cell>
          <table:table-cell table:formula="of:=[.F82]*[.E82]" office:value-type="float" office:value="-64" calcext:value-type="float">
            <text:p>-64</text:p>
          </table:table-cell>
          <table:table-cell table:formula="of:=[.G82]*[.E82]" office:value-type="float" office:value="256" calcext:value-type="float">
            <text:p>256</text:p>
          </table:table-cell>
          <table:table-cell table:formula="of:=[.E$1]*([.E82])+([.F$1]*[.F82])+([.G$1]*[.G82])+([.H$1]*[.H82])+[.$D$1]" office:value-type="float" office:value="127.976562490581" calcext:value-type="float">
            <text:p>127.976562490581</text:p>
          </table:table-cell>
          <table:table-cell table:number-columns-repeated="5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176.9853731" calcext:value-type="float">
            <text:p>176.985373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 table:formula="of:=[.E83]*[.E83]" office:value-type="float" office:value="14.44" calcext:value-type="float">
            <text:p>14.44</text:p>
          </table:table-cell>
          <table:table-cell table:formula="of:=[.F83]*[.E83]" office:value-type="float" office:value="-54.872" calcext:value-type="float">
            <text:p>-54.872</text:p>
          </table:table-cell>
          <table:table-cell table:formula="of:=[.G83]*[.E83]" office:value-type="float" office:value="208.5136" calcext:value-type="float">
            <text:p>208.5136</text:p>
          </table:table-cell>
          <table:table-cell table:formula="of:=[.E$1]*([.E83])+([.F$1]*[.F83])+([.G$1]*[.G83])+([.H$1]*[.H83])+[.$D$1]" office:value-type="float" office:value="109.011317516085" calcext:value-type="float">
            <text:p>109.011317516085</text:p>
          </table:table-cell>
          <table:table-cell table:number-columns-repeated="5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88.24811881" calcext:value-type="float">
            <text:p>88.24811881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 table:formula="of:=[.E84]*[.E84]" office:value-type="float" office:value="12.96" calcext:value-type="float">
            <text:p>12.96</text:p>
          </table:table-cell>
          <table:table-cell table:formula="of:=[.F84]*[.E84]" office:value-type="float" office:value="-46.656" calcext:value-type="float">
            <text:p>-46.656</text:p>
          </table:table-cell>
          <table:table-cell table:formula="of:=[.G84]*[.E84]" office:value-type="float" office:value="167.9616" calcext:value-type="float">
            <text:p>167.9616</text:p>
          </table:table-cell>
          <table:table-cell table:formula="of:=[.E$1]*([.E84])+([.F$1]*[.F84])+([.G$1]*[.G84])+([.H$1]*[.H84])+[.$D$1]" office:value-type="float" office:value="92.1927775433574" calcext:value-type="float">
            <text:p>92.1927775433574</text:p>
          </table:table-cell>
          <table:table-cell table:number-columns-repeated="5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73.59539121" calcext:value-type="float">
            <text:p>73.59539121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 table:formula="of:=[.E85]*[.E85]" office:value-type="float" office:value="11.56" calcext:value-type="float">
            <text:p>11.56</text:p>
          </table:table-cell>
          <table:table-cell table:formula="of:=[.F85]*[.E85]" office:value-type="float" office:value="-39.304" calcext:value-type="float">
            <text:p>-39.304</text:p>
          </table:table-cell>
          <table:table-cell table:formula="of:=[.G85]*[.E85]" office:value-type="float" office:value="133.6336" calcext:value-type="float">
            <text:p>133.6336</text:p>
          </table:table-cell>
          <table:table-cell table:formula="of:=[.E$1]*([.E85])+([.F$1]*[.F85])+([.G$1]*[.G85])+([.H$1]*[.H85])+[.$D$1]" office:value-type="float" office:value="77.3612887554308" calcext:value-type="float">
            <text:p>77.3612887554308</text:p>
          </table:table-cell>
          <table:table-cell table:number-columns-repeated="5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48.41970934" calcext:value-type="float">
            <text:p>48.4197093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 table:formula="of:=[.E86]*[.E86]" office:value-type="float" office:value="10.24" calcext:value-type="float">
            <text:p>10.24</text:p>
          </table:table-cell>
          <table:table-cell table:formula="of:=[.F86]*[.E86]" office:value-type="float" office:value="-32.768" calcext:value-type="float">
            <text:p>-32.768</text:p>
          </table:table-cell>
          <table:table-cell table:formula="of:=[.G86]*[.E86]" office:value-type="float" office:value="104.8576" calcext:value-type="float">
            <text:p>104.8576</text:p>
          </table:table-cell>
          <table:table-cell table:formula="of:=[.E$1]*([.E86])+([.F$1]*[.F86])+([.G$1]*[.G86])+([.H$1]*[.H86])+[.$D$1]" office:value-type="float" office:value="64.3624521832223" calcext:value-type="float">
            <text:p>64.3624521832223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0.43606116" calcext:value-type="float">
            <text:p>50.43606116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E87]*[.E87]" office:value-type="float" office:value="9" calcext:value-type="float">
            <text:p>9</text:p>
          </table:table-cell>
          <table:table-cell table:formula="of:=[.F87]*[.E87]" office:value-type="float" office:value="-27" calcext:value-type="float">
            <text:p>-27</text:p>
          </table:table-cell>
          <table:table-cell table:formula="of:=[.G87]*[.E87]" office:value-type="float" office:value="81" calcext:value-type="float">
            <text:p>81</text:p>
          </table:table-cell>
          <table:table-cell table:formula="of:=[.E$1]*([.E87])+([.F$1]*[.F87])+([.G$1]*[.G87])+([.H$1]*[.H87])+[.$D$1]" office:value-type="float" office:value="53.0471237055355" calcext:value-type="float">
            <text:p>53.0471237055355</text:p>
          </table:table-cell>
          <table:table-cell table:number-columns-repeated="5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11.84257644" calcext:value-type="float">
            <text:p>11.84257644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 table:formula="of:=[.E88]*[.E88]" office:value-type="float" office:value="7.84" calcext:value-type="float">
            <text:p>7.84</text:p>
          </table:table-cell>
          <table:table-cell table:formula="of:=[.F88]*[.E88]" office:value-type="float" office:value="-21.952" calcext:value-type="float">
            <text:p>-21.952</text:p>
          </table:table-cell>
          <table:table-cell table:formula="of:=[.G88]*[.E88]" office:value-type="float" office:value="61.4656" calcext:value-type="float">
            <text:p>61.4656</text:p>
          </table:table-cell>
          <table:table-cell table:formula="of:=[.E$1]*([.E88])+([.F$1]*[.F88])+([.G$1]*[.G88])+([.H$1]*[.H88])+[.$D$1]" office:value-type="float" office:value="43.2714140490597" calcext:value-type="float">
            <text:p>43.2714140490597</text:p>
          </table:table-cell>
          <table:table-cell table:number-columns-repeated="5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75.09810603" calcext:value-type="float">
            <text:p>75.09810603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 table:formula="of:=[.E89]*[.E89]" office:value-type="float" office:value="6.76" calcext:value-type="float">
            <text:p>6.76</text:p>
          </table:table-cell>
          <table:table-cell table:formula="of:=[.F89]*[.E89]" office:value-type="float" office:value="-17.576" calcext:value-type="float">
            <text:p>-17.576</text:p>
          </table:table-cell>
          <table:table-cell table:formula="of:=[.G89]*[.E89]" office:value-type="float" office:value="45.6976" calcext:value-type="float">
            <text:p>45.6976</text:p>
          </table:table-cell>
          <table:table-cell table:formula="of:=[.E$1]*([.E89])+([.F$1]*[.F89])+([.G$1]*[.G89])+([.H$1]*[.H89])+[.$D$1]" office:value-type="float" office:value="34.8966887883704" calcext:value-type="float">
            <text:p>34.8966887883704</text:p>
          </table:table-cell>
          <table:table-cell table:number-columns-repeated="5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28.47873386" calcext:value-type="float">
            <text:p>28.47873386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 table:formula="of:=[.E90]*[.E90]" office:value-type="float" office:value="5.76" calcext:value-type="float">
            <text:p>5.76</text:p>
          </table:table-cell>
          <table:table-cell table:formula="of:=[.F90]*[.E90]" office:value-type="float" office:value="-13.824" calcext:value-type="float">
            <text:p>-13.824</text:p>
          </table:table-cell>
          <table:table-cell table:formula="of:=[.G90]*[.E90]" office:value-type="float" office:value="33.1776" calcext:value-type="float">
            <text:p>33.1776</text:p>
          </table:table-cell>
          <table:table-cell table:formula="of:=[.E$1]*([.E90])+([.F$1]*[.F90])+([.G$1]*[.G90])+([.H$1]*[.H90])+[.$D$1]" office:value-type="float" office:value="27.7895683459284" calcext:value-type="float">
            <text:p>27.7895683459284</text:p>
          </table:table-cell>
          <table:table-cell table:number-columns-repeated="5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12.67097287" calcext:value-type="float">
            <text:p>12.67097287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 table:formula="of:=[.E91]*[.E91]" office:value-type="float" office:value="4.84" calcext:value-type="float">
            <text:p>4.84</text:p>
          </table:table-cell>
          <table:table-cell table:formula="of:=[.F91]*[.E91]" office:value-type="float" office:value="-10.648" calcext:value-type="float">
            <text:p>-10.648</text:p>
          </table:table-cell>
          <table:table-cell table:formula="of:=[.G91]*[.E91]" office:value-type="float" office:value="23.4256" calcext:value-type="float">
            <text:p>23.4256</text:p>
          </table:table-cell>
          <table:table-cell table:formula="of:=[.E$1]*([.E91])+([.F$1]*[.F91])+([.G$1]*[.G91])+([.H$1]*[.H91])+[.$D$1]" office:value-type="float" office:value="21.821927992081" calcext:value-type="float">
            <text:p>21.821927992081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6.34374963" calcext:value-type="float">
            <text:p>26.3437496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E92]*[.E92]" office:value-type="float" office:value="4" calcext:value-type="float">
            <text:p>4</text:p>
          </table:table-cell>
          <table:table-cell table:formula="of:=[.F92]*[.E92]" office:value-type="float" office:value="-8" calcext:value-type="float">
            <text:p>-8</text:p>
          </table:table-cell>
          <table:table-cell table:formula="of:=[.G92]*[.E92]" office:value-type="float" office:value="16" calcext:value-type="float">
            <text:p>16</text:p>
          </table:table-cell>
          <table:table-cell table:formula="of:=[.E$1]*([.E92])+([.F$1]*[.F92])+([.G$1]*[.G92])+([.H$1]*[.H92])+[.$D$1]" office:value-type="float" office:value="16.8708978450609" calcext:value-type="float">
            <text:p>16.8708978450609</text:p>
          </table:table-cell>
          <table:table-cell table:number-columns-repeated="5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44.56662707" calcext:value-type="float">
            <text:p>44.56662707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formula="of:=[.E93]*[.E93]" office:value-type="float" office:value="3.24" calcext:value-type="float">
            <text:p>3.24</text:p>
          </table:table-cell>
          <table:table-cell table:formula="of:=[.F93]*[.E93]" office:value-type="float" office:value="-5.832" calcext:value-type="float">
            <text:p>-5.832</text:p>
          </table:table-cell>
          <table:table-cell table:formula="of:=[.G93]*[.E93]" office:value-type="float" office:value="10.4976" calcext:value-type="float">
            <text:p>10.4976</text:p>
          </table:table-cell>
          <table:table-cell table:formula="of:=[.E$1]*([.E93])+([.F$1]*[.F93])+([.G$1]*[.G93])+([.H$1]*[.H93])+[.$D$1]" office:value-type="float" office:value="12.818862870987" calcext:value-type="float">
            <text:p>12.818862870987</text:p>
          </table:table-cell>
          <table:table-cell table:number-columns-repeated="5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51.67875688" calcext:value-type="float">
            <text:p>51.67875688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 table:formula="of:=[.E94]*[.E94]" office:value-type="float" office:value="2.56" calcext:value-type="float">
            <text:p>2.56</text:p>
          </table:table-cell>
          <table:table-cell table:formula="of:=[.F94]*[.E94]" office:value-type="float" office:value="-4.096" calcext:value-type="float">
            <text:p>-4.096</text:p>
          </table:table-cell>
          <table:table-cell table:formula="of:=[.G94]*[.E94]" office:value-type="float" office:value="6.5536" calcext:value-type="float">
            <text:p>6.5536</text:p>
          </table:table-cell>
          <table:table-cell table:formula="of:=[.E$1]*([.E94])+([.F$1]*[.F94])+([.G$1]*[.G94])+([.H$1]*[.H94])+[.$D$1]" office:value-type="float" office:value="9.55346288386382" calcext:value-type="float">
            <text:p>9.55346288386382</text:p>
          </table:table-cell>
          <table:table-cell table:number-columns-repeated="5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18.59649266" calcext:value-type="float">
            <text:p>-18.59649266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 table:formula="of:=[.E95]*[.E95]" office:value-type="float" office:value="1.96" calcext:value-type="float">
            <text:p>1.96</text:p>
          </table:table-cell>
          <table:table-cell table:formula="of:=[.F95]*[.E95]" office:value-type="float" office:value="-2.744" calcext:value-type="float">
            <text:p>-2.744</text:p>
          </table:table-cell>
          <table:table-cell table:formula="of:=[.G95]*[.E95]" office:value-type="float" office:value="3.8416" calcext:value-type="float">
            <text:p>3.8416</text:p>
          </table:table-cell>
          <table:table-cell table:formula="of:=[.E$1]*([.E95])+([.F$1]*[.F95])+([.G$1]*[.G95])+([.H$1]*[.H95])+[.$D$1]" office:value-type="float" office:value="6.96759254558191" calcext:value-type="float">
            <text:p>6.96759254558191</text:p>
          </table:table-cell>
          <table:table-cell table:number-columns-repeated="5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26.40385543" calcext:value-type="float">
            <text:p>26.40385543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table:formula="of:=[.E96]*[.E96]" office:value-type="float" office:value="1.44" calcext:value-type="float">
            <text:p>1.44</text:p>
          </table:table-cell>
          <table:table-cell table:formula="of:=[.F96]*[.E96]" office:value-type="float" office:value="-1.728" calcext:value-type="float">
            <text:p>-1.728</text:p>
          </table:table-cell>
          <table:table-cell table:formula="of:=[.G96]*[.E96]" office:value-type="float" office:value="2.0736" calcext:value-type="float">
            <text:p>2.0736</text:p>
          </table:table-cell>
          <table:table-cell table:formula="of:=[.E$1]*([.E96])+([.F$1]*[.F96])+([.G$1]*[.G96])+([.H$1]*[.H96])+[.$D$1]" office:value-type="float" office:value="4.95940136591765" calcext:value-type="float">
            <text:p>4.95940136591765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2.71944331" calcext:value-type="float">
            <text:p>52.7194433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E97]*[.E97]" office:value-type="float" office:value="1" calcext:value-type="float">
            <text:p>1</text:p>
          </table:table-cell>
          <table:table-cell table:formula="of:=[.F97]*[.E97]" office:value-type="float" office:value="-1" calcext:value-type="float">
            <text:p>-1</text:p>
          </table:table-cell>
          <table:table-cell table:formula="of:=[.G97]*[.E97]" office:value-type="float" office:value="1" calcext:value-type="float">
            <text:p>1</text:p>
          </table:table-cell>
          <table:table-cell table:formula="of:=[.E$1]*([.E97])+([.F$1]*[.F97])+([.G$1]*[.G97])+([.H$1]*[.H97])+[.$D$1]" office:value-type="float" office:value="3.43229370253329" calcext:value-type="float">
            <text:p>3.43229370253329</text:p>
          </table:table-cell>
          <table:table-cell table:number-columns-repeated="5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51.57220578" calcext:value-type="float">
            <text:p>51.57220578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 table:formula="of:=[.E98]*[.E98]" office:value-type="float" office:value="0.64" calcext:value-type="float">
            <text:p>0.64</text:p>
          </table:table-cell>
          <table:table-cell table:formula="of:=[.F98]*[.E98]" office:value-type="float" office:value="-0.512" calcext:value-type="float">
            <text:p>-0.512</text:p>
          </table:table-cell>
          <table:table-cell table:formula="of:=[.G98]*[.E98]" office:value-type="float" office:value="0.4096" calcext:value-type="float">
            <text:p>0.4096</text:p>
          </table:table-cell>
          <table:table-cell table:formula="of:=[.E$1]*([.E98])+([.F$1]*[.F98])+([.G$1]*[.G98])+([.H$1]*[.H98])+[.$D$1]" office:value-type="float" office:value="2.29492876097695" calcext:value-type="float">
            <text:p>2.29492876097695</text:p>
          </table:table-cell>
          <table:table-cell table:number-columns-repeated="5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39.66310989" calcext:value-type="float">
            <text:p>-39.66310989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 table:formula="of:=[.E99]*[.E99]" office:value-type="float" office:value="0.36" calcext:value-type="float">
            <text:p>0.36</text:p>
          </table:table-cell>
          <table:table-cell table:formula="of:=[.F99]*[.E99]" office:value-type="float" office:value="-0.216" calcext:value-type="float">
            <text:p>-0.216</text:p>
          </table:table-cell>
          <table:table-cell table:formula="of:=[.G99]*[.E99]" office:value-type="float" office:value="0.1296" calcext:value-type="float">
            <text:p>0.1296</text:p>
          </table:table-cell>
          <table:table-cell table:formula="of:=[.E$1]*([.E99])+([.F$1]*[.F99])+([.G$1]*[.G99])+([.H$1]*[.H99])+[.$D$1]" office:value-type="float" office:value="1.46122059468264" calcext:value-type="float">
            <text:p>1.46122059468264</text:p>
          </table:table-cell>
          <table:table-cell table:number-columns-repeated="5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8.835787098" calcext:value-type="float">
            <text:p>-8.835787098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 table:formula="of:=[.E100]*[.E100]" office:value-type="float" office:value="0.16" calcext:value-type="float">
            <text:p>0.16</text:p>
          </table:table-cell>
          <table:table-cell table:formula="of:=[.F100]*[.E100]" office:value-type="float" office:value="-0.064" calcext:value-type="float">
            <text:p>-0.064</text:p>
          </table:table-cell>
          <table:table-cell table:formula="of:=[.G100]*[.E100]" office:value-type="float" office:value="0.0256" calcext:value-type="float">
            <text:p>0.0256</text:p>
          </table:table-cell>
          <table:table-cell table:formula="of:=[.E$1]*([.E100])+([.F$1]*[.F100])+([.G$1]*[.G100])+([.H$1]*[.H100])+[.$D$1]" office:value-type="float" office:value="0.850338104970237" calcext:value-type="float">
            <text:p>0.850338104970237</text:p>
          </table:table-cell>
          <table:table-cell table:number-columns-repeated="5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39.98048184" calcext:value-type="float">
            <text:p>-39.98048184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 table:formula="of:=[.E101]*[.E101]" office:value-type="float" office:value="0.04" calcext:value-type="float">
            <text:p>0.04</text:p>
          </table:table-cell>
          <table:table-cell table:formula="of:=[.F101]*[.E101]" office:value-type="float" office:value="-0.008" calcext:value-type="float">
            <text:p>-0.008</text:p>
          </table:table-cell>
          <table:table-cell table:formula="of:=[.G101]*[.E101]" office:value-type="float" office:value="0.0016" calcext:value-type="float">
            <text:p>0.0016</text:p>
          </table:table-cell>
          <table:table-cell table:formula="of:=[.E$1]*([.E101])+([.F$1]*[.F101])+([.G$1]*[.G101])+([.H$1]*[.H101])+[.$D$1]" office:value-type="float" office:value="0.386705041045482" calcext:value-type="float">
            <text:p>0.38670504104548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210064" calcext:value-type="float">
            <text:p>49.2100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E102]*[.E102]" office:value-type="float" office:value="0" calcext:value-type="float">
            <text:p>0</text:p>
          </table:table-cell>
          <table:table-cell table:formula="of:=[.F102]*[.E102]" office:value-type="float" office:value="0" calcext:value-type="float">
            <text:p>0</text:p>
          </table:table-cell>
          <table:table-cell table:formula="of:=[.G102]*[.E102]" office:value-type="float" office:value="0" calcext:value-type="float">
            <text:p>0</text:p>
          </table:table-cell>
          <table:table-cell table:formula="of:=[.E$1]*([.E102])+([.F$1]*[.F102])+([.G$1]*[.G102])+([.H$1]*[.H102])+[.$D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4.9990783" calcext:value-type="float">
            <text:p>34.999078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E103]*[.E103]" office:value-type="float" office:value="0.04" calcext:value-type="float">
            <text:p>0.04</text:p>
          </table:table-cell>
          <table:table-cell table:formula="of:=[.F103]*[.E103]" office:value-type="float" office:value="0.008" calcext:value-type="float">
            <text:p>0.008</text:p>
          </table:table-cell>
          <table:table-cell table:formula="of:=[.G103]*[.E103]" office:value-type="float" office:value="0.0016" calcext:value-type="float">
            <text:p>0.0016</text:p>
          </table:table-cell>
          <table:table-cell table:formula="of:=[.E$1]*([.E103])+([.F$1]*[.F103])+([.G$1]*[.G103])+([.H$1]*[.H103])+[.$D$1]" office:value-type="float" office:value="-0.374843573188714" calcext:value-type="float">
            <text:p>-0.374843573188714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.05064513" calcext:value-type="float">
            <text:p>28.0506451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E104]*[.E104]" office:value-type="float" office:value="0.16" calcext:value-type="float">
            <text:p>0.16</text:p>
          </table:table-cell>
          <table:table-cell table:formula="of:=[.F104]*[.E104]" office:value-type="float" office:value="0.064" calcext:value-type="float">
            <text:p>0.064</text:p>
          </table:table-cell>
          <table:table-cell table:formula="of:=[.G104]*[.E104]" office:value-type="float" office:value="0.0256" calcext:value-type="float">
            <text:p>0.0256</text:p>
          </table:table-cell>
          <table:table-cell table:formula="of:=[.E$1]*([.E104])+([.F$1]*[.F104])+([.G$1]*[.G104])+([.H$1]*[.H104])+[.$D$1]" office:value-type="float" office:value="-0.797637385657291" calcext:value-type="float">
            <text:p>-0.797637385657291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.19138967" calcext:value-type="float">
            <text:p>25.191389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E105]*[.E105]" office:value-type="float" office:value="0.36" calcext:value-type="float">
            <text:p>0.36</text:p>
          </table:table-cell>
          <table:table-cell table:formula="of:=[.F105]*[.E105]" office:value-type="float" office:value="0.216" calcext:value-type="float">
            <text:p>0.216</text:p>
          </table:table-cell>
          <table:table-cell table:formula="of:=[.G105]*[.E105]" office:value-type="float" office:value="0.1296" calcext:value-type="float">
            <text:p>0.1296</text:p>
          </table:table-cell>
          <table:table-cell table:formula="of:=[.E$1]*([.E105])+([.F$1]*[.F105])+([.G$1]*[.G105])+([.H$1]*[.H105])+[.$D$1]" office:value-type="float" office:value="-1.32293829665649" calcext:value-type="float">
            <text:p>-1.3229382966564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5.001109545" calcext:value-type="float">
            <text:p>-5.00110954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[.E106]*[.E106]" office:value-type="float" office:value="0.64" calcext:value-type="float">
            <text:p>0.64</text:p>
          </table:table-cell>
          <table:table-cell table:formula="of:=[.F106]*[.E106]" office:value-type="float" office:value="0.512" calcext:value-type="float">
            <text:p>0.512</text:p>
          </table:table-cell>
          <table:table-cell table:formula="of:=[.G106]*[.E106]" office:value-type="float" office:value="0.4096" calcext:value-type="float">
            <text:p>0.4096</text:p>
          </table:table-cell>
          <table:table-cell table:formula="of:=[.E$1]*([.E106])+([.F$1]*[.F106])+([.G$1]*[.G106])+([.H$1]*[.H106])+[.$D$1]" office:value-type="float" office:value="-2.00004831755118" calcext:value-type="float">
            <text:p>-2.000048317551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4858492" calcext:value-type="float">
            <text:p>15.448584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107]*[.E107]" office:value-type="float" office:value="1" calcext:value-type="float">
            <text:p>1</text:p>
          </table:table-cell>
          <table:table-cell table:formula="of:=[.F107]*[.E107]" office:value-type="float" office:value="1" calcext:value-type="float">
            <text:p>1</text:p>
          </table:table-cell>
          <table:table-cell table:formula="of:=[.G107]*[.E107]" office:value-type="float" office:value="1" calcext:value-type="float">
            <text:p>1</text:p>
          </table:table-cell>
          <table:table-cell table:formula="of:=[.E$1]*([.E107])+([.F$1]*[.F107])+([.G$1]*[.G107])+([.H$1]*[.H107])+[.$D$1]" office:value-type="float" office:value="-2.87301461182039" calcext:value-type="float">
            <text:p>-2.87301461182039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7.51526666" calcext:value-type="float">
            <text:p>27.51526666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formula="of:=[.E108]*[.E108]" office:value-type="float" office:value="1.44" calcext:value-type="float">
            <text:p>1.44</text:p>
          </table:table-cell>
          <table:table-cell table:formula="of:=[.F108]*[.E108]" office:value-type="float" office:value="1.728" calcext:value-type="float">
            <text:p>1.728</text:p>
          </table:table-cell>
          <table:table-cell table:formula="of:=[.G108]*[.E108]" office:value-type="float" office:value="2.0736" calcext:value-type="float">
            <text:p>2.0736</text:p>
          </table:table-cell>
          <table:table-cell table:formula="of:=[.E$1]*([.E108])+([.F$1]*[.F108])+([.G$1]*[.G108])+([.H$1]*[.H108])+[.$D$1]" office:value-type="float" office:value="-3.98062949505725" calcext:value-type="float">
            <text:p>-3.98062949505725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14.18785642" calcext:value-type="float">
            <text:p>-14.18785642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formula="of:=[.E109]*[.E109]" office:value-type="float" office:value="1.96" calcext:value-type="float">
            <text:p>1.96</text:p>
          </table:table-cell>
          <table:table-cell table:formula="of:=[.F109]*[.E109]" office:value-type="float" office:value="2.744" calcext:value-type="float">
            <text:p>2.744</text:p>
          </table:table-cell>
          <table:table-cell table:formula="of:=[.G109]*[.E109]" office:value-type="float" office:value="3.8416" calcext:value-type="float">
            <text:p>3.8416</text:p>
          </table:table-cell>
          <table:table-cell table:formula="of:=[.E$1]*([.E109])+([.F$1]*[.F109])+([.G$1]*[.G109])+([.H$1]*[.H109])+[.$D$1]" office:value-type="float" office:value="-5.35643043496902" calcext:value-type="float">
            <text:p>-5.35643043496902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12.65564398" calcext:value-type="float">
            <text:p>-12.65564398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formula="of:=[.E110]*[.E110]" office:value-type="float" office:value="2.56" calcext:value-type="float">
            <text:p>2.56</text:p>
          </table:table-cell>
          <table:table-cell table:formula="of:=[.F110]*[.E110]" office:value-type="float" office:value="4.096" calcext:value-type="float">
            <text:p>4.096</text:p>
          </table:table-cell>
          <table:table-cell table:formula="of:=[.G110]*[.E110]" office:value-type="float" office:value="6.5536" calcext:value-type="float">
            <text:p>6.5536</text:p>
          </table:table-cell>
          <table:table-cell table:formula="of:=[.E$1]*([.E110])+([.F$1]*[.F110])+([.G$1]*[.G110])+([.H$1]*[.H110])+[.$D$1]" office:value-type="float" office:value="-7.02870005137709" calcext:value-type="float">
            <text:p>-7.02870005137709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.05101005" calcext:value-type="float">
            <text:p>15.05101005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[.E111]*[.E111]" office:value-type="float" office:value="3.24" calcext:value-type="float">
            <text:p>3.24</text:p>
          </table:table-cell>
          <table:table-cell table:formula="of:=[.F111]*[.E111]" office:value-type="float" office:value="5.832" calcext:value-type="float">
            <text:p>5.832</text:p>
          </table:table-cell>
          <table:table-cell table:formula="of:=[.G111]*[.E111]" office:value-type="float" office:value="10.4976" calcext:value-type="float">
            <text:p>10.4976</text:p>
          </table:table-cell>
          <table:table-cell table:formula="of:=[.E$1]*([.E111])+([.F$1]*[.F111])+([.G$1]*[.G111])+([.H$1]*[.H111])+[.$D$1]" office:value-type="float" office:value="-9.02046611621696" calcext:value-type="float">
            <text:p>-9.020466116216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3.7308247" calcext:value-type="float">
            <text:p>-53.73082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E112]*[.E112]" office:value-type="float" office:value="4" calcext:value-type="float">
            <text:p>4</text:p>
          </table:table-cell>
          <table:table-cell table:formula="of:=[.F112]*[.E112]" office:value-type="float" office:value="8" calcext:value-type="float">
            <text:p>8</text:p>
          </table:table-cell>
          <table:table-cell table:formula="of:=[.G112]*[.E112]" office:value-type="float" office:value="16" calcext:value-type="float">
            <text:p>16</text:p>
          </table:table-cell>
          <table:table-cell table:formula="of:=[.E$1]*([.E112])+([.F$1]*[.F112])+([.G$1]*[.G112])+([.H$1]*[.H112])+[.$D$1]" office:value-type="float" office:value="-11.3495015535383" calcext:value-type="float">
            <text:p>-11.3495015535383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32.78296303" calcext:value-type="float">
            <text:p>-32.78296303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[.E113]*[.E113]" office:value-type="float" office:value="4.84" calcext:value-type="float">
            <text:p>4.84</text:p>
          </table:table-cell>
          <table:table-cell table:formula="of:=[.F113]*[.E113]" office:value-type="float" office:value="10.648" calcext:value-type="float">
            <text:p>10.648</text:p>
          </table:table-cell>
          <table:table-cell table:formula="of:=[.G113]*[.E113]" office:value-type="float" office:value="23.4256" calcext:value-type="float">
            <text:p>23.4256</text:p>
          </table:table-cell>
          <table:table-cell table:formula="of:=[.E$1]*([.E113])+([.F$1]*[.F113])+([.G$1]*[.G113])+([.H$1]*[.H113])+[.$D$1]" office:value-type="float" office:value="-14.0283244395048" calcext:value-type="float">
            <text:p>-14.0283244395048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50.06750622" calcext:value-type="float">
            <text:p>-50.0675062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table:formula="of:=[.E114]*[.E114]" office:value-type="float" office:value="5.76" calcext:value-type="float">
            <text:p>5.76</text:p>
          </table:table-cell>
          <table:table-cell table:formula="of:=[.F114]*[.E114]" office:value-type="float" office:value="13.824" calcext:value-type="float">
            <text:p>13.824</text:p>
          </table:table-cell>
          <table:table-cell table:formula="of:=[.G114]*[.E114]" office:value-type="float" office:value="33.1776" calcext:value-type="float">
            <text:p>33.1776</text:p>
          </table:table-cell>
          <table:table-cell table:formula="of:=[.E$1]*([.E114])+([.F$1]*[.F114])+([.G$1]*[.G114])+([.H$1]*[.H114])+[.$D$1]" office:value-type="float" office:value="-17.0641980023945" calcext:value-type="float">
            <text:p>-17.0641980023945</text:p>
          </table:table-cell>
          <table:table-cell table:number-columns-repeated="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1.235577123" calcext:value-type="float">
            <text:p>-1.235577123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formula="of:=[.E115]*[.E115]" office:value-type="float" office:value="6.76" calcext:value-type="float">
            <text:p>6.76</text:p>
          </table:table-cell>
          <table:table-cell table:formula="of:=[.F115]*[.E115]" office:value-type="float" office:value="17.576" calcext:value-type="float">
            <text:p>17.576</text:p>
          </table:table-cell>
          <table:table-cell table:formula="of:=[.G115]*[.E115]" office:value-type="float" office:value="45.6976" calcext:value-type="float">
            <text:p>45.6976</text:p>
          </table:table-cell>
          <table:table-cell table:formula="of:=[.E$1]*([.E115])+([.F$1]*[.F115])+([.G$1]*[.G115])+([.H$1]*[.H115])+[.$D$1]" office:value-type="float" office:value="-20.4591306225993" calcext:value-type="float">
            <text:p>-20.4591306225993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68.42981797" calcext:value-type="float">
            <text:p>-68.42981797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formula="of:=[.E116]*[.E116]" office:value-type="float" office:value="7.84" calcext:value-type="float">
            <text:p>7.84</text:p>
          </table:table-cell>
          <table:table-cell table:formula="of:=[.F116]*[.E116]" office:value-type="float" office:value="21.952" calcext:value-type="float">
            <text:p>21.952</text:p>
          </table:table-cell>
          <table:table-cell table:formula="of:=[.G116]*[.E116]" office:value-type="float" office:value="61.4656" calcext:value-type="float">
            <text:p>61.4656</text:p>
          </table:table-cell>
          <table:table-cell table:formula="of:=[.E$1]*([.E116])+([.F$1]*[.F116])+([.G$1]*[.G116])+([.H$1]*[.H116])+[.$D$1]" office:value-type="float" office:value="-24.2098758326254" calcext:value-type="float">
            <text:p>-24.209875832625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11456293" calcext:value-type="float">
            <text:p>3.0114562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E117]*[.E117]" office:value-type="float" office:value="9" calcext:value-type="float">
            <text:p>9</text:p>
          </table:table-cell>
          <table:table-cell table:formula="of:=[.F117]*[.E117]" office:value-type="float" office:value="27" calcext:value-type="float">
            <text:p>27</text:p>
          </table:table-cell>
          <table:table-cell table:formula="of:=[.G117]*[.E117]" office:value-type="float" office:value="81" calcext:value-type="float">
            <text:p>81</text:p>
          </table:table-cell>
          <table:table-cell table:formula="of:=[.E$1]*([.E117])+([.F$1]*[.F117])+([.G$1]*[.G117])+([.H$1]*[.H117])+[.$D$1]" office:value-type="float" office:value="-28.307932317093" calcext:value-type="float">
            <text:p>-28.307932317093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60.16810775" calcext:value-type="float">
            <text:p>-60.16810775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table:formula="of:=[.E118]*[.E118]" office:value-type="float" office:value="10.24" calcext:value-type="float">
            <text:p>10.24</text:p>
          </table:table-cell>
          <table:table-cell table:formula="of:=[.F118]*[.E118]" office:value-type="float" office:value="32.768" calcext:value-type="float">
            <text:p>32.768</text:p>
          </table:table-cell>
          <table:table-cell table:formula="of:=[.G118]*[.E118]" office:value-type="float" office:value="104.8576" calcext:value-type="float">
            <text:p>104.8576</text:p>
          </table:table-cell>
          <table:table-cell table:formula="of:=[.E$1]*([.E118])+([.F$1]*[.F118])+([.G$1]*[.G118])+([.H$1]*[.H118])+[.$D$1]" office:value-type="float" office:value="-32.7395439127366" calcext:value-type="float">
            <text:p>-32.7395439127366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30.76501744" calcext:value-type="float">
            <text:p>-30.7650174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table:formula="of:=[.E119]*[.E119]" office:value-type="float" office:value="11.56" calcext:value-type="float">
            <text:p>11.56</text:p>
          </table:table-cell>
          <table:table-cell table:formula="of:=[.F119]*[.E119]" office:value-type="float" office:value="39.304" calcext:value-type="float">
            <text:p>39.304</text:p>
          </table:table-cell>
          <table:table-cell table:formula="of:=[.G119]*[.E119]" office:value-type="float" office:value="133.6336" calcext:value-type="float">
            <text:p>133.6336</text:p>
          </table:table-cell>
          <table:table-cell table:formula="of:=[.E$1]*([.E119])+([.F$1]*[.F119])+([.G$1]*[.G119])+([.H$1]*[.H119])+[.$D$1]" office:value-type="float" office:value="-37.4856996084047" calcext:value-type="float">
            <text:p>-37.4856996084047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90.22585266" calcext:value-type="float">
            <text:p>-90.22585266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formula="of:=[.E120]*[.E120]" office:value-type="float" office:value="12.96" calcext:value-type="float">
            <text:p>12.96</text:p>
          </table:table-cell>
          <table:table-cell table:formula="of:=[.F120]*[.E120]" office:value-type="float" office:value="46.656" calcext:value-type="float">
            <text:p>46.656</text:p>
          </table:table-cell>
          <table:table-cell table:formula="of:=[.G120]*[.E120]" office:value-type="float" office:value="167.9616" calcext:value-type="float">
            <text:p>167.9616</text:p>
          </table:table-cell>
          <table:table-cell table:formula="of:=[.E$1]*([.E120])+([.F$1]*[.F120])+([.G$1]*[.G120])+([.H$1]*[.H120])+[.$D$1]" office:value-type="float" office:value="-42.5221335450599" calcext:value-type="float">
            <text:p>-42.5221335450599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81.84340645" calcext:value-type="float">
            <text:p>-81.84340645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formula="of:=[.E121]*[.E121]" office:value-type="float" office:value="14.44" calcext:value-type="float">
            <text:p>14.44</text:p>
          </table:table-cell>
          <table:table-cell table:formula="of:=[.F121]*[.E121]" office:value-type="float" office:value="54.872" calcext:value-type="float">
            <text:p>54.872</text:p>
          </table:table-cell>
          <table:table-cell table:formula="of:=[.G121]*[.E121]" office:value-type="float" office:value="208.5136" calcext:value-type="float">
            <text:p>208.5136</text:p>
          </table:table-cell>
          <table:table-cell table:formula="of:=[.E$1]*([.E121])+([.F$1]*[.F121])+([.G$1]*[.G121])+([.H$1]*[.H121])+[.$D$1]" office:value-type="float" office:value="-47.8193250157789" calcext:value-type="float">
            <text:p>-47.81932501577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5.44290565" calcext:value-type="float">
            <text:p>-85.4429056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E122]*[.E122]" office:value-type="float" office:value="16" calcext:value-type="float">
            <text:p>16</text:p>
          </table:table-cell>
          <table:table-cell table:formula="of:=[.F122]*[.E122]" office:value-type="float" office:value="64" calcext:value-type="float">
            <text:p>64</text:p>
          </table:table-cell>
          <table:table-cell table:formula="of:=[.G122]*[.E122]" office:value-type="float" office:value="256" calcext:value-type="float">
            <text:p>256</text:p>
          </table:table-cell>
          <table:table-cell table:formula="of:=[.E$1]*([.E122])+([.F$1]*[.F122])+([.G$1]*[.G122])+([.H$1]*[.H122])+[.$D$1]" office:value-type="float" office:value="-53.3424984657528" calcext:value-type="float">
            <text:p>-53.3424984657528</text:p>
          </table:table-cell>
          <table:table-cell table:number-columns-repeated="5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115.5075674" calcext:value-type="float">
            <text:p>-115.5075674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formula="of:=[.E123]*[.E123]" office:value-type="float" office:value="17.64" calcext:value-type="float">
            <text:p>17.64</text:p>
          </table:table-cell>
          <table:table-cell table:formula="of:=[.F123]*[.E123]" office:value-type="float" office:value="74.088" calcext:value-type="float">
            <text:p>74.088</text:p>
          </table:table-cell>
          <table:table-cell table:formula="of:=[.G123]*[.E123]" office:value-type="float" office:value="311.1696" calcext:value-type="float">
            <text:p>311.1696</text:p>
          </table:table-cell>
          <table:table-cell table:formula="of:=[.E$1]*([.E123])+([.F$1]*[.F123])+([.G$1]*[.G123])+([.H$1]*[.H123])+[.$D$1]" office:value-type="float" office:value="-59.0516234922866" calcext:value-type="float">
            <text:p>-59.0516234922866</text:p>
          </table:table-cell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111.3718929" calcext:value-type="float">
            <text:p>-111.3718929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table:formula="of:=[.E124]*[.E124]" office:value-type="float" office:value="19.36" calcext:value-type="float">
            <text:p>19.36</text:p>
          </table:table-cell>
          <table:table-cell table:formula="of:=[.F124]*[.E124]" office:value-type="float" office:value="85.184" calcext:value-type="float">
            <text:p>85.184</text:p>
          </table:table-cell>
          <table:table-cell table:formula="of:=[.G124]*[.E124]" office:value-type="float" office:value="374.8096" calcext:value-type="float">
            <text:p>374.8096</text:p>
          </table:table-cell>
          <table:table-cell table:formula="of:=[.E$1]*([.E124])+([.F$1]*[.F124])+([.G$1]*[.G124])+([.H$1]*[.H124])+[.$D$1]" office:value-type="float" office:value="-64.9014148447993" calcext:value-type="float">
            <text:p>-64.9014148447993</text:p>
          </table:table-cell>
          <table:table-cell table:number-columns-repeated="5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166.1029805" calcext:value-type="float">
            <text:p>-166.102980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[.E125]*[.E125]" office:value-type="float" office:value="21.16" calcext:value-type="float">
            <text:p>21.16</text:p>
          </table:table-cell>
          <table:table-cell table:formula="of:=[.F125]*[.E125]" office:value-type="float" office:value="97.336" calcext:value-type="float">
            <text:p>97.336</text:p>
          </table:table-cell>
          <table:table-cell table:formula="of:=[.G125]*[.E125]" office:value-type="float" office:value="447.7456" calcext:value-type="float">
            <text:p>447.7456</text:p>
          </table:table-cell>
          <table:table-cell table:formula="of:=[.E$1]*([.E125])+([.F$1]*[.F125])+([.G$1]*[.G125])+([.H$1]*[.H125])+[.$D$1]" office:value-type="float" office:value="-70.8413324248243" calcext:value-type="float">
            <text:p>-70.8413324248243</text:p>
          </table:table-cell>
          <table:table-cell table:number-columns-repeated="5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92.18452026" calcext:value-type="float">
            <text:p>-92.18452026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table:formula="of:=[.E126]*[.E126]" office:value-type="float" office:value="23.04" calcext:value-type="float">
            <text:p>23.04</text:p>
          </table:table-cell>
          <table:table-cell table:formula="of:=[.F126]*[.E126]" office:value-type="float" office:value="110.592" calcext:value-type="float">
            <text:p>110.592</text:p>
          </table:table-cell>
          <table:table-cell table:formula="of:=[.G126]*[.E126]" office:value-type="float" office:value="530.8416" calcext:value-type="float">
            <text:p>530.8416</text:p>
          </table:table-cell>
          <table:table-cell table:formula="of:=[.E$1]*([.E126])+([.F$1]*[.F126])+([.G$1]*[.G126])+([.H$1]*[.H126])+[.$D$1]" office:value-type="float" office:value="-76.815581286009" calcext:value-type="float">
            <text:p>-76.81558128600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2.8515091" calcext:value-type="float">
            <text:p>-182.85150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E127]*[.E127]" office:value-type="float" office:value="25" calcext:value-type="float">
            <text:p>25</text:p>
          </table:table-cell>
          <table:table-cell table:formula="of:=[.F127]*[.E127]" office:value-type="float" office:value="125" calcext:value-type="float">
            <text:p>125</text:p>
          </table:table-cell>
          <table:table-cell table:formula="of:=[.G127]*[.E127]" office:value-type="float" office:value="625" calcext:value-type="float">
            <text:p>625</text:p>
          </table:table-cell>
          <table:table-cell table:formula="of:=[.E$1]*([.E127])+([.F$1]*[.F127])+([.G$1]*[.G127])+([.H$1]*[.H127])+[.$D$1]" office:value-type="float" office:value="-82.7631116341149" calcext:value-type="float">
            <text:p>-82.7631116341149</text:p>
          </table:table-cell>
          <table:table-cell table:number-columns-repeated="5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135.322145" calcext:value-type="float">
            <text:p>-135.322145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table:formula="of:=[.E128]*[.E128]" office:value-type="float" office:value="27.04" calcext:value-type="float">
            <text:p>27.04</text:p>
          </table:table-cell>
          <table:table-cell table:formula="of:=[.F128]*[.E128]" office:value-type="float" office:value="140.608" calcext:value-type="float">
            <text:p>140.608</text:p>
          </table:table-cell>
          <table:table-cell table:formula="of:=[.G128]*[.E128]" office:value-type="float" office:value="731.1616" calcext:value-type="float">
            <text:p>731.1616</text:p>
          </table:table-cell>
          <table:table-cell table:formula="of:=[.E$1]*([.E128])+([.F$1]*[.F128])+([.G$1]*[.G128])+([.H$1]*[.H128])+[.$D$1]" office:value-type="float" office:value="-88.6176188270177" calcext:value-type="float">
            <text:p>-88.6176188270177</text:p>
          </table:table-cell>
          <table:table-cell table:number-columns-repeated="5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197.2758616" calcext:value-type="float">
            <text:p>-197.2758616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table:formula="of:=[.E129]*[.E129]" office:value-type="float" office:value="29.16" calcext:value-type="float">
            <text:p>29.16</text:p>
          </table:table-cell>
          <table:table-cell table:formula="of:=[.F129]*[.E129]" office:value-type="float" office:value="157.464" calcext:value-type="float">
            <text:p>157.464</text:p>
          </table:table-cell>
          <table:table-cell table:formula="of:=[.G129]*[.E129]" office:value-type="float" office:value="850.3056" calcext:value-type="float">
            <text:p>850.3056</text:p>
          </table:table-cell>
          <table:table-cell table:formula="of:=[.E$1]*([.E129])+([.F$1]*[.F129])+([.G$1]*[.G129])+([.H$1]*[.H129])+[.$D$1]" office:value-type="float" office:value="-94.3075433747071" calcext:value-type="float">
            <text:p>-94.3075433747071</text:p>
          </table:table-cell>
          <table:table-cell table:number-columns-repeated="5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249.1330433" calcext:value-type="float">
            <text:p>-249.1330433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formula="of:=[.E130]*[.E130]" office:value-type="float" office:value="31.36" calcext:value-type="float">
            <text:p>31.36</text:p>
          </table:table-cell>
          <table:table-cell table:formula="of:=[.F130]*[.E130]" office:value-type="float" office:value="175.616" calcext:value-type="float">
            <text:p>175.616</text:p>
          </table:table-cell>
          <table:table-cell table:formula="of:=[.G130]*[.E130]" office:value-type="float" office:value="983.4496" calcext:value-type="float">
            <text:p>983.4496</text:p>
          </table:table-cell>
          <table:table-cell table:formula="of:=[.E$1]*([.E130])+([.F$1]*[.F130])+([.G$1]*[.G130])+([.H$1]*[.H130])+[.$D$1]" office:value-type="float" office:value="-99.7560709392872" calcext:value-type="float">
            <text:p>-99.7560709392872</text:p>
          </table:table-cell>
          <table:table-cell table:number-columns-repeated="5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228.2607055" calcext:value-type="float">
            <text:p>-228.2607055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table:formula="of:=[.E131]*[.E131]" office:value-type="float" office:value="33.64" calcext:value-type="float">
            <text:p>33.64</text:p>
          </table:table-cell>
          <table:table-cell table:formula="of:=[.F131]*[.E131]" office:value-type="float" office:value="195.112" calcext:value-type="float">
            <text:p>195.112</text:p>
          </table:table-cell>
          <table:table-cell table:formula="of:=[.G131]*[.E131]" office:value-type="float" office:value="1131.6496" calcext:value-type="float">
            <text:p>1131.6496</text:p>
          </table:table-cell>
          <table:table-cell table:formula="of:=[.E$1]*([.E131])+([.F$1]*[.F131])+([.G$1]*[.G131])+([.H$1]*[.H131])+[.$D$1]" office:value-type="float" office:value="-104.881132334976" calcext:value-type="float">
            <text:p>-104.8811323349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15.3177897" calcext:value-type="float">
            <text:p>-215.31778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E132]*[.E132]" office:value-type="float" office:value="36" calcext:value-type="float">
            <text:p>36</text:p>
          </table:table-cell>
          <table:table-cell table:formula="of:=[.F132]*[.E132]" office:value-type="float" office:value="216" calcext:value-type="float">
            <text:p>216</text:p>
          </table:table-cell>
          <table:table-cell table:formula="of:=[.G132]*[.E132]" office:value-type="float" office:value="1296" calcext:value-type="float">
            <text:p>1296</text:p>
          </table:table-cell>
          <table:table-cell table:formula="of:=[.E$1]*([.E132])+([.F$1]*[.F132])+([.G$1]*[.G132])+([.H$1]*[.H132])+[.$D$1]" office:value-type="float" office:value="-109.595403528105" calcext:value-type="float">
            <text:p>-109.595403528105</text:p>
          </table:table-cell>
          <table:table-cell table:number-columns-repeated="5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328.8797266" calcext:value-type="float">
            <text:p>-328.8797266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 table:formula="of:=[.E133]*[.E133]" office:value-type="float" office:value="38.44" calcext:value-type="float">
            <text:p>38.44</text:p>
          </table:table-cell>
          <table:table-cell table:formula="of:=[.F133]*[.E133]" office:value-type="float" office:value="238.328" calcext:value-type="float">
            <text:p>238.328</text:p>
          </table:table-cell>
          <table:table-cell table:formula="of:=[.G133]*[.E133]" office:value-type="float" office:value="1477.6336" calcext:value-type="float">
            <text:p>1477.6336</text:p>
          </table:table-cell>
          <table:table-cell table:formula="of:=[.E$1]*([.E133])+([.F$1]*[.F133])+([.G$1]*[.G133])+([.H$1]*[.H133])+[.$D$1]" office:value-type="float" office:value="-113.806305637122" calcext:value-type="float">
            <text:p>-113.806305637122</text:p>
          </table:table-cell>
          <table:table-cell table:number-columns-repeated="5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270.7421657" calcext:value-type="float">
            <text:p>-270.7421657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table:formula="of:=[.E134]*[.E134]" office:value-type="float" office:value="40.96" calcext:value-type="float">
            <text:p>40.96</text:p>
          </table:table-cell>
          <table:table-cell table:formula="of:=[.F134]*[.E134]" office:value-type="float" office:value="262.144" calcext:value-type="float">
            <text:p>262.144</text:p>
          </table:table-cell>
          <table:table-cell table:formula="of:=[.G134]*[.E134]" office:value-type="float" office:value="1677.7216" calcext:value-type="float">
            <text:p>1677.7216</text:p>
          </table:table-cell>
          <table:table-cell table:formula="of:=[.E$1]*([.E134])+([.F$1]*[.F134])+([.G$1]*[.G134])+([.H$1]*[.H134])+[.$D$1]" office:value-type="float" office:value="-117.416004932586" calcext:value-type="float">
            <text:p>-117.416004932586</text:p>
          </table:table-cell>
          <table:table-cell table:number-columns-repeated="5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325.7835104" calcext:value-type="float">
            <text:p>-325.7835104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[.E135]*[.E135]" office:value-type="float" office:value="43.56" calcext:value-type="float">
            <text:p>43.56</text:p>
          </table:table-cell>
          <table:table-cell table:formula="of:=[.F135]*[.E135]" office:value-type="float" office:value="287.496" calcext:value-type="float">
            <text:p>287.496</text:p>
          </table:table-cell>
          <table:table-cell table:formula="of:=[.G135]*[.E135]" office:value-type="float" office:value="1897.4736" calcext:value-type="float">
            <text:p>1897.4736</text:p>
          </table:table-cell>
          <table:table-cell table:formula="of:=[.E$1]*([.E135])+([.F$1]*[.F135])+([.G$1]*[.G135])+([.H$1]*[.H135])+[.$D$1]" office:value-type="float" office:value="-120.321412837172" calcext:value-type="float">
            <text:p>-120.321412837172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316.9293285" calcext:value-type="float">
            <text:p>-316.9293285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formula="of:=[.E136]*[.E136]" office:value-type="float" office:value="46.24" calcext:value-type="float">
            <text:p>46.24</text:p>
          </table:table-cell>
          <table:table-cell table:formula="of:=[.F136]*[.E136]" office:value-type="float" office:value="314.432" calcext:value-type="float">
            <text:p>314.432</text:p>
          </table:table-cell>
          <table:table-cell table:formula="of:=[.G136]*[.E136]" office:value-type="float" office:value="2138.1376" calcext:value-type="float">
            <text:p>2138.1376</text:p>
          </table:table-cell>
          <table:table-cell table:formula="of:=[.E$1]*([.E136])+([.F$1]*[.F136])+([.G$1]*[.G136])+([.H$1]*[.H136])+[.$D$1]" office:value-type="float" office:value="-122.414185925669" calcext:value-type="float">
            <text:p>-122.4141859256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01.9960874" calcext:value-type="float">
            <text:p>-401.996087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E137]*[.E137]" office:value-type="float" office:value="49" calcext:value-type="float">
            <text:p>49</text:p>
          </table:table-cell>
          <table:table-cell table:formula="of:=[.F137]*[.E137]" office:value-type="float" office:value="343" calcext:value-type="float">
            <text:p>343</text:p>
          </table:table-cell>
          <table:table-cell table:formula="of:=[.G137]*[.E137]" office:value-type="float" office:value="2401" calcext:value-type="float">
            <text:p>2401</text:p>
          </table:table-cell>
          <table:table-cell table:formula="of:=[.E$1]*([.E137])+([.F$1]*[.F137])+([.G$1]*[.G137])+([.H$1]*[.H137])+[.$D$1]" office:value-type="float" office:value="-123.580725924979" calcext:value-type="float">
            <text:p>-123.580725924979</text:p>
          </table:table-cell>
          <table:table-cell table:number-columns-repeated="5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416.85278" calcext:value-type="float">
            <text:p>-416.85278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table:formula="of:=[.E138]*[.E138]" office:value-type="float" office:value="51.84" calcext:value-type="float">
            <text:p>51.84</text:p>
          </table:table-cell>
          <table:table-cell table:formula="of:=[.F138]*[.E138]" office:value-type="float" office:value="373.248" calcext:value-type="float">
            <text:p>373.248</text:p>
          </table:table-cell>
          <table:table-cell table:formula="of:=[.G138]*[.E138]" office:value-type="float" office:value="2687.3856" calcext:value-type="float">
            <text:p>2687.3856</text:p>
          </table:table-cell>
          <table:table-cell table:formula="of:=[.E$1]*([.E138])+([.F$1]*[.F138])+([.G$1]*[.G138])+([.H$1]*[.H138])+[.$D$1]" office:value-type="float" office:value="-123.70217971412" calcext:value-type="float">
            <text:p>-123.70217971412</text:p>
          </table:table-cell>
          <table:table-cell table:number-columns-repeated="5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464.4202993" calcext:value-type="float">
            <text:p>-464.4202993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formula="of:=[.E139]*[.E139]" office:value-type="float" office:value="54.76" calcext:value-type="float">
            <text:p>54.76</text:p>
          </table:table-cell>
          <table:table-cell table:formula="of:=[.F139]*[.E139]" office:value-type="float" office:value="405.224" calcext:value-type="float">
            <text:p>405.224</text:p>
          </table:table-cell>
          <table:table-cell table:formula="of:=[.G139]*[.E139]" office:value-type="float" office:value="2998.6576" calcext:value-type="float">
            <text:p>2998.6576</text:p>
          </table:table-cell>
          <table:table-cell table:formula="of:=[.E$1]*([.E139])+([.F$1]*[.F139])+([.G$1]*[.G139])+([.H$1]*[.H139])+[.$D$1]" office:value-type="float" office:value="-122.654439324222" calcext:value-type="float">
            <text:p>-122.654439324222</text:p>
          </table:table-cell>
          <table:table-cell table:number-columns-repeated="5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493.7492" calcext:value-type="float">
            <text:p>-493.7492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table:formula="of:=[.E140]*[.E140]" office:value-type="float" office:value="57.76" calcext:value-type="float">
            <text:p>57.76</text:p>
          </table:table-cell>
          <table:table-cell table:formula="of:=[.F140]*[.E140]" office:value-type="float" office:value="438.976" calcext:value-type="float">
            <text:p>438.976</text:p>
          </table:table-cell>
          <table:table-cell table:formula="of:=[.G140]*[.E140]" office:value-type="float" office:value="3336.2176" calcext:value-type="float">
            <text:p>3336.2176</text:p>
          </table:table-cell>
          <table:table-cell table:formula="of:=[.E$1]*([.E140])+([.F$1]*[.F140])+([.G$1]*[.G140])+([.H$1]*[.H140])+[.$D$1]" office:value-type="float" office:value="-120.308141938531" calcext:value-type="float">
            <text:p>-120.308141938531</text:p>
          </table:table-cell>
          <table:table-cell table:number-columns-repeated="5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472.4025719" calcext:value-type="float">
            <text:p>-472.4025719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table:formula="of:=[.E141]*[.E141]" office:value-type="float" office:value="60.84" calcext:value-type="float">
            <text:p>60.84</text:p>
          </table:table-cell>
          <table:table-cell table:formula="of:=[.F141]*[.E141]" office:value-type="float" office:value="474.552" calcext:value-type="float">
            <text:p>474.552</text:p>
          </table:table-cell>
          <table:table-cell table:formula="of:=[.G141]*[.E141]" office:value-type="float" office:value="3701.5056" calcext:value-type="float">
            <text:p>3701.5056</text:p>
          </table:table-cell>
          <table:table-cell table:formula="of:=[.E$1]*([.E141])+([.F$1]*[.F141])+([.G$1]*[.G141])+([.H$1]*[.H141])+[.$D$1]" office:value-type="float" office:value="-116.528669892406" calcext:value-type="float">
            <text:p>-116.5286698924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56.4735972" calcext:value-type="float">
            <text:p>-556.47359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E142]*[.E142]" office:value-type="float" office:value="64" calcext:value-type="float">
            <text:p>64</text:p>
          </table:table-cell>
          <table:table-cell table:formula="of:=[.F142]*[.E142]" office:value-type="float" office:value="512" calcext:value-type="float">
            <text:p>512</text:p>
          </table:table-cell>
          <table:table-cell table:formula="of:=[.G142]*[.E142]" office:value-type="float" office:value="4096" calcext:value-type="float">
            <text:p>4096</text:p>
          </table:table-cell>
          <table:table-cell table:formula="of:=[.E$1]*([.E142])+([.F$1]*[.F142])+([.G$1]*[.G142])+([.H$1]*[.H142])+[.$D$1]" office:value-type="float" office:value="-111.17615067332" calcext:value-type="float">
            <text:p>-111.17615067332</text:p>
          </table:table-cell>
          <table:table-cell table:number-columns-repeated="5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529.7435063" calcext:value-type="float">
            <text:p>-529.7435063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[.E143]*[.E143]" office:value-type="float" office:value="67.24" calcext:value-type="float">
            <text:p>67.24</text:p>
          </table:table-cell>
          <table:table-cell table:formula="of:=[.F143]*[.E143]" office:value-type="float" office:value="551.368" calcext:value-type="float">
            <text:p>551.368</text:p>
          </table:table-cell>
          <table:table-cell table:formula="of:=[.G143]*[.E143]" office:value-type="float" office:value="4521.2176" calcext:value-type="float">
            <text:p>4521.2176</text:p>
          </table:table-cell>
          <table:table-cell table:formula="of:=[.E$1]*([.E143])+([.F$1]*[.F143])+([.G$1]*[.G143])+([.H$1]*[.H143])+[.$D$1]" office:value-type="float" office:value="-104.105456920862" calcext:value-type="float">
            <text:p>-104.105456920862</text:p>
          </table:table-cell>
          <table:table-cell table:number-columns-repeated="5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561.033946" calcext:value-type="float">
            <text:p>-561.033946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formula="of:=[.E144]*[.E144]" office:value-type="float" office:value="70.56" calcext:value-type="float">
            <text:p>70.56</text:p>
          </table:table-cell>
          <table:table-cell table:formula="of:=[.F144]*[.E144]" office:value-type="float" office:value="592.704" calcext:value-type="float">
            <text:p>592.704</text:p>
          </table:table-cell>
          <table:table-cell table:formula="of:=[.G144]*[.E144]" office:value-type="float" office:value="4978.7136" calcext:value-type="float">
            <text:p>4978.7136</text:p>
          </table:table-cell>
          <table:table-cell table:formula="of:=[.E$1]*([.E144])+([.F$1]*[.F144])+([.G$1]*[.G144])+([.H$1]*[.H144])+[.$D$1]" office:value-type="float" office:value="-95.1662064267315" calcext:value-type="float">
            <text:p>-95.1662064267315</text:p>
          </table:table-cell>
          <table:table-cell table:number-columns-repeated="5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673.1356409" calcext:value-type="float">
            <text:p>-673.1356409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 table:formula="of:=[.E145]*[.E145]" office:value-type="float" office:value="73.96" calcext:value-type="float">
            <text:p>73.96</text:p>
          </table:table-cell>
          <table:table-cell table:formula="of:=[.F145]*[.E145]" office:value-type="float" office:value="636.056" calcext:value-type="float">
            <text:p>636.056</text:p>
          </table:table-cell>
          <table:table-cell table:formula="of:=[.G145]*[.E145]" office:value-type="float" office:value="5470.0816" calcext:value-type="float">
            <text:p>5470.0816</text:p>
          </table:table-cell>
          <table:table-cell table:formula="of:=[.E$1]*([.E145])+([.F$1]*[.F145])+([.G$1]*[.G145])+([.H$1]*[.H145])+[.$D$1]" office:value-type="float" office:value="-84.2027621347461" calcext:value-type="float">
            <text:p>-84.2027621347461</text:p>
          </table:table-cell>
          <table:table-cell table:number-columns-repeated="5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653.6613675" calcext:value-type="float">
            <text:p>-653.6613675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 table:formula="of:=[.E146]*[.E146]" office:value-type="float" office:value="77.44" calcext:value-type="float">
            <text:p>77.44</text:p>
          </table:table-cell>
          <table:table-cell table:formula="of:=[.F146]*[.E146]" office:value-type="float" office:value="681.472" calcext:value-type="float">
            <text:p>681.472</text:p>
          </table:table-cell>
          <table:table-cell table:formula="of:=[.G146]*[.E146]" office:value-type="float" office:value="5996.9536" calcext:value-type="float">
            <text:p>5996.9536</text:p>
          </table:table-cell>
          <table:table-cell table:formula="of:=[.E$1]*([.E146])+([.F$1]*[.F146])+([.G$1]*[.G146])+([.H$1]*[.H146])+[.$D$1]" office:value-type="float" office:value="-71.0542321408346" calcext:value-type="float">
            <text:p>-71.054232140834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80.9258054" calcext:value-type="float">
            <text:p>-680.925805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E147]*[.E147]" office:value-type="float" office:value="81" calcext:value-type="float">
            <text:p>81</text:p>
          </table:table-cell>
          <table:table-cell table:formula="of:=[.F147]*[.E147]" office:value-type="float" office:value="729" calcext:value-type="float">
            <text:p>729</text:p>
          </table:table-cell>
          <table:table-cell table:formula="of:=[.G147]*[.E147]" office:value-type="float" office:value="6561" calcext:value-type="float">
            <text:p>6561</text:p>
          </table:table-cell>
          <table:table-cell table:formula="of:=[.E$1]*([.E147])+([.F$1]*[.F147])+([.G$1]*[.G147])+([.H$1]*[.H147])+[.$D$1]" office:value-type="float" office:value="-55.5544696930418" calcext:value-type="float">
            <text:p>-55.5544696930418</text:p>
          </table:table-cell>
          <table:table-cell table:number-columns-repeated="5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732.0755091" calcext:value-type="float">
            <text:p>-732.0755091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formula="of:=[.E148]*[.E148]" office:value-type="float" office:value="84.64" calcext:value-type="float">
            <text:p>84.64</text:p>
          </table:table-cell>
          <table:table-cell table:formula="of:=[.F148]*[.E148]" office:value-type="float" office:value="778.688" calcext:value-type="float">
            <text:p>778.688</text:p>
          </table:table-cell>
          <table:table-cell table:formula="of:=[.G148]*[.E148]" office:value-type="float" office:value="7163.9296" calcext:value-type="float">
            <text:p>7163.9296</text:p>
          </table:table-cell>
          <table:table-cell table:formula="of:=[.E$1]*([.E148])+([.F$1]*[.F148])+([.G$1]*[.G148])+([.H$1]*[.H148])+[.$D$1]" office:value-type="float" office:value="-37.5320731915257" calcext:value-type="float">
            <text:p>-37.5320731915257</text:p>
          </table:table-cell>
          <table:table-cell table:number-columns-repeated="5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750.285855" calcext:value-type="float">
            <text:p>-750.285855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[.E149]*[.E149]" office:value-type="float" office:value="88.36" calcext:value-type="float">
            <text:p>88.36</text:p>
          </table:table-cell>
          <table:table-cell table:formula="of:=[.F149]*[.E149]" office:value-type="float" office:value="830.584" calcext:value-type="float">
            <text:p>830.584</text:p>
          </table:table-cell>
          <table:table-cell table:formula="of:=[.G149]*[.E149]" office:value-type="float" office:value="7807.4896" calcext:value-type="float">
            <text:p>7807.4896</text:p>
          </table:table-cell>
          <table:table-cell table:formula="of:=[.E$1]*([.E149])+([.F$1]*[.F149])+([.G$1]*[.G149])+([.H$1]*[.H149])+[.$D$1]" office:value-type="float" office:value="-16.8103861885586" calcext:value-type="float">
            <text:p>-16.8103861885586</text:p>
          </table:table-cell>
          <table:table-cell table:number-columns-repeated="5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818.161208" calcext:value-type="float">
            <text:p>-818.161208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table:formula="of:=[.E150]*[.E150]" office:value-type="float" office:value="92.16" calcext:value-type="float">
            <text:p>92.16</text:p>
          </table:table-cell>
          <table:table-cell table:formula="of:=[.F150]*[.E150]" office:value-type="float" office:value="884.736" calcext:value-type="float">
            <text:p>884.736</text:p>
          </table:table-cell>
          <table:table-cell table:formula="of:=[.G150]*[.E150]" office:value-type="float" office:value="8493.4656" calcext:value-type="float">
            <text:p>8493.4656</text:p>
          </table:table-cell>
          <table:table-cell table:formula="of:=[.E$1]*([.E150])+([.F$1]*[.F150])+([.G$1]*[.G150])+([.H$1]*[.H150])+[.$D$1]" office:value-type="float" office:value="6.79250261147331" calcext:value-type="float">
            <text:p>6.79250261147331</text:p>
          </table:table-cell>
          <table:table-cell table:number-columns-repeated="5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813.4688135" calcext:value-type="float">
            <text:p>-813.4688135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formula="of:=[.E151]*[.E151]" office:value-type="float" office:value="96.04" calcext:value-type="float">
            <text:p>96.04</text:p>
          </table:table-cell>
          <table:table-cell table:formula="of:=[.F151]*[.E151]" office:value-type="float" office:value="941.192" calcext:value-type="float">
            <text:p>941.192</text:p>
          </table:table-cell>
          <table:table-cell table:formula="of:=[.G151]*[.E151]" office:value-type="float" office:value="9223.6816" calcext:value-type="float">
            <text:p>9223.6816</text:p>
          </table:table-cell>
          <table:table-cell table:formula="of:=[.E$1]*([.E151])+([.F$1]*[.F151])+([.G$1]*[.G151])+([.H$1]*[.H151])+[.$D$1]" office:value-type="float" office:value="33.4637593520695" calcext:value-type="float">
            <text:p>33.463759352069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46.4368459" calcext:value-type="float">
            <text:p>-846.43684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E152]*[.E152]" office:value-type="float" office:value="100" calcext:value-type="float">
            <text:p>100</text:p>
          </table:table-cell>
          <table:table-cell table:formula="of:=[.F152]*[.E152]" office:value-type="float" office:value="1000" calcext:value-type="float">
            <text:p>1000</text:p>
          </table:table-cell>
          <table:table-cell table:formula="of:=[.G152]*[.E152]" office:value-type="float" office:value="10000" calcext:value-type="float">
            <text:p>10000</text:p>
          </table:table-cell>
          <table:table-cell table:formula="of:=[.E$1]*([.E152])+([.F$1]*[.F152])+([.G$1]*[.G152])+([.H$1]*[.H152])+[.$D$1]" office:value-type="float" office:value="63.3958050246144" calcext:value-type="float">
            <text:p>63.3958050246144</text:p>
          </table:table-cell>
          <table:table-cell table:number-columns-repeated="5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917.1520386" calcext:value-type="float">
            <text:p>-917.1520386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 table:formula="of:=[.E153]*[.E153]" office:value-type="float" office:value="104.04" calcext:value-type="float">
            <text:p>104.04</text:p>
          </table:table-cell>
          <table:table-cell table:formula="of:=[.F153]*[.E153]" office:value-type="float" office:value="1061.208" calcext:value-type="float">
            <text:p>1061.208</text:p>
          </table:table-cell>
          <table:table-cell table:formula="of:=[.G153]*[.E153]" office:value-type="float" office:value="10824.3216" calcext:value-type="float">
            <text:p>10824.3216</text:p>
          </table:table-cell>
          <table:table-cell table:formula="of:=[.E$1]*([.E153])+([.F$1]*[.F153])+([.G$1]*[.G153])+([.H$1]*[.H153])+[.$D$1]" office:value-type="float" office:value="96.7863154683803" calcext:value-type="float">
            <text:p>96.7863154683803</text:p>
          </table:table-cell>
          <table:table-cell table:number-columns-repeated="5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982.5105445" calcext:value-type="float">
            <text:p>-982.5105445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table:formula="of:=[.E154]*[.E154]" office:value-type="float" office:value="108.16" calcext:value-type="float">
            <text:p>108.16</text:p>
          </table:table-cell>
          <table:table-cell table:formula="of:=[.F154]*[.E154]" office:value-type="float" office:value="1124.864" calcext:value-type="float">
            <text:p>1124.864</text:p>
          </table:table-cell>
          <table:table-cell table:formula="of:=[.G154]*[.E154]" office:value-type="float" office:value="11698.5856" calcext:value-type="float">
            <text:p>11698.5856</text:p>
          </table:table-cell>
          <table:table-cell table:formula="of:=[.E$1]*([.E154])+([.F$1]*[.F154])+([.G$1]*[.G154])+([.H$1]*[.H154])+[.$D$1]" office:value-type="float" office:value="133.838221370524" calcext:value-type="float">
            <text:p>133.838221370524</text:p>
          </table:table-cell>
          <table:table-cell table:number-columns-repeated="5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947.4363784" calcext:value-type="float">
            <text:p>-947.4363784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 table:formula="of:=[.E155]*[.E155]" office:value-type="float" office:value="112.36" calcext:value-type="float">
            <text:p>112.36</text:p>
          </table:table-cell>
          <table:table-cell table:formula="of:=[.F155]*[.E155]" office:value-type="float" office:value="1191.016" calcext:value-type="float">
            <text:p>1191.016</text:p>
          </table:table-cell>
          <table:table-cell table:formula="of:=[.G155]*[.E155]" office:value-type="float" office:value="12624.7696" calcext:value-type="float">
            <text:p>12624.7696</text:p>
          </table:table-cell>
          <table:table-cell table:formula="of:=[.E$1]*([.E155])+([.F$1]*[.F155])+([.G$1]*[.G155])+([.H$1]*[.H155])+[.$D$1]" office:value-type="float" office:value="174.759708266088" calcext:value-type="float">
            <text:p>174.759708266088</text:p>
          </table:table-cell>
          <table:table-cell table:number-columns-repeated="5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1067.917442" calcext:value-type="float">
            <text:p>-1067.917442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table:formula="of:=[.E156]*[.E156]" office:value-type="float" office:value="116.64" calcext:value-type="float">
            <text:p>116.64</text:p>
          </table:table-cell>
          <table:table-cell table:formula="of:=[.F156]*[.E156]" office:value-type="float" office:value="1259.712" calcext:value-type="float">
            <text:p>1259.712</text:p>
          </table:table-cell>
          <table:table-cell table:formula="of:=[.G156]*[.E156]" office:value-type="float" office:value="13604.8896" calcext:value-type="float">
            <text:p>13604.8896</text:p>
          </table:table-cell>
          <table:table-cell table:formula="of:=[.E$1]*([.E156])+([.F$1]*[.F156])+([.G$1]*[.G156])+([.H$1]*[.H156])+[.$D$1]" office:value-type="float" office:value="219.764216538001" calcext:value-type="float">
            <text:p>219.76421653800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38.579909" calcext:value-type="float">
            <text:p>-1038.57990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E157]*[.E157]" office:value-type="float" office:value="121" calcext:value-type="float">
            <text:p>121</text:p>
          </table:table-cell>
          <table:table-cell table:formula="of:=[.F157]*[.E157]" office:value-type="float" office:value="1331" calcext:value-type="float">
            <text:p>1331</text:p>
          </table:table-cell>
          <table:table-cell table:formula="of:=[.G157]*[.E157]" office:value-type="float" office:value="14641" calcext:value-type="float">
            <text:p>14641</text:p>
          </table:table-cell>
          <table:table-cell table:formula="of:=[.E$1]*([.E157])+([.F$1]*[.F157])+([.G$1]*[.G157])+([.H$1]*[.H157])+[.$D$1]" office:value-type="float" office:value="269.070441417078" calcext:value-type="float">
            <text:p>269.070441417078</text:p>
          </table:table-cell>
          <table:table-cell table:number-columns-repeated="5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1120.728094" calcext:value-type="float">
            <text:p>-1120.728094</text:p>
          </table:table-cell>
          <table:table-cell table:number-columns-repeated="2"/>
          <table:table-cell office:value-type="float" office:value="11.2" calcext:value-type="float">
            <text:p>11.2</text:p>
          </table:table-cell>
          <table:table-cell table:formula="of:=[.E158]*[.E158]" office:value-type="float" office:value="125.44" calcext:value-type="float">
            <text:p>125.44</text:p>
          </table:table-cell>
          <table:table-cell table:formula="of:=[.F158]*[.E158]" office:value-type="float" office:value="1404.928" calcext:value-type="float">
            <text:p>1404.928</text:p>
          </table:table-cell>
          <table:table-cell table:formula="of:=[.G158]*[.E158]" office:value-type="float" office:value="15735.1936" calcext:value-type="float">
            <text:p>15735.1936</text:p>
          </table:table-cell>
          <table:table-cell table:formula="of:=[.E$1]*([.E158])+([.F$1]*[.F158])+([.G$1]*[.G158])+([.H$1]*[.H158])+[.$D$1]" office:value-type="float" office:value="322.90233298202" calcext:value-type="float">
            <text:p>322.90233298202</text:p>
          </table:table-cell>
          <table:table-cell table:number-columns-repeated="5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1139.883252" calcext:value-type="float">
            <text:p>-1139.883252</text:p>
          </table:table-cell>
          <table:table-cell table:number-columns-repeated="2"/>
          <table:table-cell office:value-type="float" office:value="11.4" calcext:value-type="float">
            <text:p>11.4</text:p>
          </table:table-cell>
          <table:table-cell table:formula="of:=[.E159]*[.E159]" office:value-type="float" office:value="129.96" calcext:value-type="float">
            <text:p>129.96</text:p>
          </table:table-cell>
          <table:table-cell table:formula="of:=[.F159]*[.E159]" office:value-type="float" office:value="1481.544" calcext:value-type="float">
            <text:p>1481.544</text:p>
          </table:table-cell>
          <table:table-cell table:formula="of:=[.G159]*[.E159]" office:value-type="float" office:value="16889.6016" calcext:value-type="float">
            <text:p>16889.6016</text:p>
          </table:table-cell>
          <table:table-cell table:formula="of:=[.E$1]*([.E159])+([.F$1]*[.F159])+([.G$1]*[.G159])+([.H$1]*[.H159])+[.$D$1]" office:value-type="float" office:value="381.489096159413" calcext:value-type="float">
            <text:p>381.489096159413</text:p>
          </table:table-cell>
          <table:table-cell table:number-columns-repeated="5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1163.219791" calcext:value-type="float">
            <text:p>-1163.219791</text:p>
          </table:table-cell>
          <table:table-cell table:number-columns-repeated="2"/>
          <table:table-cell office:value-type="float" office:value="11.6" calcext:value-type="float">
            <text:p>11.6</text:p>
          </table:table-cell>
          <table:table-cell table:formula="of:=[.E160]*[.E160]" office:value-type="float" office:value="134.56" calcext:value-type="float">
            <text:p>134.56</text:p>
          </table:table-cell>
          <table:table-cell table:formula="of:=[.F160]*[.E160]" office:value-type="float" office:value="1560.896" calcext:value-type="float">
            <text:p>1560.896</text:p>
          </table:table-cell>
          <table:table-cell table:formula="of:=[.G160]*[.E160]" office:value-type="float" office:value="18106.3936" calcext:value-type="float">
            <text:p>18106.3936</text:p>
          </table:table-cell>
          <table:table-cell table:formula="of:=[.E$1]*([.E160])+([.F$1]*[.F160])+([.G$1]*[.G160])+([.H$1]*[.H160])+[.$D$1]" office:value-type="float" office:value="445.065190723729" calcext:value-type="float">
            <text:p>445.065190723729</text:p>
          </table:table-cell>
          <table:table-cell table:number-columns-repeated="5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1183.384943" calcext:value-type="float">
            <text:p>-1183.384943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table:formula="of:=[.E161]*[.E161]" office:value-type="float" office:value="139.24" calcext:value-type="float">
            <text:p>139.24</text:p>
          </table:table-cell>
          <table:table-cell table:formula="of:=[.F161]*[.E161]" office:value-type="float" office:value="1643.032" calcext:value-type="float">
            <text:p>1643.032</text:p>
          </table:table-cell>
          <table:table-cell table:formula="of:=[.G161]*[.E161]" office:value-type="float" office:value="19387.7776" calcext:value-type="float">
            <text:p>19387.7776</text:p>
          </table:table-cell>
          <table:table-cell table:formula="of:=[.E$1]*([.E161])+([.F$1]*[.F161])+([.G$1]*[.G161])+([.H$1]*[.H161])+[.$D$1]" office:value-type="float" office:value="513.870331297326" calcext:value-type="float">
            <text:p>513.87033129732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211.502374" calcext:value-type="float">
            <text:p>-1211.50237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E162]*[.E162]" office:value-type="float" office:value="144" calcext:value-type="float">
            <text:p>144</text:p>
          </table:table-cell>
          <table:table-cell table:formula="of:=[.F162]*[.E162]" office:value-type="float" office:value="1728" calcext:value-type="float">
            <text:p>1728</text:p>
          </table:table-cell>
          <table:table-cell table:formula="of:=[.G162]*[.E162]" office:value-type="float" office:value="20736" calcext:value-type="float">
            <text:p>20736</text:p>
          </table:table-cell>
          <table:table-cell table:formula="of:=[.E$1]*([.E162])+([.F$1]*[.F162])+([.G$1]*[.G162])+([.H$1]*[.H162])+[.$D$1]" office:value-type="float" office:value="588.149487350449" calcext:value-type="float">
            <text:p>588.149487350449</text:p>
          </table:table-cell>
          <table:table-cell table:number-columns-repeated="5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1288.431673" calcext:value-type="float">
            <text:p>-1288.431673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table:formula="of:=[.E163]*[.E163]" office:value-type="float" office:value="148.84" calcext:value-type="float">
            <text:p>148.84</text:p>
          </table:table-cell>
          <table:table-cell table:formula="of:=[.F163]*[.E163]" office:value-type="float" office:value="1815.848" calcext:value-type="float">
            <text:p>1815.848</text:p>
          </table:table-cell>
          <table:table-cell table:formula="of:=[.G163]*[.E163]" office:value-type="float" office:value="22153.3456" calcext:value-type="float">
            <text:p>22153.3456</text:p>
          </table:table-cell>
          <table:table-cell table:formula="of:=[.E$1]*([.E163])+([.F$1]*[.F163])+([.G$1]*[.G163])+([.H$1]*[.H163])+[.$D$1]" office:value-type="float" office:value="668.152883201227" calcext:value-type="float">
            <text:p>668.152883201227</text:p>
          </table:table-cell>
          <table:table-cell table:number-columns-repeated="5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1289.768388" calcext:value-type="float">
            <text:p>-1289.768388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table:formula="of:=[.E164]*[.E164]" office:value-type="float" office:value="153.76" calcext:value-type="float">
            <text:p>153.76</text:p>
          </table:table-cell>
          <table:table-cell table:formula="of:=[.F164]*[.E164]" office:value-type="float" office:value="1906.624" calcext:value-type="float">
            <text:p>1906.624</text:p>
          </table:table-cell>
          <table:table-cell table:formula="of:=[.G164]*[.E164]" office:value-type="float" office:value="23642.1376" calcext:value-type="float">
            <text:p>23642.1376</text:p>
          </table:table-cell>
          <table:table-cell table:formula="of:=[.E$1]*([.E164])+([.F$1]*[.F164])+([.G$1]*[.G164])+([.H$1]*[.H164])+[.$D$1]" office:value-type="float" office:value="754.135998015677" calcext:value-type="float">
            <text:p>754.135998015677</text:p>
          </table:table-cell>
          <table:table-cell table:number-columns-repeated="5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1268.20848" calcext:value-type="float">
            <text:p>-1268.20848</text:p>
          </table:table-cell>
          <table:table-cell table:number-columns-repeated="2"/>
          <table:table-cell office:value-type="float" office:value="12.6" calcext:value-type="float">
            <text:p>12.6</text:p>
          </table:table-cell>
          <table:table-cell table:formula="of:=[.E165]*[.E165]" office:value-type="float" office:value="158.76" calcext:value-type="float">
            <text:p>158.76</text:p>
          </table:table-cell>
          <table:table-cell table:formula="of:=[.F165]*[.E165]" office:value-type="float" office:value="2000.376" calcext:value-type="float">
            <text:p>2000.376</text:p>
          </table:table-cell>
          <table:table-cell table:formula="of:=[.G165]*[.E165]" office:value-type="float" office:value="25204.7376" calcext:value-type="float">
            <text:p>25204.7376</text:p>
          </table:table-cell>
          <table:table-cell table:formula="of:=[.E$1]*([.E165])+([.F$1]*[.F165])+([.G$1]*[.G165])+([.H$1]*[.H165])+[.$D$1]" office:value-type="float" office:value="846.359565807699" calcext:value-type="float">
            <text:p>846.359565807699</text:p>
          </table:table-cell>
          <table:table-cell table:number-columns-repeated="5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-1370.962062" calcext:value-type="float">
            <text:p>-1370.962062</text:p>
          </table:table-cell>
          <table:table-cell table:number-columns-repeated="2"/>
          <table:table-cell office:value-type="float" office:value="12.8" calcext:value-type="float">
            <text:p>12.8</text:p>
          </table:table-cell>
          <table:table-cell table:formula="of:=[.E166]*[.E166]" office:value-type="float" office:value="163.84" calcext:value-type="float">
            <text:p>163.84</text:p>
          </table:table-cell>
          <table:table-cell table:formula="of:=[.F166]*[.E166]" office:value-type="float" office:value="2097.152" calcext:value-type="float">
            <text:p>2097.152</text:p>
          </table:table-cell>
          <table:table-cell table:formula="of:=[.G166]*[.E166]" office:value-type="float" office:value="26843.5456" calcext:value-type="float">
            <text:p>26843.5456</text:p>
          </table:table-cell>
          <table:table-cell table:formula="of:=[.E$1]*([.E166])+([.F$1]*[.F166])+([.G$1]*[.G166])+([.H$1]*[.H166])+[.$D$1]" office:value-type="float" office:value="945.089575439083" calcext:value-type="float">
            <text:p>945.08957543908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70.585058" calcext:value-type="float">
            <text:p>-1370.58505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E167]*[.E167]" office:value-type="float" office:value="169" calcext:value-type="float">
            <text:p>169</text:p>
          </table:table-cell>
          <table:table-cell table:formula="of:=[.F167]*[.E167]" office:value-type="float" office:value="2197" calcext:value-type="float">
            <text:p>2197</text:p>
          </table:table-cell>
          <table:table-cell table:formula="of:=[.G167]*[.E167]" office:value-type="float" office:value="28561" calcext:value-type="float">
            <text:p>28561</text:p>
          </table:table-cell>
          <table:table-cell table:formula="of:=[.E$1]*([.E167])+([.F$1]*[.F167])+([.G$1]*[.G167])+([.H$1]*[.H167])+[.$D$1]" office:value-type="float" office:value="1050.5972706195" calcext:value-type="float">
            <text:p>1050.5972706195</text:p>
          </table:table-cell>
          <table:table-cell table:number-columns-repeated="5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1422.988222" calcext:value-type="float">
            <text:p>-1422.988222</text:p>
          </table:table-cell>
          <table:table-cell table:number-columns-repeated="2"/>
          <table:table-cell office:value-type="float" office:value="13.2" calcext:value-type="float">
            <text:p>13.2</text:p>
          </table:table-cell>
          <table:table-cell table:formula="of:=[.E168]*[.E168]" office:value-type="float" office:value="174.24" calcext:value-type="float">
            <text:p>174.24</text:p>
          </table:table-cell>
          <table:table-cell table:formula="of:=[.F168]*[.E168]" office:value-type="float" office:value="2299.968" calcext:value-type="float">
            <text:p>2299.968</text:p>
          </table:table-cell>
          <table:table-cell table:formula="of:=[.G168]*[.E168]" office:value-type="float" office:value="30359.5776" calcext:value-type="float">
            <text:p>30359.5776</text:p>
          </table:table-cell>
          <table:table-cell table:formula="of:=[.E$1]*([.E168])+([.F$1]*[.F168])+([.G$1]*[.G168])+([.H$1]*[.H168])+[.$D$1]" office:value-type="float" office:value="1163.15914990651" calcext:value-type="float">
            <text:p>1163.15914990651</text:p>
          </table:table-cell>
          <table:table-cell table:number-columns-repeated="5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-1360.980286" calcext:value-type="float">
            <text:p>-1360.980286</text:p>
          </table:table-cell>
          <table:table-cell table:number-columns-repeated="2"/>
          <table:table-cell office:value-type="float" office:value="13.4" calcext:value-type="float">
            <text:p>13.4</text:p>
          </table:table-cell>
          <table:table-cell table:formula="of:=[.E169]*[.E169]" office:value-type="float" office:value="179.56" calcext:value-type="float">
            <text:p>179.56</text:p>
          </table:table-cell>
          <table:table-cell table:formula="of:=[.F169]*[.E169]" office:value-type="float" office:value="2406.104" calcext:value-type="float">
            <text:p>2406.104</text:p>
          </table:table-cell>
          <table:table-cell table:formula="of:=[.G169]*[.E169]" office:value-type="float" office:value="32241.7936" calcext:value-type="float">
            <text:p>32241.7936</text:p>
          </table:table-cell>
          <table:table-cell table:formula="of:=[.E$1]*([.E169])+([.F$1]*[.F169])+([.G$1]*[.G169])+([.H$1]*[.H169])+[.$D$1]" office:value-type="float" office:value="1283.05696670556" calcext:value-type="float">
            <text:p>1283.05696670556</text:p>
          </table:table-cell>
          <table:table-cell table:number-columns-repeated="5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-1436.653652" calcext:value-type="float">
            <text:p>-1436.653652</text:p>
          </table:table-cell>
          <table:table-cell table:number-columns-repeated="2"/>
          <table:table-cell office:value-type="float" office:value="13.6" calcext:value-type="float">
            <text:p>13.6</text:p>
          </table:table-cell>
          <table:table-cell table:formula="of:=[.E170]*[.E170]" office:value-type="float" office:value="184.96" calcext:value-type="float">
            <text:p>184.96</text:p>
          </table:table-cell>
          <table:table-cell table:formula="of:=[.F170]*[.E170]" office:value-type="float" office:value="2515.456" calcext:value-type="float">
            <text:p>2515.456</text:p>
          </table:table-cell>
          <table:table-cell table:formula="of:=[.G170]*[.E170]" office:value-type="float" office:value="34210.2016" calcext:value-type="float">
            <text:p>34210.2016</text:p>
          </table:table-cell>
          <table:table-cell table:formula="of:=[.E$1]*([.E170])+([.F$1]*[.F170])+([.G$1]*[.G170])+([.H$1]*[.H170])+[.$D$1]" office:value-type="float" office:value="1410.57772926997" calcext:value-type="float">
            <text:p>1410.57772926997</text:p>
          </table:table-cell>
          <table:table-cell table:number-columns-repeated="5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1450.379807" calcext:value-type="float">
            <text:p>-1450.379807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table:formula="of:=[.E171]*[.E171]" office:value-type="float" office:value="190.44" calcext:value-type="float">
            <text:p>190.44</text:p>
          </table:table-cell>
          <table:table-cell table:formula="of:=[.F171]*[.E171]" office:value-type="float" office:value="2628.072" calcext:value-type="float">
            <text:p>2628.072</text:p>
          </table:table-cell>
          <table:table-cell table:formula="of:=[.G171]*[.E171]" office:value-type="float" office:value="36267.3936" calcext:value-type="float">
            <text:p>36267.3936</text:p>
          </table:table-cell>
          <table:table-cell table:formula="of:=[.E$1]*([.E171])+([.F$1]*[.F171])+([.G$1]*[.G171])+([.H$1]*[.H171])+[.$D$1]" office:value-type="float" office:value="1546.01370070098" calcext:value-type="float">
            <text:p>1546.0137007009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39.580287" calcext:value-type="float">
            <text:p>-1439.58028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E172]*[.E172]" office:value-type="float" office:value="196" calcext:value-type="float">
            <text:p>196</text:p>
          </table:table-cell>
          <table:table-cell table:formula="of:=[.F172]*[.E172]" office:value-type="float" office:value="2744" calcext:value-type="float">
            <text:p>2744</text:p>
          </table:table-cell>
          <table:table-cell table:formula="of:=[.G172]*[.E172]" office:value-type="float" office:value="38416" calcext:value-type="float">
            <text:p>38416</text:p>
          </table:table-cell>
          <table:table-cell table:formula="of:=[.E$1]*([.E172])+([.F$1]*[.F172])+([.G$1]*[.G172])+([.H$1]*[.H172])+[.$D$1]" office:value-type="float" office:value="1689.66239894767" calcext:value-type="float">
            <text:p>1689.66239894767</text:p>
          </table:table-cell>
          <table:table-cell table:number-columns-repeated="5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-1416.360001" calcext:value-type="float">
            <text:p>-1416.360001</text:p>
          </table:table-cell>
          <table:table-cell table:number-columns-repeated="2"/>
          <table:table-cell office:value-type="float" office:value="14.2" calcext:value-type="float">
            <text:p>14.2</text:p>
          </table:table-cell>
          <table:table-cell table:formula="of:=[.E173]*[.E173]" office:value-type="float" office:value="201.64" calcext:value-type="float">
            <text:p>201.64</text:p>
          </table:table-cell>
          <table:table-cell table:formula="of:=[.F173]*[.E173]" office:value-type="float" office:value="2863.288" calcext:value-type="float">
            <text:p>2863.288</text:p>
          </table:table-cell>
          <table:table-cell table:formula="of:=[.G173]*[.E173]" office:value-type="float" office:value="40658.6896" calcext:value-type="float">
            <text:p>40658.6896</text:p>
          </table:table-cell>
          <table:table-cell table:formula="of:=[.E$1]*([.E173])+([.F$1]*[.F173])+([.G$1]*[.G173])+([.H$1]*[.H173])+[.$D$1]" office:value-type="float" office:value="1841.82659680704" calcext:value-type="float">
            <text:p>1841.82659680704</text:p>
          </table:table-cell>
          <table:table-cell table:number-columns-repeated="5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1475.269665" calcext:value-type="float">
            <text:p>-1475.269665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table:formula="of:=[.E174]*[.E174]" office:value-type="float" office:value="207.36" calcext:value-type="float">
            <text:p>207.36</text:p>
          </table:table-cell>
          <table:table-cell table:formula="of:=[.F174]*[.E174]" office:value-type="float" office:value="2985.984" calcext:value-type="float">
            <text:p>2985.984</text:p>
          </table:table-cell>
          <table:table-cell table:formula="of:=[.G174]*[.E174]" office:value-type="float" office:value="42998.1696" calcext:value-type="float">
            <text:p>42998.1696</text:p>
          </table:table-cell>
          <table:table-cell table:formula="of:=[.E$1]*([.E174])+([.F$1]*[.F174])+([.G$1]*[.G174])+([.H$1]*[.H174])+[.$D$1]" office:value-type="float" office:value="2002.81432192396" calcext:value-type="float">
            <text:p>2002.81432192396</text:p>
          </table:table-cell>
          <table:table-cell table:number-columns-repeated="5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-1480.362844" calcext:value-type="float">
            <text:p>-1480.362844</text:p>
          </table:table-cell>
          <table:table-cell table:number-columns-repeated="2"/>
          <table:table-cell office:value-type="float" office:value="14.6" calcext:value-type="float">
            <text:p>14.6</text:p>
          </table:table-cell>
          <table:table-cell table:formula="of:=[.E175]*[.E175]" office:value-type="float" office:value="213.16" calcext:value-type="float">
            <text:p>213.16</text:p>
          </table:table-cell>
          <table:table-cell table:formula="of:=[.F175]*[.E175]" office:value-type="float" office:value="3112.136" calcext:value-type="float">
            <text:p>3112.136</text:p>
          </table:table-cell>
          <table:table-cell table:formula="of:=[.G175]*[.E175]" office:value-type="float" office:value="45437.1856" calcext:value-type="float">
            <text:p>45437.1856</text:p>
          </table:table-cell>
          <table:table-cell table:formula="of:=[.E$1]*([.E175])+([.F$1]*[.F175])+([.G$1]*[.G175])+([.H$1]*[.H175])+[.$D$1]" office:value-type="float" office:value="2172.9388567912" calcext:value-type="float">
            <text:p>2172.9388567912</text:p>
          </table:table-cell>
          <table:table-cell table:number-columns-repeated="5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-1443.936993" calcext:value-type="float">
            <text:p>-1443.936993</text:p>
          </table:table-cell>
          <table:table-cell table:number-columns-repeated="2"/>
          <table:table-cell office:value-type="float" office:value="14.8" calcext:value-type="float">
            <text:p>14.8</text:p>
          </table:table-cell>
          <table:table-cell table:formula="of:=[.E176]*[.E176]" office:value-type="float" office:value="219.04" calcext:value-type="float">
            <text:p>219.04</text:p>
          </table:table-cell>
          <table:table-cell table:formula="of:=[.F176]*[.E176]" office:value-type="float" office:value="3241.792" calcext:value-type="float">
            <text:p>3241.792</text:p>
          </table:table-cell>
          <table:table-cell table:formula="of:=[.G176]*[.E176]" office:value-type="float" office:value="47978.5216" calcext:value-type="float">
            <text:p>47978.5216</text:p>
          </table:table-cell>
          <table:table-cell table:formula="of:=[.E$1]*([.E176])+([.F$1]*[.F176])+([.G$1]*[.G176])+([.H$1]*[.H176])+[.$D$1]" office:value-type="float" office:value="2352.51873874939" calcext:value-type="float">
            <text:p>2352.5187387493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479.104162" calcext:value-type="float">
            <text:p>-1479.10416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E177]*[.E177]" office:value-type="float" office:value="225" calcext:value-type="float">
            <text:p>225</text:p>
          </table:table-cell>
          <table:table-cell table:formula="of:=[.F177]*[.E177]" office:value-type="float" office:value="3375" calcext:value-type="float">
            <text:p>3375</text:p>
          </table:table-cell>
          <table:table-cell table:formula="of:=[.G177]*[.E177]" office:value-type="float" office:value="50625" calcext:value-type="float">
            <text:p>50625</text:p>
          </table:table-cell>
          <table:table-cell table:formula="of:=[.E$1]*([.E177])+([.F$1]*[.F177])+([.G$1]*[.G177])+([.H$1]*[.H177])+[.$D$1]" office:value-type="float" office:value="2541.87775998708" calcext:value-type="float">
            <text:p>2541.87775998708</text:p>
          </table:table-cell>
          <table:table-cell table:number-columns-repeated="5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1411.963791" calcext:value-type="float">
            <text:p>-1411.963791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table:formula="of:=[.E178]*[.E178]" office:value-type="float" office:value="231.04" calcext:value-type="float">
            <text:p>231.04</text:p>
          </table:table-cell>
          <table:table-cell table:formula="of:=[.F178]*[.E178]" office:value-type="float" office:value="3511.808" calcext:value-type="float">
            <text:p>3511.808</text:p>
          </table:table-cell>
          <table:table-cell table:formula="of:=[.G178]*[.E178]" office:value-type="float" office:value="53379.4816" calcext:value-type="float">
            <text:p>53379.4816</text:p>
          </table:table-cell>
          <table:table-cell table:formula="of:=[.E$1]*([.E178])+([.F$1]*[.F178])+([.G$1]*[.G178])+([.H$1]*[.H178])+[.$D$1]" office:value-type="float" office:value="2741.34496754067" calcext:value-type="float">
            <text:p>2741.34496754067</text:p>
          </table:table-cell>
          <table:table-cell table:number-columns-repeated="5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1432.644316" calcext:value-type="float">
            <text:p>-1432.644316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table:formula="of:=[.E179]*[.E179]" office:value-type="float" office:value="237.16" calcext:value-type="float">
            <text:p>237.16</text:p>
          </table:table-cell>
          <table:table-cell table:formula="of:=[.F179]*[.E179]" office:value-type="float" office:value="3652.264" calcext:value-type="float">
            <text:p>3652.264</text:p>
          </table:table-cell>
          <table:table-cell table:formula="of:=[.G179]*[.E179]" office:value-type="float" office:value="56244.8656" calcext:value-type="float">
            <text:p>56244.8656</text:p>
          </table:table-cell>
          <table:table-cell table:formula="of:=[.E$1]*([.E179])+([.F$1]*[.F179])+([.G$1]*[.G179])+([.H$1]*[.H179])+[.$D$1]" office:value-type="float" office:value="2951.25466329448" calcext:value-type="float">
            <text:p>2951.25466329448</text:p>
          </table:table-cell>
          <table:table-cell table:number-columns-repeated="5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1379.820958" calcext:value-type="float">
            <text:p>-1379.820958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table:formula="of:=[.E180]*[.E180]" office:value-type="float" office:value="243.36" calcext:value-type="float">
            <text:p>243.36</text:p>
          </table:table-cell>
          <table:table-cell table:formula="of:=[.F180]*[.E180]" office:value-type="float" office:value="3796.416" calcext:value-type="float">
            <text:p>3796.416</text:p>
          </table:table-cell>
          <table:table-cell table:formula="of:=[.G180]*[.E180]" office:value-type="float" office:value="59224.0896" calcext:value-type="float">
            <text:p>59224.0896</text:p>
          </table:table-cell>
          <table:table-cell table:formula="of:=[.E$1]*([.E180])+([.F$1]*[.F180])+([.G$1]*[.G180])+([.H$1]*[.H180])+[.$D$1]" office:value-type="float" office:value="3171.94640398069" calcext:value-type="float">
            <text:p>3171.94640398069</text:p>
          </table:table-cell>
          <table:table-cell table:number-columns-repeated="5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1414.254608" calcext:value-type="float">
            <text:p>-1414.254608</text:p>
          </table:table-cell>
          <table:table-cell table:number-columns-repeated="2"/>
          <table:table-cell office:value-type="float" office:value="15.8" calcext:value-type="float">
            <text:p>15.8</text:p>
          </table:table-cell>
          <table:table-cell table:formula="of:=[.E181]*[.E181]" office:value-type="float" office:value="249.64" calcext:value-type="float">
            <text:p>249.64</text:p>
          </table:table-cell>
          <table:table-cell table:formula="of:=[.F181]*[.E181]" office:value-type="float" office:value="3944.312" calcext:value-type="float">
            <text:p>3944.312</text:p>
          </table:table-cell>
          <table:table-cell table:formula="of:=[.G181]*[.E181]" office:value-type="float" office:value="62320.1296" calcext:value-type="float">
            <text:p>62320.1296</text:p>
          </table:table-cell>
          <table:table-cell table:formula="of:=[.E$1]*([.E181])+([.F$1]*[.F181])+([.G$1]*[.G181])+([.H$1]*[.H181])+[.$D$1]" office:value-type="float" office:value="3403.76500117937" calcext:value-type="float">
            <text:p>3403.7650011793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38.757154" calcext:value-type="float">
            <text:p>-1338.7571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E182]*[.E182]" office:value-type="float" office:value="256" calcext:value-type="float">
            <text:p>256</text:p>
          </table:table-cell>
          <table:table-cell table:formula="of:=[.F182]*[.E182]" office:value-type="float" office:value="4096" calcext:value-type="float">
            <text:p>4096</text:p>
          </table:table-cell>
          <table:table-cell table:formula="of:=[.G182]*[.E182]" office:value-type="float" office:value="65536" calcext:value-type="float">
            <text:p>65536</text:p>
          </table:table-cell>
          <table:table-cell table:formula="of:=[.E$1]*([.E182])+([.F$1]*[.F182])+([.G$1]*[.G182])+([.H$1]*[.H182])+[.$D$1]" office:value-type="float" office:value="3647.0605213185" calcext:value-type="float">
            <text:p>3647.0605213185</text:p>
          </table:table-cell>
          <table:table-cell table:number-columns-repeated="5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1307.911533" calcext:value-type="float">
            <text:p>-1307.911533</text:p>
          </table:table-cell>
          <table:table-cell table:number-columns-repeated="2"/>
          <table:table-cell office:value-type="float" office:value="16.2" calcext:value-type="float">
            <text:p>16.2</text:p>
          </table:table-cell>
          <table:table-cell table:formula="of:=[.E183]*[.E183]" office:value-type="float" office:value="262.44" calcext:value-type="float">
            <text:p>262.44</text:p>
          </table:table-cell>
          <table:table-cell table:formula="of:=[.F183]*[.E183]" office:value-type="float" office:value="4251.528" calcext:value-type="float">
            <text:p>4251.528</text:p>
          </table:table-cell>
          <table:table-cell table:formula="of:=[.G183]*[.E183]" office:value-type="float" office:value="68874.7536" calcext:value-type="float">
            <text:p>68874.7536</text:p>
          </table:table-cell>
          <table:table-cell table:formula="of:=[.E$1]*([.E183])+([.F$1]*[.F183])+([.G$1]*[.G183])+([.H$1]*[.H183])+[.$D$1]" office:value-type="float" office:value="3902.18828567391" calcext:value-type="float">
            <text:p>3902.18828567391</text:p>
          </table:table-cell>
          <table:table-cell table:number-columns-repeated="5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1308.786" calcext:value-type="float">
            <text:p>-1308.786</text:p>
          </table:table-cell>
          <table:table-cell table:number-columns-repeated="2"/>
          <table:table-cell office:value-type="float" office:value="16.4" calcext:value-type="float">
            <text:p>16.4</text:p>
          </table:table-cell>
          <table:table-cell table:formula="of:=[.E184]*[.E184]" office:value-type="float" office:value="268.96" calcext:value-type="float">
            <text:p>268.96</text:p>
          </table:table-cell>
          <table:table-cell table:formula="of:=[.F184]*[.E184]" office:value-type="float" office:value="4410.944" calcext:value-type="float">
            <text:p>4410.944</text:p>
          </table:table-cell>
          <table:table-cell table:formula="of:=[.G184]*[.E184]" office:value-type="float" office:value="72339.4816" calcext:value-type="float">
            <text:p>72339.4816</text:p>
          </table:table-cell>
          <table:table-cell table:formula="of:=[.E$1]*([.E184])+([.F$1]*[.F184])+([.G$1]*[.G184])+([.H$1]*[.H184])+[.$D$1]" office:value-type="float" office:value="4169.50887036935" calcext:value-type="float">
            <text:p>4169.50887036935</text:p>
          </table:table-cell>
          <table:table-cell table:number-columns-repeated="5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1305.36843" calcext:value-type="float">
            <text:p>-1305.36843</text:p>
          </table:table-cell>
          <table:table-cell table:number-columns-repeated="2"/>
          <table:table-cell office:value-type="float" office:value="16.6" calcext:value-type="float">
            <text:p>16.6</text:p>
          </table:table-cell>
          <table:table-cell table:formula="of:=[.E185]*[.E185]" office:value-type="float" office:value="275.56" calcext:value-type="float">
            <text:p>275.56</text:p>
          </table:table-cell>
          <table:table-cell table:formula="of:=[.F185]*[.E185]" office:value-type="float" office:value="4574.296" calcext:value-type="float">
            <text:p>4574.296</text:p>
          </table:table-cell>
          <table:table-cell table:formula="of:=[.G185]*[.E185]" office:value-type="float" office:value="75933.3136" calcext:value-type="float">
            <text:p>75933.3136</text:p>
          </table:table-cell>
          <table:table-cell table:formula="of:=[.E$1]*([.E185])+([.F$1]*[.F185])+([.G$1]*[.G185])+([.H$1]*[.H185])+[.$D$1]" office:value-type="float" office:value="4449.38810637643" calcext:value-type="float">
            <text:p>4449.38810637643</text:p>
          </table:table-cell>
          <table:table-cell table:number-columns-repeated="5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1253.583041" calcext:value-type="float">
            <text:p>-1253.583041</text:p>
          </table:table-cell>
          <table:table-cell table:number-columns-repeated="2"/>
          <table:table-cell office:value-type="float" office:value="16.8" calcext:value-type="float">
            <text:p>16.8</text:p>
          </table:table-cell>
          <table:table-cell table:formula="of:=[.E186]*[.E186]" office:value-type="float" office:value="282.24" calcext:value-type="float">
            <text:p>282.24</text:p>
          </table:table-cell>
          <table:table-cell table:formula="of:=[.F186]*[.E186]" office:value-type="float" office:value="4741.632" calcext:value-type="float">
            <text:p>4741.632</text:p>
          </table:table-cell>
          <table:table-cell table:formula="of:=[.G186]*[.E186]" office:value-type="float" office:value="79659.4176" calcext:value-type="float">
            <text:p>79659.4176</text:p>
          </table:table-cell>
          <table:table-cell table:formula="of:=[.E$1]*([.E186])+([.F$1]*[.F186])+([.G$1]*[.G186])+([.H$1]*[.H186])+[.$D$1]" office:value-type="float" office:value="4742.19707951465" calcext:value-type="float">
            <text:p>4742.1970795146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95.802008" calcext:value-type="float">
            <text:p>-1195.80200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E187]*[.E187]" office:value-type="float" office:value="289" calcext:value-type="float">
            <text:p>289</text:p>
          </table:table-cell>
          <table:table-cell table:formula="of:=[.F187]*[.E187]" office:value-type="float" office:value="4913" calcext:value-type="float">
            <text:p>4913</text:p>
          </table:table-cell>
          <table:table-cell table:formula="of:=[.G187]*[.E187]" office:value-type="float" office:value="83521" calcext:value-type="float">
            <text:p>83521</text:p>
          </table:table-cell>
          <table:table-cell table:formula="of:=[.E$1]*([.E187])+([.F$1]*[.F187])+([.G$1]*[.G187])+([.H$1]*[.H187])+[.$D$1]" office:value-type="float" office:value="5048.3121304514" calcext:value-type="float">
            <text:p>5048.3121304514</text:p>
          </table:table-cell>
          <table:table-cell table:number-columns-repeated="5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1060.549729" calcext:value-type="float">
            <text:p>-1060.549729</text:p>
          </table:table-cell>
          <table:table-cell table:number-columns-repeated="2"/>
          <table:table-cell office:value-type="float" office:value="17.2" calcext:value-type="float">
            <text:p>17.2</text:p>
          </table:table-cell>
          <table:table-cell table:formula="of:=[.E188]*[.E188]" office:value-type="float" office:value="295.84" calcext:value-type="float">
            <text:p>295.84</text:p>
          </table:table-cell>
          <table:table-cell table:formula="of:=[.F188]*[.E188]" office:value-type="float" office:value="5088.448" calcext:value-type="float">
            <text:p>5088.448</text:p>
          </table:table-cell>
          <table:table-cell table:formula="of:=[.G188]*[.E188]" office:value-type="float" office:value="87521.3056" calcext:value-type="float">
            <text:p>87521.3056</text:p>
          </table:table-cell>
          <table:table-cell table:formula="of:=[.E$1]*([.E188])+([.F$1]*[.F188])+([.G$1]*[.G188])+([.H$1]*[.H188])+[.$D$1]" office:value-type="float" office:value="5368.11485470197" calcext:value-type="float">
            <text:p>5368.11485470197</text:p>
          </table:table-cell>
          <table:table-cell table:number-columns-repeated="5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1003.708748" calcext:value-type="float">
            <text:p>-1003.708748</text:p>
          </table:table-cell>
          <table:table-cell table:number-columns-repeated="2"/>
          <table:table-cell office:value-type="float" office:value="17.4" calcext:value-type="float">
            <text:p>17.4</text:p>
          </table:table-cell>
          <table:table-cell table:formula="of:=[.E189]*[.E189]" office:value-type="float" office:value="302.76" calcext:value-type="float">
            <text:p>302.76</text:p>
          </table:table-cell>
          <table:table-cell table:formula="of:=[.F189]*[.E189]" office:value-type="float" office:value="5268.024" calcext:value-type="float">
            <text:p>5268.024</text:p>
          </table:table-cell>
          <table:table-cell table:formula="of:=[.G189]*[.E189]" office:value-type="float" office:value="91663.6176" calcext:value-type="float">
            <text:p>91663.6176</text:p>
          </table:table-cell>
          <table:table-cell table:formula="of:=[.E$1]*([.E189])+([.F$1]*[.F189])+([.G$1]*[.G189])+([.H$1]*[.H189])+[.$D$1]" office:value-type="float" office:value="5701.99210262951" calcext:value-type="float">
            <text:p>5701.99210262951</text:p>
          </table:table-cell>
          <table:table-cell table:number-columns-repeated="5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1009.935194" calcext:value-type="float">
            <text:p>-1009.935194</text:p>
          </table:table-cell>
          <table:table-cell table:number-columns-repeated="2"/>
          <table:table-cell office:value-type="float" office:value="17.6" calcext:value-type="float">
            <text:p>17.6</text:p>
          </table:table-cell>
          <table:table-cell table:formula="of:=[.E190]*[.E190]" office:value-type="float" office:value="309.76" calcext:value-type="float">
            <text:p>309.76</text:p>
          </table:table-cell>
          <table:table-cell table:formula="of:=[.F190]*[.E190]" office:value-type="float" office:value="5451.776" calcext:value-type="float">
            <text:p>5451.776</text:p>
          </table:table-cell>
          <table:table-cell table:formula="of:=[.G190]*[.E190]" office:value-type="float" office:value="95951.2576" calcext:value-type="float">
            <text:p>95951.2576</text:p>
          </table:table-cell>
          <table:table-cell table:formula="of:=[.E$1]*([.E190])+([.F$1]*[.F190])+([.G$1]*[.G190])+([.H$1]*[.H190])+[.$D$1]" office:value-type="float" office:value="6050.33597944508" calcext:value-type="float">
            <text:p>6050.33597944508</text:p>
          </table:table-cell>
          <table:table-cell table:number-columns-repeated="5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893.9201007" calcext:value-type="float">
            <text:p>-893.9201007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table:formula="of:=[.E191]*[.E191]" office:value-type="float" office:value="316.84" calcext:value-type="float">
            <text:p>316.84</text:p>
          </table:table-cell>
          <table:table-cell table:formula="of:=[.F191]*[.E191]" office:value-type="float" office:value="5639.752" calcext:value-type="float">
            <text:p>5639.752</text:p>
          </table:table-cell>
          <table:table-cell table:formula="of:=[.G191]*[.E191]" office:value-type="float" office:value="100387.5856" calcext:value-type="float">
            <text:p>100387.5856</text:p>
          </table:table-cell>
          <table:table-cell table:formula="of:=[.E$1]*([.E191])+([.F$1]*[.F191])+([.G$1]*[.G191])+([.H$1]*[.H191])+[.$D$1]" office:value-type="float" office:value="6413.5438452076" calcext:value-type="float">
            <text:p>6413.543845207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68.6325374" calcext:value-type="float">
            <text:p>-868.63253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E192]*[.E192]" office:value-type="float" office:value="324" calcext:value-type="float">
            <text:p>324</text:p>
          </table:table-cell>
          <table:table-cell table:formula="of:=[.F192]*[.E192]" office:value-type="float" office:value="5832" calcext:value-type="float">
            <text:p>5832</text:p>
          </table:table-cell>
          <table:table-cell table:formula="of:=[.G192]*[.E192]" office:value-type="float" office:value="104976" calcext:value-type="float">
            <text:p>104976</text:p>
          </table:table-cell>
          <table:table-cell table:formula="of:=[.E$1]*([.E192])+([.F$1]*[.F192])+([.G$1]*[.G192])+([.H$1]*[.H192])+[.$D$1]" office:value-type="float" office:value="6792.0183148239" calcext:value-type="float">
            <text:p>6792.0183148239</text:p>
          </table:table-cell>
          <table:table-cell table:number-columns-repeated="5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712.3898187" calcext:value-type="float">
            <text:p>-712.3898187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table:formula="of:=[.E193]*[.E193]" office:value-type="float" office:value="331.24" calcext:value-type="float">
            <text:p>331.24</text:p>
          </table:table-cell>
          <table:table-cell table:formula="of:=[.F193]*[.E193]" office:value-type="float" office:value="6028.568" calcext:value-type="float">
            <text:p>6028.568</text:p>
          </table:table-cell>
          <table:table-cell table:formula="of:=[.G193]*[.E193]" office:value-type="float" office:value="109719.9376" calcext:value-type="float">
            <text:p>109719.9376</text:p>
          </table:table-cell>
          <table:table-cell table:formula="of:=[.E$1]*([.E193])+([.F$1]*[.F193])+([.G$1]*[.G193])+([.H$1]*[.H193])+[.$D$1]" office:value-type="float" office:value="7186.16725804869" calcext:value-type="float">
            <text:p>7186.16725804869</text:p>
          </table:table-cell>
          <table:table-cell table:number-columns-repeated="5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619.8779408" calcext:value-type="float">
            <text:p>-619.8779408</text:p>
          </table:table-cell>
          <table:table-cell table:number-columns-repeated="2"/>
          <table:table-cell office:value-type="float" office:value="18.4" calcext:value-type="float">
            <text:p>18.4</text:p>
          </table:table-cell>
          <table:table-cell table:formula="of:=[.E194]*[.E194]" office:value-type="float" office:value="338.56" calcext:value-type="float">
            <text:p>338.56</text:p>
          </table:table-cell>
          <table:table-cell table:formula="of:=[.F194]*[.E194]" office:value-type="float" office:value="6229.504" calcext:value-type="float">
            <text:p>6229.504</text:p>
          </table:table-cell>
          <table:table-cell table:formula="of:=[.G194]*[.E194]" office:value-type="float" office:value="114622.8736" calcext:value-type="float">
            <text:p>114622.8736</text:p>
          </table:table-cell>
          <table:table-cell table:formula="of:=[.E$1]*([.E194])+([.F$1]*[.F194])+([.G$1]*[.G194])+([.H$1]*[.H194])+[.$D$1]" office:value-type="float" office:value="7596.40379948455" calcext:value-type="float">
            <text:p>7596.40379948455</text:p>
          </table:table-cell>
          <table:table-cell table:number-columns-repeated="5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536.0435771" calcext:value-type="float">
            <text:p>-536.0435771</text:p>
          </table:table-cell>
          <table:table-cell table:number-columns-repeated="2"/>
          <table:table-cell office:value-type="float" office:value="18.6" calcext:value-type="float">
            <text:p>18.6</text:p>
          </table:table-cell>
          <table:table-cell table:formula="of:=[.E195]*[.E195]" office:value-type="float" office:value="345.96" calcext:value-type="float">
            <text:p>345.96</text:p>
          </table:table-cell>
          <table:table-cell table:formula="of:=[.F195]*[.E195]" office:value-type="float" office:value="6434.856" calcext:value-type="float">
            <text:p>6434.856</text:p>
          </table:table-cell>
          <table:table-cell table:formula="of:=[.G195]*[.E195]" office:value-type="float" office:value="119688.3216" calcext:value-type="float">
            <text:p>119688.3216</text:p>
          </table:table-cell>
          <table:table-cell table:formula="of:=[.E$1]*([.E195])+([.F$1]*[.F195])+([.G$1]*[.G195])+([.H$1]*[.H195])+[.$D$1]" office:value-type="float" office:value="8023.14631858197" calcext:value-type="float">
            <text:p>8023.14631858197</text:p>
          </table:table-cell>
          <table:table-cell table:number-columns-repeated="5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397.05826" calcext:value-type="float">
            <text:p>-397.05826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table:formula="of:=[.E196]*[.E196]" office:value-type="float" office:value="353.44" calcext:value-type="float">
            <text:p>353.44</text:p>
          </table:table-cell>
          <table:table-cell table:formula="of:=[.F196]*[.E196]" office:value-type="float" office:value="6644.672" calcext:value-type="float">
            <text:p>6644.672</text:p>
          </table:table-cell>
          <table:table-cell table:formula="of:=[.G196]*[.E196]" office:value-type="float" office:value="124919.8336" calcext:value-type="float">
            <text:p>124919.8336</text:p>
          </table:table-cell>
          <table:table-cell table:formula="of:=[.E$1]*([.E196])+([.F$1]*[.F196])+([.G$1]*[.G196])+([.H$1]*[.H196])+[.$D$1]" office:value-type="float" office:value="8466.81844963931" calcext:value-type="float">
            <text:p>8466.8184496393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49.9192847" calcext:value-type="float">
            <text:p>-349.919284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E197]*[.E197]" office:value-type="float" office:value="361" calcext:value-type="float">
            <text:p>361</text:p>
          </table:table-cell>
          <table:table-cell table:formula="of:=[.F197]*[.E197]" office:value-type="float" office:value="6859" calcext:value-type="float">
            <text:p>6859</text:p>
          </table:table-cell>
          <table:table-cell table:formula="of:=[.G197]*[.E197]" office:value-type="float" office:value="130321" calcext:value-type="float">
            <text:p>130321</text:p>
          </table:table-cell>
          <table:table-cell table:formula="of:=[.E$1]*([.E197])+([.F$1]*[.F197])+([.G$1]*[.G197])+([.H$1]*[.H197])+[.$D$1]" office:value-type="float" office:value="8927.84908180281" calcext:value-type="float">
            <text:p>8927.84908180281</text:p>
          </table:table-cell>
          <table:table-cell table:number-columns-repeated="5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150.3442458" calcext:value-type="float">
            <text:p>-150.3442458</text:p>
          </table:table-cell>
          <table:table-cell table:number-columns-repeated="2"/>
          <table:table-cell office:value-type="float" office:value="19.2" calcext:value-type="float">
            <text:p>19.2</text:p>
          </table:table-cell>
          <table:table-cell table:formula="of:=[.E198]*[.E198]" office:value-type="float" office:value="368.64" calcext:value-type="float">
            <text:p>368.64</text:p>
          </table:table-cell>
          <table:table-cell table:formula="of:=[.F198]*[.E198]" office:value-type="float" office:value="7077.888" calcext:value-type="float">
            <text:p>7077.888</text:p>
          </table:table-cell>
          <table:table-cell table:formula="of:=[.G198]*[.E198]" office:value-type="float" office:value="135895.4496" calcext:value-type="float">
            <text:p>135895.4496</text:p>
          </table:table-cell>
          <table:table-cell table:formula="of:=[.E$1]*([.E198])+([.F$1]*[.F198])+([.G$1]*[.G198])+([.H$1]*[.H198])+[.$D$1]" office:value-type="float" office:value="9406.67235906661" calcext:value-type="float">
            <text:p>9406.67235906661</text:p>
          </table:table-cell>
          <table:table-cell table:number-columns-repeated="5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32.70302528" calcext:value-type="float">
            <text:p>-32.70302528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table:formula="of:=[.E199]*[.E199]" office:value-type="float" office:value="376.36" calcext:value-type="float">
            <text:p>376.36</text:p>
          </table:table-cell>
          <table:table-cell table:formula="of:=[.F199]*[.E199]" office:value-type="float" office:value="7301.384" calcext:value-type="float">
            <text:p>7301.384</text:p>
          </table:table-cell>
          <table:table-cell table:formula="of:=[.G199]*[.E199]" office:value-type="float" office:value="141646.8496" calcext:value-type="float">
            <text:p>141646.8496</text:p>
          </table:table-cell>
          <table:table-cell table:formula="of:=[.E$1]*([.E199])+([.F$1]*[.F199])+([.G$1]*[.G199])+([.H$1]*[.H199])+[.$D$1]" office:value-type="float" office:value="9903.72768027274" calcext:value-type="float">
            <text:p>9903.72768027274</text:p>
          </table:table-cell>
          <table:table-cell table:number-columns-repeated="5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9.23270219" calcext:value-type="float">
            <text:p>59.23270219</text:p>
          </table:table-cell>
          <table:table-cell table:number-columns-repeated="2"/>
          <table:table-cell office:value-type="float" office:value="19.6" calcext:value-type="float">
            <text:p>19.6</text:p>
          </table:table-cell>
          <table:table-cell table:formula="of:=[.E200]*[.E200]" office:value-type="float" office:value="384.16" calcext:value-type="float">
            <text:p>384.16</text:p>
          </table:table-cell>
          <table:table-cell table:formula="of:=[.F200]*[.E200]" office:value-type="float" office:value="7529.536" calcext:value-type="float">
            <text:p>7529.536</text:p>
          </table:table-cell>
          <table:table-cell table:formula="of:=[.G200]*[.E200]" office:value-type="float" office:value="147578.9056" calcext:value-type="float">
            <text:p>147578.9056</text:p>
          </table:table-cell>
          <table:table-cell table:formula="of:=[.E$1]*([.E200])+([.F$1]*[.F200])+([.G$1]*[.G200])+([.H$1]*[.H200])+[.$D$1]" office:value-type="float" office:value="10419.4596991111" calcext:value-type="float">
            <text:p>10419.4596991111</text:p>
          </table:table-cell>
          <table:table-cell table:number-columns-repeated="5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42.5955259" calcext:value-type="float">
            <text:p>242.5955259</text:p>
          </table:table-cell>
          <table:table-cell table:number-columns-repeated="2"/>
          <table:table-cell office:value-type="float" office:value="19.8" calcext:value-type="float">
            <text:p>19.8</text:p>
          </table:table-cell>
          <table:table-cell table:formula="of:=[.E201]*[.E201]" office:value-type="float" office:value="392.04" calcext:value-type="float">
            <text:p>392.04</text:p>
          </table:table-cell>
          <table:table-cell table:formula="of:=[.F201]*[.E201]" office:value-type="float" office:value="7762.392" calcext:value-type="float">
            <text:p>7762.392</text:p>
          </table:table-cell>
          <table:table-cell table:formula="of:=[.G201]*[.E201]" office:value-type="float" office:value="153695.3616" calcext:value-type="float">
            <text:p>153695.3616</text:p>
          </table:table-cell>
          <table:table-cell table:formula="of:=[.E$1]*([.E201])+([.F$1]*[.F201])+([.G$1]*[.G201])+([.H$1]*[.H201])+[.$D$1]" office:value-type="float" office:value="10954.3183241195" calcext:value-type="float">
            <text:p>10954.31832411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5.809163" calcext:value-type="float">
            <text:p>415.8091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E202]*[.E202]" office:value-type="float" office:value="400" calcext:value-type="float">
            <text:p>400</text:p>
          </table:table-cell>
          <table:table-cell table:formula="of:=[.F202]*[.E202]" office:value-type="float" office:value="8000" calcext:value-type="float">
            <text:p>8000</text:p>
          </table:table-cell>
          <table:table-cell table:formula="of:=[.G202]*[.E202]" office:value-type="float" office:value="160000" calcext:value-type="float">
            <text:p>160000</text:p>
          </table:table-cell>
          <table:table-cell table:formula="of:=[.E$1]*([.E202])+([.F$1]*[.F202])+([.G$1]*[.G202])+([.H$1]*[.H202])+[.$D$1]" office:value-type="float" office:value="11508.7587186836" calcext:value-type="float">
            <text:p>11508.7587186836</text:p>
          </table:table-cell>
          <table:table-cell table:number-columns-repeated="5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610.6711402" calcext:value-type="float">
            <text:p>610.6711402</text:p>
          </table:table-cell>
          <table:table-cell table:number-columns-repeated="2"/>
          <table:table-cell office:value-type="float" office:value="20.2" calcext:value-type="float">
            <text:p>20.2</text:p>
          </table:table-cell>
          <table:table-cell table:formula="of:=[.E203]*[.E203]" office:value-type="float" office:value="408.04" calcext:value-type="float">
            <text:p>408.04</text:p>
          </table:table-cell>
          <table:table-cell table:formula="of:=[.F203]*[.E203]" office:value-type="float" office:value="8242.408" calcext:value-type="float">
            <text:p>8242.408</text:p>
          </table:table-cell>
          <table:table-cell table:formula="of:=[.G203]*[.E203]" office:value-type="float" office:value="166496.6416" calcext:value-type="float">
            <text:p>166496.6416</text:p>
          </table:table-cell>
          <table:table-cell table:formula="of:=[.E$1]*([.E203])+([.F$1]*[.F203])+([.G$1]*[.G203])+([.H$1]*[.H203])+[.$D$1]" office:value-type="float" office:value="12083.2413010369" calcext:value-type="float">
            <text:p>12083.24130103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-100" calcext:value-type="float">
            <text:p>-100</text:p>
          </table:table-cell>
          <table:table-cell table:formula="of:=[.E204]*[.E204]" office:value-type="float" office:value="10000" calcext:value-type="float">
            <text:p>10000</text:p>
          </table:table-cell>
          <table:table-cell table:formula="of:=[.F204]*[.E204]" office:value-type="float" office:value="-1000000" calcext:value-type="float">
            <text:p>-1000000</text:p>
          </table:table-cell>
          <table:table-cell table:formula="of:=[.G204]*[.E204]" office:value-type="float" office:value="100000000" calcext:value-type="float">
            <text:p>100000000</text:p>
          </table:table-cell>
          <table:table-cell table:formula="of:=[.E$1]*([.E204])+([.F$1]*[.F204])+([.G$1]*[.G204])+([.H$1]*[.H204])+[.$D$1]" office:value-type="float" office:value="14986928.0629964" calcext:value-type="float">
            <text:p>14986928.0629964</text:p>
          </table:table-cell>
          <table:table-cell office:value-type="float" office:value="12009902" calcext:value-type="float">
            <text:p>120099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95" calcext:value-type="float">
            <text:p>-95</text:p>
          </table:table-cell>
          <table:table-cell table:formula="of:=[.E205]*[.E205]" office:value-type="float" office:value="9025" calcext:value-type="float">
            <text:p>9025</text:p>
          </table:table-cell>
          <table:table-cell table:formula="of:=[.F205]*[.E205]" office:value-type="float" office:value="-857375" calcext:value-type="float">
            <text:p>-857375</text:p>
          </table:table-cell>
          <table:table-cell table:formula="of:=[.G205]*[.E205]" office:value-type="float" office:value="81450625" calcext:value-type="float">
            <text:p>81450625</text:p>
          </table:table-cell>
          <table:table-cell table:formula="of:=[.E$1]*([.E205])+([.F$1]*[.F205])+([.G$1]*[.G205])+([.H$1]*[.H205])+[.$D$1]" office:value-type="float" office:value="12262861.6400753" calcext:value-type="float">
            <text:p>12262861.6400753</text:p>
          </table:table-cell>
          <table:table-cell office:value-type="float" office:value="9868744.5" calcext:value-type="float">
            <text:p>986874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90" calcext:value-type="float">
            <text:p>-90</text:p>
          </table:table-cell>
          <table:table-cell table:formula="of:=[.E206]*[.E206]" office:value-type="float" office:value="8100" calcext:value-type="float">
            <text:p>8100</text:p>
          </table:table-cell>
          <table:table-cell table:formula="of:=[.F206]*[.E206]" office:value-type="float" office:value="-729000" calcext:value-type="float">
            <text:p>-729000</text:p>
          </table:table-cell>
          <table:table-cell table:formula="of:=[.G206]*[.E206]" office:value-type="float" office:value="65610000" calcext:value-type="float">
            <text:p>65610000</text:p>
          </table:table-cell>
          <table:table-cell table:formula="of:=[.E$1]*([.E206])+([.F$1]*[.F206])+([.G$1]*[.G206])+([.H$1]*[.H206])+[.$D$1]" office:value-type="float" office:value="9928017.8596203" calcext:value-type="float">
            <text:p>9928017.8596203</text:p>
          </table:table-cell>
          <table:table-cell office:value-type="float" office:value="8027012" calcext:value-type="float">
            <text:p>80270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5" calcext:value-type="float">
            <text:p>-85</text:p>
          </table:table-cell>
          <table:table-cell table:formula="of:=[.E207]*[.E207]" office:value-type="float" office:value="7225" calcext:value-type="float">
            <text:p>7225</text:p>
          </table:table-cell>
          <table:table-cell table:formula="of:=[.F207]*[.E207]" office:value-type="float" office:value="-614125" calcext:value-type="float">
            <text:p>-614125</text:p>
          </table:table-cell>
          <table:table-cell table:formula="of:=[.G207]*[.E207]" office:value-type="float" office:value="52200625" calcext:value-type="float">
            <text:p>52200625</text:p>
          </table:table-cell>
          <table:table-cell table:formula="of:=[.E$1]*([.E207])+([.F$1]*[.F207])+([.G$1]*[.G207])+([.H$1]*[.H207])+[.$D$1]" office:value-type="float" office:value="7943446.62353312" calcext:value-type="float">
            <text:p>7943446.62353312</text:p>
          </table:table-cell>
          <table:table-cell office:value-type="float" office:value="6455454.5" calcext:value-type="float">
            <text:p>645545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0" calcext:value-type="float">
            <text:p>-80</text:p>
          </table:table-cell>
          <table:table-cell table:formula="of:=[.E208]*[.E208]" office:value-type="float" office:value="6400" calcext:value-type="float">
            <text:p>6400</text:p>
          </table:table-cell>
          <table:table-cell table:formula="of:=[.F208]*[.E208]" office:value-type="float" office:value="-512000" calcext:value-type="float">
            <text:p>-512000</text:p>
          </table:table-cell>
          <table:table-cell table:formula="of:=[.G208]*[.E208]" office:value-type="float" office:value="40960000" calcext:value-type="float">
            <text:p>40960000</text:p>
          </table:table-cell>
          <table:table-cell table:formula="of:=[.E$1]*([.E208])+([.F$1]*[.F208])+([.G$1]*[.G208])+([.H$1]*[.H208])+[.$D$1]" office:value-type="float" office:value="6272250.50867076" calcext:value-type="float">
            <text:p>6272250.50867076</text:p>
          </table:table-cell>
          <table:table-cell office:value-type="float" office:value="5126322" calcext:value-type="float">
            <text:p>5126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75" calcext:value-type="float">
            <text:p>-75</text:p>
          </table:table-cell>
          <table:table-cell table:formula="of:=[.E209]*[.E209]" office:value-type="float" office:value="5625" calcext:value-type="float">
            <text:p>5625</text:p>
          </table:table-cell>
          <table:table-cell table:formula="of:=[.F209]*[.E209]" office:value-type="float" office:value="-421875" calcext:value-type="float">
            <text:p>-421875</text:p>
          </table:table-cell>
          <table:table-cell table:formula="of:=[.G209]*[.E209]" office:value-type="float" office:value="31640625" calcext:value-type="float">
            <text:p>31640625</text:p>
          </table:table-cell>
          <table:table-cell table:formula="of:=[.E$1]*([.E209])+([.F$1]*[.F209])+([.G$1]*[.G209])+([.H$1]*[.H209])+[.$D$1]" office:value-type="float" office:value="4879584.76684567" calcext:value-type="float">
            <text:p>4879584.76684567</text:p>
          </table:table-cell>
          <table:table-cell office:value-type="float" office:value="4013364.5" calcext:value-type="float">
            <text:p>401336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70" calcext:value-type="float">
            <text:p>-70</text:p>
          </table:table-cell>
          <table:table-cell table:formula="of:=[.E210]*[.E210]" office:value-type="float" office:value="4900" calcext:value-type="float">
            <text:p>4900</text:p>
          </table:table-cell>
          <table:table-cell table:formula="of:=[.F210]*[.E210]" office:value-type="float" office:value="-343000" calcext:value-type="float">
            <text:p>-343000</text:p>
          </table:table-cell>
          <table:table-cell table:formula="of:=[.G210]*[.E210]" office:value-type="float" office:value="24010000" calcext:value-type="float">
            <text:p>24010000</text:p>
          </table:table-cell>
          <table:table-cell table:formula="of:=[.E$1]*([.E210])+([.F$1]*[.F210])+([.G$1]*[.G210])+([.H$1]*[.H210])+[.$D$1]" office:value-type="float" office:value="3732657.32482575" calcext:value-type="float">
            <text:p>3732657.32482575</text:p>
          </table:table-cell>
          <table:table-cell office:value-type="float" office:value="3091832" calcext:value-type="float">
            <text:p>30918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65" calcext:value-type="float">
            <text:p>-65</text:p>
          </table:table-cell>
          <table:table-cell table:formula="of:=[.E211]*[.E211]" office:value-type="float" office:value="4225" calcext:value-type="float">
            <text:p>4225</text:p>
          </table:table-cell>
          <table:table-cell table:formula="of:=[.F211]*[.E211]" office:value-type="float" office:value="-274625" calcext:value-type="float">
            <text:p>-274625</text:p>
          </table:table-cell>
          <table:table-cell table:formula="of:=[.G211]*[.E211]" office:value-type="float" office:value="17850625" calcext:value-type="float">
            <text:p>17850625</text:p>
          </table:table-cell>
          <table:table-cell table:formula="of:=[.E$1]*([.E211])+([.F$1]*[.F211])+([.G$1]*[.G211])+([.H$1]*[.H211])+[.$D$1]" office:value-type="float" office:value="2800728.78433428" calcext:value-type="float">
            <text:p>2800728.78433428</text:p>
          </table:table-cell>
          <table:table-cell office:value-type="float" office:value="2338474.5" calcext:value-type="float">
            <text:p>233847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60" calcext:value-type="float">
            <text:p>-60</text:p>
          </table:table-cell>
          <table:table-cell table:formula="of:=[.E212]*[.E212]" office:value-type="float" office:value="3600" calcext:value-type="float">
            <text:p>3600</text:p>
          </table:table-cell>
          <table:table-cell table:formula="of:=[.F212]*[.E212]" office:value-type="float" office:value="-216000" calcext:value-type="float">
            <text:p>-216000</text:p>
          </table:table-cell>
          <table:table-cell table:formula="of:=[.G212]*[.E212]" office:value-type="float" office:value="12960000" calcext:value-type="float">
            <text:p>12960000</text:p>
          </table:table-cell>
          <table:table-cell table:formula="of:=[.E$1]*([.E212])+([.F$1]*[.F212])+([.G$1]*[.G212])+([.H$1]*[.H212])+[.$D$1]" office:value-type="float" office:value="2055112.42205" calcext:value-type="float">
            <text:p>2055112.42205</text:p>
          </table:table-cell>
          <table:table-cell office:value-type="float" office:value="1731542" calcext:value-type="float">
            <text:p>17315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55" calcext:value-type="float">
            <text:p>-55</text:p>
          </table:table-cell>
          <table:table-cell table:formula="of:=[.E213]*[.E213]" office:value-type="float" office:value="3025" calcext:value-type="float">
            <text:p>3025</text:p>
          </table:table-cell>
          <table:table-cell table:formula="of:=[.F213]*[.E213]" office:value-type="float" office:value="-166375" calcext:value-type="float">
            <text:p>-166375</text:p>
          </table:table-cell>
          <table:table-cell table:formula="of:=[.G213]*[.E213]" office:value-type="float" office:value="9150625" calcext:value-type="float">
            <text:p>9150625</text:p>
          </table:table-cell>
          <table:table-cell table:formula="of:=[.E$1]*([.E213])+([.F$1]*[.F213])+([.G$1]*[.G213])+([.H$1]*[.H213])+[.$D$1]" office:value-type="float" office:value="1469174.18960703" calcext:value-type="float">
            <text:p>1469174.18960703</text:p>
          </table:table-cell>
          <table:table-cell office:value-type="float" office:value="1250784.5" calcext:value-type="float">
            <text:p>125078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50" calcext:value-type="float">
            <text:p>-50</text:p>
          </table:table-cell>
          <table:table-cell table:formula="of:=[.E214]*[.E214]" office:value-type="float" office:value="2500" calcext:value-type="float">
            <text:p>2500</text:p>
          </table:table-cell>
          <table:table-cell table:formula="of:=[.F214]*[.E214]" office:value-type="float" office:value="-125000" calcext:value-type="float">
            <text:p>-125000</text:p>
          </table:table-cell>
          <table:table-cell table:formula="of:=[.G214]*[.E214]" office:value-type="float" office:value="6250000" calcext:value-type="float">
            <text:p>6250000</text:p>
          </table:table-cell>
          <table:table-cell table:formula="of:=[.E$1]*([.E214])+([.F$1]*[.F214])+([.G$1]*[.G214])+([.H$1]*[.H214])+[.$D$1]" office:value-type="float" office:value="1018332.71359494" calcext:value-type="float">
            <text:p>1018332.71359494</text:p>
          </table:table-cell>
          <table:table-cell office:value-type="float" office:value="877452" calcext:value-type="float">
            <text:p>8774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45" calcext:value-type="float">
            <text:p>-45</text:p>
          </table:table-cell>
          <table:table-cell table:formula="of:=[.E215]*[.E215]" office:value-type="float" office:value="2025" calcext:value-type="float">
            <text:p>2025</text:p>
          </table:table-cell>
          <table:table-cell table:formula="of:=[.F215]*[.E215]" office:value-type="float" office:value="-91125" calcext:value-type="float">
            <text:p>-91125</text:p>
          </table:table-cell>
          <table:table-cell table:formula="of:=[.G215]*[.E215]" office:value-type="float" office:value="4100625" calcext:value-type="float">
            <text:p>4100625</text:p>
          </table:table-cell>
          <table:table-cell table:formula="of:=[.E$1]*([.E215])+([.F$1]*[.F215])+([.G$1]*[.G215])+([.H$1]*[.H215])+[.$D$1]" office:value-type="float" office:value="680059.295558701" calcext:value-type="float">
            <text:p>680059.295558701</text:p>
          </table:table-cell>
          <table:table-cell office:value-type="float" office:value="594294.5" calcext:value-type="float">
            <text:p>59429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40" calcext:value-type="float">
            <text:p>-40</text:p>
          </table:table-cell>
          <table:table-cell table:formula="of:=[.E216]*[.E216]" office:value-type="float" office:value="1600" calcext:value-type="float">
            <text:p>1600</text:p>
          </table:table-cell>
          <table:table-cell table:formula="of:=[.F216]*[.E216]" office:value-type="float" office:value="-64000" calcext:value-type="float">
            <text:p>-64000</text:p>
          </table:table-cell>
          <table:table-cell table:formula="of:=[.G216]*[.E216]" office:value-type="float" office:value="2560000" calcext:value-type="float">
            <text:p>2560000</text:p>
          </table:table-cell>
          <table:table-cell table:formula="of:=[.E$1]*([.E216])+([.F$1]*[.F216])+([.G$1]*[.G216])+([.H$1]*[.H216])+[.$D$1]" office:value-type="float" office:value="433877.911998717" calcext:value-type="float">
            <text:p>433877.911998717</text:p>
          </table:table-cell>
          <table:table-cell office:value-type="float" office:value="385562" calcext:value-type="float">
            <text:p>3855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35" calcext:value-type="float">
            <text:p>-35</text:p>
          </table:table-cell>
          <table:table-cell table:formula="of:=[.E217]*[.E217]" office:value-type="float" office:value="1225" calcext:value-type="float">
            <text:p>1225</text:p>
          </table:table-cell>
          <table:table-cell table:formula="of:=[.F217]*[.E217]" office:value-type="float" office:value="-42875" calcext:value-type="float">
            <text:p>-42875</text:p>
          </table:table-cell>
          <table:table-cell table:formula="of:=[.G217]*[.E217]" office:value-type="float" office:value="1500625" calcext:value-type="float">
            <text:p>1500625</text:p>
          </table:table-cell>
          <table:table-cell table:formula="of:=[.E$1]*([.E217])+([.F$1]*[.F217])+([.G$1]*[.G217])+([.H$1]*[.H217])+[.$D$1]" office:value-type="float" office:value="261365.214370802" calcext:value-type="float">
            <text:p>261365.214370802</text:p>
          </table:table-cell>
          <table:table-cell office:value-type="float" office:value="237004.5" calcext:value-type="float">
            <text:p>23700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30" calcext:value-type="float">
            <text:p>-30</text:p>
          </table:table-cell>
          <table:table-cell table:formula="of:=[.E218]*[.E218]" office:value-type="float" office:value="900" calcext:value-type="float">
            <text:p>900</text:p>
          </table:table-cell>
          <table:table-cell table:formula="of:=[.F218]*[.E218]" office:value-type="float" office:value="-27000" calcext:value-type="float">
            <text:p>-27000</text:p>
          </table:table-cell>
          <table:table-cell table:formula="of:=[.G218]*[.E218]" office:value-type="float" office:value="810000" calcext:value-type="float">
            <text:p>810000</text:p>
          </table:table-cell>
          <table:table-cell table:formula="of:=[.E$1]*([.E218])+([.F$1]*[.F218])+([.G$1]*[.G218])+([.H$1]*[.H218])+[.$D$1]" office:value-type="float" office:value="146150.529086192" calcext:value-type="float">
            <text:p>146150.529086192</text:p>
          </table:table-cell>
          <table:table-cell office:value-type="float" office:value="135872" calcext:value-type="float">
            <text:p>1358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25" calcext:value-type="float">
            <text:p>-25</text:p>
          </table:table-cell>
          <table:table-cell table:formula="of:=[.E219]*[.E219]" office:value-type="float" office:value="625" calcext:value-type="float">
            <text:p>625</text:p>
          </table:table-cell>
          <table:table-cell table:formula="of:=[.F219]*[.E219]" office:value-type="float" office:value="-15625" calcext:value-type="float">
            <text:p>-15625</text:p>
          </table:table-cell>
          <table:table-cell table:formula="of:=[.G219]*[.E219]" office:value-type="float" office:value="390625" calcext:value-type="float">
            <text:p>390625</text:p>
          </table:table-cell>
          <table:table-cell table:formula="of:=[.E$1]*([.E219])+([.F$1]*[.F219])+([.G$1]*[.G219])+([.H$1]*[.H219])+[.$D$1]" office:value-type="float" office:value="73915.8575115415" calcext:value-type="float">
            <text:p>73915.8575115415</text:p>
          </table:table-cell>
          <table:table-cell office:value-type="float" office:value="70914.5" calcext:value-type="float">
            <text:p>7091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20" calcext:value-type="float">
            <text:p>-20</text:p>
          </table:table-cell>
          <table:table-cell table:formula="of:=[.E220]*[.E220]" office:value-type="float" office:value="400" calcext:value-type="float">
            <text:p>400</text:p>
          </table:table-cell>
          <table:table-cell table:formula="of:=[.F220]*[.E220]" office:value-type="float" office:value="-8000" calcext:value-type="float">
            <text:p>-8000</text:p>
          </table:table-cell>
          <table:table-cell table:formula="of:=[.G220]*[.E220]" office:value-type="float" office:value="160000" calcext:value-type="float">
            <text:p>160000</text:p>
          </table:table-cell>
          <table:table-cell table:formula="of:=[.E$1]*([.E220])+([.F$1]*[.F220])+([.G$1]*[.G220])+([.H$1]*[.H220])+[.$D$1]" office:value-type="float" office:value="32395.8759689268" calcext:value-type="float">
            <text:p>32395.8759689268</text:p>
          </table:table-cell>
          <table:table-cell office:value-type="float" office:value="32382" calcext:value-type="float">
            <text:p>323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15" calcext:value-type="float">
            <text:p>-15</text:p>
          </table:table-cell>
          <table:table-cell table:formula="of:=[.E221]*[.E221]" office:value-type="float" office:value="225" calcext:value-type="float">
            <text:p>225</text:p>
          </table:table-cell>
          <table:table-cell table:formula="of:=[.F221]*[.E221]" office:value-type="float" office:value="-3375" calcext:value-type="float">
            <text:p>-3375</text:p>
          </table:table-cell>
          <table:table-cell table:formula="of:=[.G221]*[.E221]" office:value-type="float" office:value="50625" calcext:value-type="float">
            <text:p>50625</text:p>
          </table:table-cell>
          <table:table-cell table:formula="of:=[.E$1]*([.E221])+([.F$1]*[.F221])+([.G$1]*[.G221])+([.H$1]*[.H221])+[.$D$1]" office:value-type="float" office:value="11377.9357358418" calcext:value-type="float">
            <text:p>11377.9357358418</text:p>
          </table:table-cell>
          <table:table-cell office:value-type="float" office:value="12024.5" calcext:value-type="float">
            <text:p>1202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10" calcext:value-type="float">
            <text:p>-10</text:p>
          </table:table-cell>
          <table:table-cell table:formula="of:=[.E222]*[.E222]" office:value-type="float" office:value="100" calcext:value-type="float">
            <text:p>100</text:p>
          </table:table-cell>
          <table:table-cell table:formula="of:=[.F222]*[.E222]" office:value-type="float" office:value="-1000" calcext:value-type="float">
            <text:p>-1000</text:p>
          </table:table-cell>
          <table:table-cell table:formula="of:=[.G222]*[.E222]" office:value-type="float" office:value="10000" calcext:value-type="float">
            <text:p>10000</text:p>
          </table:table-cell>
          <table:table-cell table:formula="of:=[.E$1]*([.E222])+([.F$1]*[.F222])+([.G$1]*[.G222])+([.H$1]*[.H222])+[.$D$1]" office:value-type="float" office:value="2702.06304520031" calcext:value-type="float">
            <text:p>2702.06304520031</text:p>
          </table:table-cell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5" calcext:value-type="float">
            <text:p>-5</text:p>
          </table:table-cell>
          <table:table-cell table:formula="of:=[.E223]*[.E223]" office:value-type="float" office:value="25" calcext:value-type="float">
            <text:p>25</text:p>
          </table:table-cell>
          <table:table-cell table:formula="of:=[.F223]*[.E223]" office:value-type="float" office:value="-125" calcext:value-type="float">
            <text:p>-125</text:p>
          </table:table-cell>
          <table:table-cell table:formula="of:=[.G223]*[.E223]" office:value-type="float" office:value="625" calcext:value-type="float">
            <text:p>625</text:p>
          </table:table-cell>
          <table:table-cell table:formula="of:=[.E$1]*([.E223])+([.F$1]*[.F223])+([.G$1]*[.G223])+([.H$1]*[.H223])+[.$D$1]" office:value-type="float" office:value="260.959085335491" calcext:value-type="float">
            <text:p>260.959085335491</text:p>
          </table:table-cell>
          <table:table-cell office:value-type="float" office:value="334.5" calcext:value-type="float">
            <text:p>33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E224]*[.E224]" office:value-type="float" office:value="0" calcext:value-type="float">
            <text:p>0</text:p>
          </table:table-cell>
          <table:table-cell table:formula="of:=[.F224]*[.E224]" office:value-type="float" office:value="0" calcext:value-type="float">
            <text:p>0</text:p>
          </table:table-cell>
          <table:table-cell table:formula="of:=[.G224]*[.E224]" office:value-type="float" office:value="0" calcext:value-type="float">
            <text:p>0</text:p>
          </table:table-cell>
          <table:table-cell table:formula="of:=[.E$1]*([.E224])+([.F$1]*[.F224])+([.G$1]*[.G224])+([.H$1]*[.H224])+[.$D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E225]*[.E225]" office:value-type="float" office:value="25" calcext:value-type="float">
            <text:p>25</text:p>
          </table:table-cell>
          <table:table-cell table:formula="of:=[.F225]*[.E225]" office:value-type="float" office:value="125" calcext:value-type="float">
            <text:p>125</text:p>
          </table:table-cell>
          <table:table-cell table:formula="of:=[.G225]*[.E225]" office:value-type="float" office:value="625" calcext:value-type="float">
            <text:p>625</text:p>
          </table:table-cell>
          <table:table-cell table:formula="of:=[.E$1]*([.E225])+([.F$1]*[.F225])+([.G$1]*[.G225])+([.H$1]*[.H225])+[.$D$1]" office:value-type="float" office:value="-82.7631116341149" calcext:value-type="float">
            <text:p>-82.7631116341149</text:p>
          </table:table-cell>
          <table:table-cell office:value-type="float" office:value="-155.5" calcext:value-type="float">
            <text:p>-155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226]*[.E226]" office:value-type="float" office:value="100" calcext:value-type="float">
            <text:p>100</text:p>
          </table:table-cell>
          <table:table-cell table:formula="of:=[.F226]*[.E226]" office:value-type="float" office:value="1000" calcext:value-type="float">
            <text:p>1000</text:p>
          </table:table-cell>
          <table:table-cell table:formula="of:=[.G226]*[.E226]" office:value-type="float" office:value="10000" calcext:value-type="float">
            <text:p>10000</text:p>
          </table:table-cell>
          <table:table-cell table:formula="of:=[.E$1]*([.E226])+([.F$1]*[.F226])+([.G$1]*[.G226])+([.H$1]*[.H226])+[.$D$1]" office:value-type="float" office:value="63.3958050246144" calcext:value-type="float">
            <text:p>63.3958050246144</text:p>
          </table:table-cell>
          <table:table-cell office:value-type="float" office:value="-888" calcext:value-type="float">
            <text:p>-8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E227]*[.E227]" office:value-type="float" office:value="225" calcext:value-type="float">
            <text:p>225</text:p>
          </table:table-cell>
          <table:table-cell table:formula="of:=[.F227]*[.E227]" office:value-type="float" office:value="3375" calcext:value-type="float">
            <text:p>3375</text:p>
          </table:table-cell>
          <table:table-cell table:formula="of:=[.G227]*[.E227]" office:value-type="float" office:value="50625" calcext:value-type="float">
            <text:p>50625</text:p>
          </table:table-cell>
          <table:table-cell table:formula="of:=[.E$1]*([.E227])+([.F$1]*[.F227])+([.G$1]*[.G227])+([.H$1]*[.H227])+[.$D$1]" office:value-type="float" office:value="2541.87775998708" calcext:value-type="float">
            <text:p>2541.87775998708</text:p>
          </table:table-cell>
          <table:table-cell office:value-type="float" office:value="-1445.5" calcext:value-type="float">
            <text:p>-1445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228]*[.E228]" office:value-type="float" office:value="400" calcext:value-type="float">
            <text:p>400</text:p>
          </table:table-cell>
          <table:table-cell table:formula="of:=[.F228]*[.E228]" office:value-type="float" office:value="8000" calcext:value-type="float">
            <text:p>8000</text:p>
          </table:table-cell>
          <table:table-cell table:formula="of:=[.G228]*[.E228]" office:value-type="float" office:value="160000" calcext:value-type="float">
            <text:p>160000</text:p>
          </table:table-cell>
          <table:table-cell table:formula="of:=[.E$1]*([.E228])+([.F$1]*[.F228])+([.G$1]*[.G228])+([.H$1]*[.H228])+[.$D$1]" office:value-type="float" office:value="11508.7587186836" calcext:value-type="float">
            <text:p>11508.7587186836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229]*[.E229]" office:value-type="float" office:value="625" calcext:value-type="float">
            <text:p>625</text:p>
          </table:table-cell>
          <table:table-cell table:formula="of:=[.F229]*[.E229]" office:value-type="float" office:value="15625" calcext:value-type="float">
            <text:p>15625</text:p>
          </table:table-cell>
          <table:table-cell table:formula="of:=[.G229]*[.E229]" office:value-type="float" office:value="390625" calcext:value-type="float">
            <text:p>390625</text:p>
          </table:table-cell>
          <table:table-cell table:formula="of:=[.E$1]*([.E229])+([.F$1]*[.F229])+([.G$1]*[.G229])+([.H$1]*[.H229])+[.$D$1]" office:value-type="float" office:value="33172.7896019638" calcext:value-type="float">
            <text:p>33172.7896019638</text:p>
          </table:table-cell>
          <table:table-cell office:value-type="float" office:value="8464.5" calcext:value-type="float">
            <text:p>846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230]*[.E230]" office:value-type="float" office:value="900" calcext:value-type="float">
            <text:p>900</text:p>
          </table:table-cell>
          <table:table-cell table:formula="of:=[.F230]*[.E230]" office:value-type="float" office:value="27000" calcext:value-type="float">
            <text:p>27000</text:p>
          </table:table-cell>
          <table:table-cell table:formula="of:=[.G230]*[.E230]" office:value-type="float" office:value="810000" calcext:value-type="float">
            <text:p>810000</text:p>
          </table:table-cell>
          <table:table-cell table:formula="of:=[.E$1]*([.E230])+([.F$1]*[.F230])+([.G$1]*[.G230])+([.H$1]*[.H230])+[.$D$1]" office:value-type="float" office:value="75795.396286097" calcext:value-type="float">
            <text:p>75795.396286097</text:p>
          </table:table-cell>
          <table:table-cell office:value-type="float" office:value="27932" calcext:value-type="float">
            <text:p>279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E231]*[.E231]" office:value-type="float" office:value="1225" calcext:value-type="float">
            <text:p>1225</text:p>
          </table:table-cell>
          <table:table-cell table:formula="of:=[.F231]*[.E231]" office:value-type="float" office:value="42875" calcext:value-type="float">
            <text:p>42875</text:p>
          </table:table-cell>
          <table:table-cell table:formula="of:=[.G231]*[.E231]" office:value-type="float" office:value="1500625" calcext:value-type="float">
            <text:p>1500625</text:p>
          </table:table-cell>
          <table:table-cell table:formula="of:=[.E$1]*([.E231])+([.F$1]*[.F231])+([.G$1]*[.G231])+([.H$1]*[.H231])+[.$D$1]" office:value-type="float" office:value="149690.679602772" calcext:value-type="float">
            <text:p>149690.679602772</text:p>
          </table:table-cell>
          <table:table-cell office:value-type="float" office:value="65574.5" calcext:value-type="float">
            <text:p>6557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E232]*[.E232]" office:value-type="float" office:value="1600" calcext:value-type="float">
            <text:p>1600</text:p>
          </table:table-cell>
          <table:table-cell table:formula="of:=[.F232]*[.E232]" office:value-type="float" office:value="64000" calcext:value-type="float">
            <text:p>64000</text:p>
          </table:table-cell>
          <table:table-cell table:formula="of:=[.G232]*[.E232]" office:value-type="float" office:value="2560000" calcext:value-type="float">
            <text:p>2560000</text:p>
          </table:table-cell>
          <table:table-cell table:formula="of:=[.E$1]*([.E232])+([.F$1]*[.F232])+([.G$1]*[.G232])+([.H$1]*[.H232])+[.$D$1]" office:value-type="float" office:value="267225.415339096" calcext:value-type="float">
            <text:p>267225.415339096</text:p>
          </table:table-cell>
          <table:table-cell office:value-type="float" office:value="129642" calcext:value-type="float">
            <text:p>1296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E233]*[.E233]" office:value-type="float" office:value="2025" calcext:value-type="float">
            <text:p>2025</text:p>
          </table:table-cell>
          <table:table-cell table:formula="of:=[.F233]*[.E233]" office:value-type="float" office:value="91125" calcext:value-type="float">
            <text:p>91125</text:p>
          </table:table-cell>
          <table:table-cell table:formula="of:=[.G233]*[.E233]" office:value-type="float" office:value="4100625" calcext:value-type="float">
            <text:p>4100625</text:p>
          </table:table-cell>
          <table:table-cell table:formula="of:=[.E$1]*([.E233])+([.F$1]*[.F233])+([.G$1]*[.G233])+([.H$1]*[.H233])+[.$D$1]" office:value-type="float" office:value="442819.054237597" calcext:value-type="float">
            <text:p>442819.054237597</text:p>
          </table:table-cell>
          <table:table-cell office:value-type="float" office:value="229884.5" calcext:value-type="float">
            <text:p>22988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E234]*[.E234]" office:value-type="float" office:value="2500" calcext:value-type="float">
            <text:p>2500</text:p>
          </table:table-cell>
          <table:table-cell table:formula="of:=[.F234]*[.E234]" office:value-type="float" office:value="125000" calcext:value-type="float">
            <text:p>125000</text:p>
          </table:table-cell>
          <table:table-cell table:formula="of:=[.G234]*[.E234]" office:value-type="float" office:value="6250000" calcext:value-type="float">
            <text:p>6250000</text:p>
          </table:table-cell>
          <table:table-cell table:formula="of:=[.E$1]*([.E234])+([.F$1]*[.F234])+([.G$1]*[.G234])+([.H$1]*[.H234])+[.$D$1]" office:value-type="float" office:value="692943.721996222" calcext:value-type="float">
            <text:p>692943.721996222</text:p>
          </table:table-cell>
          <table:table-cell office:value-type="float" office:value="377552" calcext:value-type="float">
            <text:p>3775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E235]*[.E235]" office:value-type="float" office:value="3025" calcext:value-type="float">
            <text:p>3025</text:p>
          </table:table-cell>
          <table:table-cell table:formula="of:=[.F235]*[.E235]" office:value-type="float" office:value="166375" calcext:value-type="float">
            <text:p>166375</text:p>
          </table:table-cell>
          <table:table-cell table:formula="of:=[.G235]*[.E235]" office:value-type="float" office:value="9150625" calcext:value-type="float">
            <text:p>9150625</text:p>
          </table:table-cell>
          <table:table-cell table:formula="of:=[.E$1]*([.E235])+([.F$1]*[.F235])+([.G$1]*[.G235])+([.H$1]*[.H235])+[.$D$1]" office:value-type="float" office:value="1036124.21926834" calcext:value-type="float">
            <text:p>1036124.21926834</text:p>
          </table:table-cell>
          <table:table-cell office:value-type="float" office:value="585394.5" calcext:value-type="float">
            <text:p>58539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E236]*[.E236]" office:value-type="float" office:value="3600" calcext:value-type="float">
            <text:p>3600</text:p>
          </table:table-cell>
          <table:table-cell table:formula="of:=[.F236]*[.E236]" office:value-type="float" office:value="216000" calcext:value-type="float">
            <text:p>216000</text:p>
          </table:table-cell>
          <table:table-cell table:formula="of:=[.G236]*[.E236]" office:value-type="float" office:value="12960000" calcext:value-type="float">
            <text:p>12960000</text:p>
          </table:table-cell>
          <table:table-cell table:formula="of:=[.E$1]*([.E236])+([.F$1]*[.F236])+([.G$1]*[.G236])+([.H$1]*[.H236])+[.$D$1]" office:value-type="float" office:value="1492938.02166273" calcext:value-type="float">
            <text:p>1492938.02166273</text:p>
          </table:table-cell>
          <table:table-cell office:value-type="float" office:value="867662" calcext:value-type="float">
            <text:p>8676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E237]*[.E237]" office:value-type="float" office:value="4225" calcext:value-type="float">
            <text:p>4225</text:p>
          </table:table-cell>
          <table:table-cell table:formula="of:=[.F237]*[.E237]" office:value-type="float" office:value="274625" calcext:value-type="float">
            <text:p>274625</text:p>
          </table:table-cell>
          <table:table-cell table:formula="of:=[.G237]*[.E237]" office:value-type="float" office:value="17850625" calcext:value-type="float">
            <text:p>17850625</text:p>
          </table:table-cell>
          <table:table-cell table:formula="of:=[.E$1]*([.E237])+([.F$1]*[.F237])+([.G$1]*[.G237])+([.H$1]*[.H237])+[.$D$1]" office:value-type="float" office:value="2086015.2797436" calcext:value-type="float">
            <text:p>2086015.2797436</text:p>
          </table:table-cell>
          <table:table-cell office:value-type="float" office:value="1240104.5" calcext:value-type="float">
            <text:p>124010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E238]*[.E238]" office:value-type="float" office:value="4900" calcext:value-type="float">
            <text:p>4900</text:p>
          </table:table-cell>
          <table:table-cell table:formula="of:=[.F238]*[.E238]" office:value-type="float" office:value="343000" calcext:value-type="float">
            <text:p>343000</text:p>
          </table:table-cell>
          <table:table-cell table:formula="of:=[.G238]*[.E238]" office:value-type="float" office:value="24010000" calcext:value-type="float">
            <text:p>24010000</text:p>
          </table:table-cell>
          <table:table-cell table:formula="of:=[.E$1]*([.E238])+([.F$1]*[.F238])+([.G$1]*[.G238])+([.H$1]*[.H238])+[.$D$1]" office:value-type="float" office:value="2840038.81903057" calcext:value-type="float">
            <text:p>2840038.81903057</text:p>
          </table:table-cell>
          <table:table-cell office:value-type="float" office:value="1719972" calcext:value-type="float">
            <text:p>17199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E239]*[.E239]" office:value-type="float" office:value="5625" calcext:value-type="float">
            <text:p>5625</text:p>
          </table:table-cell>
          <table:table-cell table:formula="of:=[.F239]*[.E239]" office:value-type="float" office:value="421875" calcext:value-type="float">
            <text:p>421875</text:p>
          </table:table-cell>
          <table:table-cell table:formula="of:=[.G239]*[.E239]" office:value-type="float" office:value="31640625" calcext:value-type="float">
            <text:p>31640625</text:p>
          </table:table-cell>
          <table:table-cell table:formula="of:=[.E$1]*([.E239])+([.F$1]*[.F239])+([.G$1]*[.G239])+([.H$1]*[.H239])+[.$D$1]" office:value-type="float" office:value="3781744.1399987" calcext:value-type="float">
            <text:p>3781744.1399987</text:p>
          </table:table-cell>
          <table:table-cell office:value-type="float" office:value="2326014.5" calcext:value-type="float">
            <text:p>232601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E240]*[.E240]" office:value-type="float" office:value="6400" calcext:value-type="float">
            <text:p>6400</text:p>
          </table:table-cell>
          <table:table-cell table:formula="of:=[.F240]*[.E240]" office:value-type="float" office:value="512000" calcext:value-type="float">
            <text:p>512000</text:p>
          </table:table-cell>
          <table:table-cell table:formula="of:=[.G240]*[.E240]" office:value-type="float" office:value="40960000" calcext:value-type="float">
            <text:p>40960000</text:p>
          </table:table-cell>
          <table:table-cell table:formula="of:=[.E$1]*([.E240])+([.F$1]*[.F240])+([.G$1]*[.G240])+([.H$1]*[.H240])+[.$D$1]" office:value-type="float" office:value="4939919.41807844" calcext:value-type="float">
            <text:p>4939919.41807844</text:p>
          </table:table-cell>
          <table:table-cell office:value-type="float" office:value="3078482" calcext:value-type="float">
            <text:p>30784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[.E241]*[.E241]" office:value-type="float" office:value="7225" calcext:value-type="float">
            <text:p>7225</text:p>
          </table:table-cell>
          <table:table-cell table:formula="of:=[.F241]*[.E241]" office:value-type="float" office:value="614125" calcext:value-type="float">
            <text:p>614125</text:p>
          </table:table-cell>
          <table:table-cell table:formula="of:=[.G241]*[.E241]" office:value-type="float" office:value="52200625" calcext:value-type="float">
            <text:p>52200625</text:p>
          </table:table-cell>
          <table:table-cell table:formula="of:=[.E$1]*([.E241])+([.F$1]*[.F241])+([.G$1]*[.G241])+([.H$1]*[.H241])+[.$D$1]" office:value-type="float" office:value="6345405.50365567" calcext:value-type="float">
            <text:p>6345405.50365567</text:p>
          </table:table-cell>
          <table:table-cell office:value-type="float" office:value="3999124.5" calcext:value-type="float">
            <text:p>399912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E242]*[.E242]" office:value-type="float" office:value="8100" calcext:value-type="float">
            <text:p>8100</text:p>
          </table:table-cell>
          <table:table-cell table:formula="of:=[.F242]*[.E242]" office:value-type="float" office:value="729000" calcext:value-type="float">
            <text:p>729000</text:p>
          </table:table-cell>
          <table:table-cell table:formula="of:=[.G242]*[.E242]" office:value-type="float" office:value="65610000" calcext:value-type="float">
            <text:p>65610000</text:p>
          </table:table-cell>
          <table:table-cell table:formula="of:=[.E$1]*([.E242])+([.F$1]*[.F242])+([.G$1]*[.G242])+([.H$1]*[.H242])+[.$D$1]" office:value-type="float" office:value="8031095.9220717" calcext:value-type="float">
            <text:p>8031095.9220717</text:p>
          </table:table-cell>
          <table:table-cell office:value-type="float" office:value="5111192" calcext:value-type="float">
            <text:p>51111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[.E243]*[.E243]" office:value-type="float" office:value="9025" calcext:value-type="float">
            <text:p>9025</text:p>
          </table:table-cell>
          <table:table-cell table:formula="of:=[.F243]*[.E243]" office:value-type="float" office:value="857375" calcext:value-type="float">
            <text:p>857375</text:p>
          </table:table-cell>
          <table:table-cell table:formula="of:=[.G243]*[.E243]" office:value-type="float" office:value="81450625" calcext:value-type="float">
            <text:p>81450625</text:p>
          </table:table-cell>
          <table:table-cell table:formula="of:=[.E$1]*([.E243])+([.F$1]*[.F243])+([.G$1]*[.G243])+([.H$1]*[.H243])+[.$D$1]" office:value-type="float" office:value="10031936.8736232" calcext:value-type="float">
            <text:p>10031936.8736232</text:p>
          </table:table-cell>
          <table:table-cell office:value-type="float" office:value="6439434.5" calcext:value-type="float">
            <text:p>643943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E244]*[.E244]" office:value-type="float" office:value="10000" calcext:value-type="float">
            <text:p>10000</text:p>
          </table:table-cell>
          <table:table-cell table:formula="of:=[.F244]*[.E244]" office:value-type="float" office:value="1000000" calcext:value-type="float">
            <text:p>1000000</text:p>
          </table:table-cell>
          <table:table-cell table:formula="of:=[.G244]*[.E244]" office:value-type="float" office:value="100000000" calcext:value-type="float">
            <text:p>100000000</text:p>
          </table:table-cell>
          <table:table-cell table:formula="of:=[.E$1]*([.E244])+([.F$1]*[.F244])+([.G$1]*[.G244])+([.H$1]*[.H244])+[.$D$1]" office:value-type="float" office:value="12384927.2335625" calcext:value-type="float">
            <text:p>12384927.2335625</text:p>
          </table:table-cell>
          <table:table-cell office:value-type="float" office:value="8010102" calcext:value-type="float">
            <text:p>8010102</text:p>
          </table:table-cell>
          <table:table-cell table:number-columns-repeated="4"/>
        </table:table-row>
      </table:table>
      <table:table table:name="Sheet2" table:style-name="ta1">
        <table:table-column table:style-name="co3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400" calcext:value-type="float">
            <text:p>400</text:p>
          </table:table-cell>
          <table:table-cell office:value-type="float" office:value="-8000" calcext:value-type="float">
            <text:p>-8000</text:p>
          </table:table-cell>
          <table:table-cell office:value-type="float" office:value="160000" calcext:value-type="float">
            <text:p>160000</text:p>
          </table:table-cell>
          <table:table-cell/>
        </table:table-row>
        <table:table-row table:style-name="ro1">
          <table:table-cell office:value-type="float" office:value="-0.18402576" calcext:value-type="float">
            <text:p>-0.18402576</text:p>
          </table:table-cell>
          <table:table-cell office:value-type="float" office:value="0.6343999" calcext:value-type="float">
            <text:p>0.6343999</text:p>
          </table:table-cell>
          <table:table-cell office:value-type="float" office:value="-0.78471005" calcext:value-type="float">
            <text:p>-0.78471005</text:p>
          </table:table-cell>
          <table:table-cell office:value-type="float" office:value="0.23106384" calcext:value-type="float">
            <text:p>0.23106384</text:p>
          </table:table-cell>
          <table:table-cell office:value-type="float" office:value="-0.61837053" calcext:value-type="float">
            <text:p>-0.61837053</text:p>
          </table:table-cell>
          <table:table-cell/>
        </table:table-row>
        <table:table-row table:style-name="ro1">
          <table:table-cell table:formula="of:=[.A1]*[.A2]" office:value-type="float" office:value="-0.18402576" calcext:value-type="float">
            <text:p>-0.18402576</text:p>
          </table:table-cell>
          <table:table-cell table:formula="of:=[.B1]*[.B2]" office:value-type="float" office:value="-12.687998" calcext:value-type="float">
            <text:p>-12.687998</text:p>
          </table:table-cell>
          <table:table-cell table:formula="of:=[.C1]*[.C2]" office:value-type="float" office:value="-313.88402" calcext:value-type="float">
            <text:p>-313.88402</text:p>
          </table:table-cell>
          <table:table-cell table:formula="of:=[.D1]*[.D2]" office:value-type="float" office:value="-1848.51072" calcext:value-type="float">
            <text:p>-1848.51072</text:p>
          </table:table-cell>
          <table:table-cell table:formula="of:=[.E1]*[.E2]" office:value-type="float" office:value="-98939.2848" calcext:value-type="float">
            <text:p>-98939.2848</text:p>
          </table:table-cell>
          <table:table-cell table:formula="of:=SUM([.A3:.E3])" office:value-type="float" office:value="-101114.55156376" calcext:value-type="float">
            <text:p>-101114.55156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23:43:37.443577612</dc:date>
    <meta:editing-duration>PT16M26S</meta:editing-duration>
    <meta:editing-cycles>5</meta:editing-cycles>
    <meta:generator>LibreOffice/7.3.6.2$Linux_X86_64 LibreOffice_project/30$Build-2</meta:generator>
    <meta:document-statistic meta:table-count="2" meta:cell-count="169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data_train_exp.I2:data_train_exp.I203" svg:x="0.32cm" svg:y="0.18cm" svg:width="13.229cm" svg:height="8.64cm">
          <chart:coordinate-region svg:x="1.497cm" svg:y="0.379cm" svg:width="11.77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train_exp.I2:data_train_exp.I203" chart:class="chart:scatter">
            <chart:data-point chart:repeated="2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395.8759689268">
                <text:p>32395.8759689268</text:p>
                <draw:g>
                  <svg:desc>data_train_exp.I2:data_train_exp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22.5266280608">
                <text:p>31222.5266280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81.1220047042">
                <text:p>30081.1220047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71.0820572092">
                <text:p>28971.0820572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91.8319987759">
                <text:p>27891.8319987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42.8022974522">
                <text:p>26842.802297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23.428676134">
                <text:p>25823.428676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833.1521125648">
                <text:p>24833.1521125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71.4188393364">
                <text:p>23871.4188393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37.6803438882">
                <text:p>22937.6803438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31.3933685075">
                <text:p>22031.3933685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52.0199103296">
                <text:p>21152.0199103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99.0272213377">
                <text:p>20299.0272213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71.8878083627">
                <text:p>19471.8878083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70.0794330836">
                <text:p>18670.07943308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93.0851120272">
                <text:p>17893.0851120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40.3931165681">
                <text:p>17140.3931165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11.4969729289">
                <text:p>16411.4969729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05.89546218">
                <text:p>15705.89546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23.0926202399">
                <text:p>15023.0926202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62.5977378746">
                <text:p>14362.5977378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23.9253606984">
                <text:p>13723.9253606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06.5952891732">
                <text:p>13106.59528917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10.1325786089">
                <text:p>12510.13257860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34.0675391632">
                <text:p>11934.0675391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77.9357358418">
                <text:p>11377.9357358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41.2779884983">
                <text:p>10841.2779884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23.6403718341">
                <text:p>10323.6403718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24.57421539838">
                <text:p>9824.57421539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43.63610358847">
                <text:p>9343.63610358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80.38787564942">
                <text:p>8880.38787564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34.39662567418">
                <text:p>8434.39662567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05.23470260361">
                <text:p>8005.23470260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92.47971022645">
                <text:p>7592.47971022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95.71450717932">
                <text:p>7195.71450717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14.52720694673">
                <text:p>6814.52720694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48.51117786109">
                <text:p>6448.51117786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97.26504310265">
                <text:p>6097.26504310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60.3926806996">
                <text:p>5760.3926806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37.50322352799">
                <text:p>5437.50322352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28.21105931177">
                <text:p>5128.21105931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32.13583062274">
                <text:p>4832.13583062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48.90243488063">
                <text:p>4548.902434880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78.14102435303">
                <text:p>4278.14102435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19.48700615542">
                <text:p>4019.48700615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72.58104225118">
                <text:p>3772.58104225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37.06904945155">
                <text:p>3537.06904945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12.60219941568">
                <text:p>3312.60219941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98.8369186506">
                <text:p>3098.8369186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5.4348885112">
                <text:p>2895.4348885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02.06304520031">
                <text:p>2702.063045200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8.39357976859">
                <text:p>2518.39357976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44.10393811462">
                <text:p>2344.10393811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78.87682098485">
                <text:p>2178.876820984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2.40018397362">
                <text:p>2022.400183973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74.36723752316">
                <text:p>1874.367237523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4.47644692359">
                <text:p>1734.47644692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02.43153231291">
                <text:p>1602.43153231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.94146867699">
                <text:p>1477.94146867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60.72048584961">
                <text:p>1360.720485849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0.48806851243">
                <text:p>1250.48806851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46.96895619498">
                <text:p>1146.968956194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9.8931432747">
                <text:p>1049.8931432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8.995878976905">
                <text:p>958.995878976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4.01766737479">
                <text:p>874.017667374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4.704267389441">
                <text:p>794.704267389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.806692789832">
                <text:p>720.8066927898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2.08121219282">
                <text:p>652.081212192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8.289349063149">
                <text:p>588.289349063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9.197881713447">
                <text:p>529.1978817134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4.578843304232">
                <text:p>474.5788433042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4.209521843904">
                <text:p>424.209521843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7.872460188749">
                <text:p>377.872460188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5.355456042942">
                <text:p>335.355456042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.451561958541">
                <text:p>296.451561958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.959085335491">
                <text:p>260.9590853354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8.681588421622">
                <text:p>228.6815884216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.427888312651">
                <text:p>199.4278883126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3.012056952181">
                <text:p>173.0120569521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.253421131699">
                <text:p>149.2534211316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7.976562490581">
                <text:p>127.9765624905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.011317516085">
                <text:p>109.0113175160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.1927775433574">
                <text:p>92.1927775433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.3612887554308">
                <text:p>77.36128875543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3624521832223">
                <text:p>64.3624521832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.0471237055355">
                <text:p>53.0471237055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2714140490597">
                <text:p>43.2714140490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8966887883704">
                <text:p>34.8966887883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7895683459284">
                <text:p>27.7895683459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821927992081">
                <text:p>21.8219279920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8708978450609">
                <text:p>16.87089784506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818862870987">
                <text:p>12.818862870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5346288386382">
                <text:p>9.553462883863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96759254558191">
                <text:p>6.967592545581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5940136591765">
                <text:p>4.95940136591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3229370253329">
                <text:p>3.43229370253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9492876097695">
                <text:p>2.294928760976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6122059468264">
                <text:p>1.46122059468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50338104970237">
                <text:p>0.850338104970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6705041045482">
                <text:p>0.3867050410454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74843573188714">
                <text:p>-0.3748435731887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797637385657291">
                <text:p>-0.797637385657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32293829665649">
                <text:p>-1.322938296656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00004831755118">
                <text:p>-2.00004831755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87301461182039">
                <text:p>-2.873014611820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.98062949505725">
                <text:p>-3.98062949505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.35643043496902">
                <text:p>-5.356430434969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.02870005137709">
                <text:p>-7.02870005137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02046611621696">
                <text:p>-9.02046611621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.3495015535383">
                <text:p>-11.34950155353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.0283244395048">
                <text:p>-14.028324439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7.0641980023945">
                <text:p>-17.06419800239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0.4591306225993">
                <text:p>-20.45913062259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4.2098758326254">
                <text:p>-24.20987583262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8.307932317093">
                <text:p>-28.3079323170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2.7395439127366">
                <text:p>-32.73954391273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7.4856996084047">
                <text:p>-37.48569960840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2.5221335450599">
                <text:p>-42.52213354505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7.8193250157789">
                <text:p>-47.81932501577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3.3424984657528">
                <text:p>-53.34249846575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.0516234922866">
                <text:p>-59.0516234922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4.9014148447993">
                <text:p>-64.90141484479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0.8413324248243">
                <text:p>-70.84133242482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6.815581286009">
                <text:p>-76.815581286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2.7631116341149">
                <text:p>-82.7631116341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8.6176188270177">
                <text:p>-88.61761882701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4.3075433747071">
                <text:p>-94.30754337470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9.7560709392872">
                <text:p>-99.75607093928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04.881132334976">
                <text:p>-104.8811323349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9.595403528105">
                <text:p>-109.595403528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3.806305637122">
                <text:p>-113.8063056371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17.416004932586">
                <text:p>-117.4160049325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20.321412837172">
                <text:p>-120.3214128371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22.414185925669">
                <text:p>-122.4141859256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23.580725924979">
                <text:p>-123.5807259249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23.70217971412">
                <text:p>-123.702179714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22.654439324222">
                <text:p>-122.654439324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20.308141938531">
                <text:p>-120.3081419385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6.528669892406">
                <text:p>-116.5286698924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11.17615067332">
                <text:p>-111.176150673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4.105456920862">
                <text:p>-104.1054569208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95.1662064267315">
                <text:p>-95.16620642673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4.2027621347461">
                <text:p>-84.20276213474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1.0542321408346">
                <text:p>-71.0542321408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5.5544696930418">
                <text:p>-55.55446969304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7.5320731915257">
                <text:p>-37.53207319152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6.8103861885586">
                <text:p>-16.81038618855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9250261147331">
                <text:p>6.792502611473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.4637593520695">
                <text:p>33.46375935206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.3958050246144">
                <text:p>63.39580502461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.7863154683803">
                <text:p>96.78631546838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3.838221370524">
                <text:p>133.8382213705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.759708266088">
                <text:p>174.7597082660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9.764216538001">
                <text:p>219.764216538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9.070441417078">
                <text:p>269.0704414170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2.90233298202">
                <text:p>322.902332982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1.489096159413">
                <text:p>381.4890961594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5.065190723729">
                <text:p>445.0651907237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3.870331297326">
                <text:p>513.8703312973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8.149487350449">
                <text:p>588.1494873504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8.152883201227">
                <text:p>668.152883201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4.135998015677">
                <text:p>754.1359980156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6.359565807699">
                <text:p>846.3595658076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5.089575439083">
                <text:p>945.0895754390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0.5972706195">
                <text:p>1050.59727061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63.15914990651">
                <text:p>1163.159149906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83.05696670556">
                <text:p>1283.056966705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10.57772926997">
                <text:p>1410.57772926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46.01370070098">
                <text:p>1546.013700700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89.66239894767">
                <text:p>1689.662398947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41.82659680704">
                <text:p>1841.826596807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2.81432192396">
                <text:p>2002.81432192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2.9388567912">
                <text:p>2172.93885679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52.51873874939">
                <text:p>2352.518738749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41.87775998708">
                <text:p>2541.877759987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41.34496754067">
                <text:p>2741.344967540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51.25466329448">
                <text:p>2951.254663294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71.94640398069">
                <text:p>3171.946403980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03.76500117937">
                <text:p>3403.765001179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47.0605213185">
                <text:p>3647.06052131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02.18828567391">
                <text:p>3902.188285673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69.50887036935">
                <text:p>4169.508870369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49.38810637643">
                <text:p>4449.388106376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42.19707951465">
                <text:p>4742.197079514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48.3121304514">
                <text:p>5048.31213045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68.11485470197">
                <text:p>5368.114854701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01.99210262951">
                <text:p>5701.992102629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50.33597944508">
                <text:p>6050.33597944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13.5438452076">
                <text:p>6413.54384520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792.0183148239">
                <text:p>6792.01831482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86.16725804869">
                <text:p>7186.167258048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96.40379948455">
                <text:p>7596.403799484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23.14631858197">
                <text:p>8023.146318581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66.81844963931">
                <text:p>8466.818449639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27.84908180281">
                <text:p>8927.84908180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06.67235906661">
                <text:p>9406.672359066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3.72768027274">
                <text:p>9903.727680272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419.4596991111">
                <text:p>10419.4596991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954.3183241195">
                <text:p>10954.31832411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508.7587186836">
                <text:p>11508.75871868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83.2413010369">
                <text:p>12083.2413010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3.952cm" style:legend-expansion="high" chart:style-name="ch2"/>
        <chart:plot-area chart:style-name="ch3" table:cell-range-address="data_train_exp.I204:data_train_exp.J244" svg:x="0.32cm" svg:y="0.18cm" svg:width="13.15cm" svg:height="8.64cm">
          <chart:coordinate-region svg:x="2.053cm" svg:y="0.379cm" svg:width="11.27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train_exp.I204:data_train_exp.I244" chart:class="chart:line">
            <chart:data-point chart:repeated="41"/>
          </chart:series>
          <chart:series chart:style-name="ch7" chart:values-cell-range-address="data_train_exp.J204:data_train_exp.J244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86928.0629964">
                <text:p>14986928.0629964</text:p>
                <draw:g>
                  <svg:desc>data_train_exp.I204:data_train_exp.I244</svg:desc>
                </draw:g>
              </table:table-cell>
              <table:table-cell office:value-type="float" office:value="12009902">
                <text:p>12009902</text:p>
                <draw:g>
                  <svg:desc>data_train_exp.J204:data_train_exp.J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62861.6400753">
                <text:p>12262861.6400753</text:p>
              </table:table-cell>
              <table:table-cell office:value-type="float" office:value="9868744.5">
                <text:p>986874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28017.8596203">
                <text:p>9928017.8596203</text:p>
              </table:table-cell>
              <table:table-cell office:value-type="float" office:value="8027012">
                <text:p>8027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43446.62353312">
                <text:p>7943446.62353312</text:p>
              </table:table-cell>
              <table:table-cell office:value-type="float" office:value="6455454.5">
                <text:p>645545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72250.50867076">
                <text:p>6272250.50867076</text:p>
              </table:table-cell>
              <table:table-cell office:value-type="float" office:value="5126322">
                <text:p>5126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79584.76684567">
                <text:p>4879584.76684567</text:p>
              </table:table-cell>
              <table:table-cell office:value-type="float" office:value="4013364.5">
                <text:p>401336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32657.32482575">
                <text:p>3732657.32482575</text:p>
              </table:table-cell>
              <table:table-cell office:value-type="float" office:value="3091832">
                <text:p>3091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0728.78433428">
                <text:p>2800728.78433428</text:p>
              </table:table-cell>
              <table:table-cell office:value-type="float" office:value="2338474.5">
                <text:p>233847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5112.42205">
                <text:p>2055112.42205</text:p>
              </table:table-cell>
              <table:table-cell office:value-type="float" office:value="1731542">
                <text:p>1731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9174.18960703">
                <text:p>1469174.18960703</text:p>
              </table:table-cell>
              <table:table-cell office:value-type="float" office:value="1250784.5">
                <text:p>125078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332.71359494">
                <text:p>1018332.71359494</text:p>
              </table:table-cell>
              <table:table-cell office:value-type="float" office:value="877452">
                <text:p>877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0059.295558701">
                <text:p>680059.295558701</text:p>
              </table:table-cell>
              <table:table-cell office:value-type="float" office:value="594294.5">
                <text:p>59429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3877.911998717">
                <text:p>433877.911998717</text:p>
              </table:table-cell>
              <table:table-cell office:value-type="float" office:value="385562">
                <text:p>385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365.214370802">
                <text:p>261365.214370802</text:p>
              </table:table-cell>
              <table:table-cell office:value-type="float" office:value="237004.5">
                <text:p>23700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150.529086192">
                <text:p>146150.529086192</text:p>
              </table:table-cell>
              <table:table-cell office:value-type="float" office:value="135872">
                <text:p>135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915.8575115415">
                <text:p>73915.8575115415</text:p>
              </table:table-cell>
              <table:table-cell office:value-type="float" office:value="70914.5">
                <text:p>7091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395.8759689268">
                <text:p>32395.8759689268</text:p>
              </table:table-cell>
              <table:table-cell office:value-type="float" office:value="32382">
                <text:p>32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77.9357358418">
                <text:p>11377.9357358418</text:p>
              </table:table-cell>
              <table:table-cell office:value-type="float" office:value="12024.5">
                <text:p>1202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2.06304520031">
                <text:p>2702.06304520031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.959085335491">
                <text:p>260.959085335491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2.7631116341149">
                <text:p>-82.7631116341149</text:p>
              </table:table-cell>
              <table:table-cell office:value-type="float" office:value="-155.5">
                <text:p>-15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3958050246144">
                <text:p>63.3958050246144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41.87775998708">
                <text:p>2541.87775998708</text:p>
              </table:table-cell>
              <table:table-cell office:value-type="float" office:value="-1445.5">
                <text:p>-144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08.7587186836">
                <text:p>11508.758718683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172.7896019638">
                <text:p>33172.7896019638</text:p>
              </table:table-cell>
              <table:table-cell office:value-type="float" office:value="8464.5">
                <text:p>846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795.396286097">
                <text:p>75795.396286097</text:p>
              </table:table-cell>
              <table:table-cell office:value-type="float" office:value="27932">
                <text:p>27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690.679602772">
                <text:p>149690.679602772</text:p>
              </table:table-cell>
              <table:table-cell office:value-type="float" office:value="65574.5">
                <text:p>6557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7225.415339096">
                <text:p>267225.415339096</text:p>
              </table:table-cell>
              <table:table-cell office:value-type="float" office:value="129642">
                <text:p>129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819.054237597">
                <text:p>442819.054237597</text:p>
              </table:table-cell>
              <table:table-cell office:value-type="float" office:value="229884.5">
                <text:p>22988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2943.721996222">
                <text:p>692943.721996222</text:p>
              </table:table-cell>
              <table:table-cell office:value-type="float" office:value="377552">
                <text:p>377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6124.21926834">
                <text:p>1036124.21926834</text:p>
              </table:table-cell>
              <table:table-cell office:value-type="float" office:value="585394.5">
                <text:p>58539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92938.02166273">
                <text:p>1492938.02166273</text:p>
              </table:table-cell>
              <table:table-cell office:value-type="float" office:value="867662">
                <text:p>867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86015.2797436">
                <text:p>2086015.2797436</text:p>
              </table:table-cell>
              <table:table-cell office:value-type="float" office:value="1240104.5">
                <text:p>124010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40038.81903057">
                <text:p>2840038.81903057</text:p>
              </table:table-cell>
              <table:table-cell office:value-type="float" office:value="1719972">
                <text:p>1719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81744.1399987">
                <text:p>3781744.1399987</text:p>
              </table:table-cell>
              <table:table-cell office:value-type="float" office:value="2326014.5">
                <text:p>232601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39919.41807844">
                <text:p>4939919.41807844</text:p>
              </table:table-cell>
              <table:table-cell office:value-type="float" office:value="3078482">
                <text:p>30784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45405.50365567">
                <text:p>6345405.50365567</text:p>
              </table:table-cell>
              <table:table-cell office:value-type="float" office:value="3999124.5">
                <text:p>399912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31095.9220717">
                <text:p>8031095.9220717</text:p>
              </table:table-cell>
              <table:table-cell office:value-type="float" office:value="5111192">
                <text:p>5111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31936.8736232">
                <text:p>10031936.8736232</text:p>
              </table:table-cell>
              <table:table-cell office:value-type="float" office:value="6439434.5">
                <text:p>643943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84927.2335625">
                <text:p>12384927.2335625</text:p>
              </table:table-cell>
              <table:table-cell office:value-type="float" office:value="8010102">
                <text:p>8010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6cm" svg:y="4.201cm" style:legend-expansion="high" chart:style-name="ch2"/>
        <chart:plot-area chart:style-name="ch3" table:cell-range-address="data_train_exp.B1:data_train_exp.B203" chart:data-source-has-labels="row" svg:x="0.32cm" svg:y="0.18cm" svg:width="14.42cm" svg:height="8.64cm">
          <chart:coordinate-region svg:x="1.497cm" svg:y="0.379cm" svg:width="13.24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train_exp.B2:data_train_exp.B203" chart:label-cell-address="data_train_exp.B1:data_train_exp.B1" chart:class="chart:line">
            <chart:data-point chart:repeated="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data_train_exp.B1:data_train_ex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395.87211">
                <text:p>32395.87211</text:p>
                <draw:g>
                  <svg:desc>data_train_exp.B2:data_train_exp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25.13644">
                <text:p>31225.13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79.8187">
                <text:p>30179.8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86.06274">
                <text:p>29086.06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92.29707">
                <text:p>28092.29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81.05471">
                <text:p>27081.05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57.93961">
                <text:p>26157.93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61.71494">
                <text:p>25161.71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76.09019">
                <text:p>24276.09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310.47032">
                <text:p>23310.47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481.99176">
                <text:p>22481.99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42.30533">
                <text:p>21642.30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65.96815">
                <text:p>20765.96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3.52782">
                <text:p>20003.52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30.85708">
                <text:p>19230.85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32.31531">
                <text:p>18432.31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91.4353">
                <text:p>17691.4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99.79575">
                <text:p>16999.79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45.06946">
                <text:p>16345.06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89.90221">
                <text:p>15589.90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71.81738">
                <text:p>14971.81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36.06962">
                <text:p>14336.06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65.33629">
                <text:p>13765.33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80.68885">
                <text:p>13180.68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09.1863">
                <text:p>12609.1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84.58817">
                <text:p>11984.58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22.71687">
                <text:p>11522.71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96.97408">
                <text:p>10996.97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28.27404">
                <text:p>10428.27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17.34727">
                <text:p>10017.34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78.861611">
                <text:p>9478.861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88.839624">
                <text:p>9088.839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19.836264">
                <text:p>8619.836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63.93387">
                <text:p>8163.93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97.235354">
                <text:p>7797.235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68.179058">
                <text:p>7368.179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21.758325">
                <text:p>7021.758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52.665753">
                <text:p>6652.665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24.392973">
                <text:p>6324.3929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01.850881">
                <text:p>6001.850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15.653151">
                <text:p>5615.653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37.81124">
                <text:p>5337.81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74.144668">
                <text:p>5074.144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5.958113">
                <text:p>4805.958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5.782819">
                <text:p>4525.782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9.276049">
                <text:p>4219.2760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36.84305">
                <text:p>4036.843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9.682841">
                <text:p>3789.6828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1.842419">
                <text:p>3481.842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5.383012">
                <text:p>3255.383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81.043603">
                <text:p>3081.043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74.154785">
                <text:p>2874.154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47.476993">
                <text:p>2747.476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4.233481">
                <text:p>2554.233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75.434626">
                <text:p>2375.4346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29.508847">
                <text:p>2229.508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2.359259">
                <text:p>2022.359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04.627645">
                <text:p>1904.6276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35.202321">
                <text:p>1735.2023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1.587277">
                <text:p>1631.587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7.237961">
                <text:p>1497.237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3.634165">
                <text:p>1373.634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8.891194">
                <text:p>1288.891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38.667966">
                <text:p>1138.667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8.573618">
                <text:p>1078.5736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54.637914">
                <text:p>954.637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9.3394986">
                <text:p>869.3394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8.1510859">
                <text:p>828.15108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2.2105675">
                <text:p>702.2105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7.0577822">
                <text:p>697.05778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5.4139332">
                <text:p>555.4139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3.3121488">
                <text:p>513.3121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3.9911446">
                <text:p>523.9911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6.9148872">
                <text:p>386.9148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.0374163">
                <text:p>330.0374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1.0302504">
                <text:p>381.0302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9.2999556">
                <text:p>309.2999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6.0447675">
                <text:p>276.0447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4.3981874">
                <text:p>274.3981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.826125">
                <text:p>152.826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.2331495">
                <text:p>143.2331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6.9853731">
                <text:p>176.9853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.24811881">
                <text:p>88.248118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.59539121">
                <text:p>73.595391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.41970934">
                <text:p>48.419709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.43606116">
                <text:p>50.43606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84257644">
                <text:p>11.842576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09810603">
                <text:p>75.098106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47873386">
                <text:p>28.478733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67097287">
                <text:p>12.670972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34374963">
                <text:p>26.343749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56662707">
                <text:p>44.56662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.67875688">
                <text:p>51.678756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.59649266">
                <text:p>-18.59649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40385543">
                <text:p>26.403855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71944331">
                <text:p>52.719443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57220578">
                <text:p>51.572205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.66310989">
                <text:p>-39.66310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.835787098">
                <text:p>-8.835787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9.98048184">
                <text:p>-39.98048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.210064">
                <text:p>49.210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9990783">
                <text:p>34.9990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05064513">
                <text:p>28.050645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19138967">
                <text:p>25.191389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.001109545">
                <text:p>-5.001109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44858492">
                <text:p>15.448584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51526666">
                <text:p>27.51526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.18785642">
                <text:p>-14.1878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.65564398">
                <text:p>-12.655643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05101005">
                <text:p>15.05101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3.7308247">
                <text:p>-53.73082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2.78296303">
                <text:p>-32.782963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0.06750622">
                <text:p>-50.067506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35577123">
                <text:p>-1.235577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8.42981797">
                <text:p>-68.429817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1456293">
                <text:p>3.0114562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0.16810775">
                <text:p>-60.168107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0.76501744">
                <text:p>-30.76501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0.22585266">
                <text:p>-90.225852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1.84340645">
                <text:p>-81.84340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5.44290565">
                <text:p>-85.442905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5.5075674">
                <text:p>-115.50756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1.3718929">
                <text:p>-111.37189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66.1029805">
                <text:p>-166.1029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2.18452026">
                <text:p>-92.18452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82.8515091">
                <text:p>-182.85150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5.322145">
                <text:p>-135.322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97.2758616">
                <text:p>-197.27586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49.1330433">
                <text:p>-249.13304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28.2607055">
                <text:p>-228.2607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15.3177897">
                <text:p>-215.31778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28.8797266">
                <text:p>-328.8797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70.7421657">
                <text:p>-270.74216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25.7835104">
                <text:p>-325.78351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16.9293285">
                <text:p>-316.92932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01.9960874">
                <text:p>-401.9960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16.85278">
                <text:p>-416.852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64.4202993">
                <text:p>-464.42029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93.7492">
                <text:p>-493.7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72.4025719">
                <text:p>-472.40257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56.4735972">
                <text:p>-556.47359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29.7435063">
                <text:p>-529.74350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61.033946">
                <text:p>-561.0339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73.1356409">
                <text:p>-673.13564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53.6613675">
                <text:p>-653.66136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80.9258054">
                <text:p>-680.9258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32.0755091">
                <text:p>-732.0755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50.285855">
                <text:p>-750.285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18.161208">
                <text:p>-818.1612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13.4688135">
                <text:p>-813.46881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46.4368459">
                <text:p>-846.43684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17.1520386">
                <text:p>-917.15203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82.5105445">
                <text:p>-982.5105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947.4363784">
                <text:p>-947.43637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67.917442">
                <text:p>-1067.9174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38.579909">
                <text:p>-1038.5799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120.728094">
                <text:p>-1120.7280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39.883252">
                <text:p>-1139.8832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163.219791">
                <text:p>-1163.2197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183.384943">
                <text:p>-1183.384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211.502374">
                <text:p>-1211.5023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88.431673">
                <text:p>-1288.431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289.768388">
                <text:p>-1289.768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268.20848">
                <text:p>-1268.20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370.962062">
                <text:p>-1370.9620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70.585058">
                <text:p>-1370.5850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22.988222">
                <text:p>-1422.9882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360.980286">
                <text:p>-1360.9802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436.653652">
                <text:p>-1436.653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450.379807">
                <text:p>-1450.3798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439.580287">
                <text:p>-1439.5802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416.360001">
                <text:p>-1416.36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475.269665">
                <text:p>-1475.2696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480.362844">
                <text:p>-1480.362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443.936993">
                <text:p>-1443.9369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479.104162">
                <text:p>-1479.1041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411.963791">
                <text:p>-1411.9637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432.644316">
                <text:p>-1432.6443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379.820958">
                <text:p>-1379.8209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414.254608">
                <text:p>-1414.2546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338.757154">
                <text:p>-1338.7571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307.911533">
                <text:p>-1307.9115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308.786">
                <text:p>-1308.7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305.36843">
                <text:p>-1305.368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253.583041">
                <text:p>-1253.5830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5.802008">
                <text:p>-1195.8020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060.549729">
                <text:p>-1060.5497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03.708748">
                <text:p>-1003.7087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09.935194">
                <text:p>-1009.935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93.9201007">
                <text:p>-893.9201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68.6325374">
                <text:p>-868.63253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12.3898187">
                <text:p>-712.38981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19.8779408">
                <text:p>-619.8779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36.0435771">
                <text:p>-536.04357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97.05826">
                <text:p>-397.058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49.9192847">
                <text:p>-349.91928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50.3442458">
                <text:p>-150.34424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2.70302528">
                <text:p>-32.703025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.23270219">
                <text:p>59.23270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2.5955259">
                <text:p>242.59552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5.809163">
                <text:p>415.809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0.6711402">
                <text:p>610.6711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